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6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5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4">
      <style:table-cell-properties fo:border-bottom="none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 style:data-style-name="N4">
      <style:table-cell-properties fo:border-bottom="none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13" style:family="table-cell" style:parent-style-name="Default" style:data-style-name="N4">
      <style:table-cell-properties fo:border-bottom="0.06pt solid #000000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9.193cm" svg:y="2.794cm">
            <draw:object draw:notify-on-update-of-ranges="Sheet1.A3:Sheet1.A83 Sheet1.B3:Sheet1.B83 Sheet1.A3:Sheet1.A83 Sheet1.C3:Sheet1.C83 Sheet1.A3:Sheet1.A83 Sheet1.D3:Sheet1.D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(-x)</text:p>
          </table:table-cell>
          <table:table-cell table:style-name="ce2" office:value-type="string" calcext:value-type="string">
            <text:p>-f(-x)</text:p>
          </table:table-cell>
          <table:table-cell table:style-name="ce8" office:value-type="string" calcext:value-type="string">
            <text:p>y= x^2+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-5" calcext:value-type="float">
            <text:p>-5</text:p>
          </table:table-cell>
          <table:table-cell table:style-name="ce3" table:formula="of:=([.A3]^2) +3" office:value-type="float" office:value="28" calcext:value-type="float">
            <text:p>28</text:p>
          </table:table-cell>
          <table:table-cell table:style-name="ce3" table:formula="of:=(-[.A3]^2) +3" office:value-type="float" office:value="28" calcext:value-type="float">
            <text:p>28</text:p>
          </table:table-cell>
          <table:table-cell table:style-name="ce3" table:formula="of:=-((-[.A3]^2) +3)" office:value-type="float" office:value="-28" calcext:value-type="float">
            <text:p>-28</text:p>
          </table:table-cell>
          <table:table-cell table:number-columns-repeated="1020"/>
        </table:table-row>
        <table:table-row table:style-name="ro3">
          <table:table-cell table:style-name="ce4" table:formula="of:=[.A3]+0.125" office:value-type="float" office:value="-4.875" calcext:value-type="float">
            <text:p>-4,875</text:p>
          </table:table-cell>
          <table:table-cell table:style-name="ce3" table:formula="of:=([.A4]^2) +3" office:value-type="float" office:value="26.765625" calcext:value-type="float">
            <text:p>26,765625</text:p>
          </table:table-cell>
          <table:table-cell table:style-name="ce3" table:formula="of:=(-[.A4]^2) +3" office:value-type="float" office:value="26.765625" calcext:value-type="float">
            <text:p>26,765625</text:p>
          </table:table-cell>
          <table:table-cell table:style-name="ce3" table:formula="of:=-((-[.A4]^2) +3)" office:value-type="float" office:value="-26.765625" calcext:value-type="float">
            <text:p>-26,765625</text:p>
          </table:table-cell>
          <table:table-cell table:style-name="ce9" table:formula="of:=IF([.B3:.B83]=[.C3:.C83];&quot;LA FUNZIONE E' PARI&quot;;&quot;NON E' PARI&quot;)" office:value-type="string" office:string-value="LA FUNZIONE E' PARI" calcext:value-type="string">
            <text:p>LA FUNZIONE E' PARI</text:p>
          </table:table-cell>
          <table:table-cell table:number-columns-repeated="1019"/>
        </table:table-row>
        <table:table-row table:style-name="ro3">
          <table:table-cell table:style-name="ce4" table:formula="of:=[.A4]+0.125" office:value-type="float" office:value="-4.75" calcext:value-type="float">
            <text:p>-4,75</text:p>
          </table:table-cell>
          <table:table-cell table:style-name="ce3" table:formula="of:=([.A5]^2) +3" office:value-type="float" office:value="25.5625" calcext:value-type="float">
            <text:p>25,5625</text:p>
          </table:table-cell>
          <table:table-cell table:style-name="ce3" table:formula="of:=(-[.A5]^2) +3" office:value-type="float" office:value="25.5625" calcext:value-type="float">
            <text:p>25,5625</text:p>
          </table:table-cell>
          <table:table-cell table:style-name="ce3" table:formula="of:=-((-[.A5]^2) +3)" office:value-type="float" office:value="-25.5625" calcext:value-type="float">
            <text:p>-25,5625</text:p>
          </table:table-cell>
          <table:table-cell table:style-name="ce9" table:formula="of:=IF([.B3:.B83]=[.D3:.D83];&quot;LA FUNZIONE E' DISPARI&quot;;&quot;NON E' DISPARI&quot;)" office:value-type="string" office:string-value="NON E' DISPARI" calcext:value-type="string">
            <text:p>NON E' DISPARI</text:p>
          </table:table-cell>
          <table:table-cell table:number-columns-repeated="1019"/>
        </table:table-row>
        <table:table-row table:style-name="ro3">
          <table:table-cell table:style-name="ce4" table:formula="of:=[.A5]+0.125" office:value-type="float" office:value="-4.625" calcext:value-type="float">
            <text:p>-4,625</text:p>
          </table:table-cell>
          <table:table-cell table:style-name="ce3" table:formula="of:=([.A6]^2) +3" office:value-type="float" office:value="24.390625" calcext:value-type="float">
            <text:p>24,390625</text:p>
          </table:table-cell>
          <table:table-cell table:style-name="ce3" table:formula="of:=(-[.A6]^2) +3" office:value-type="float" office:value="24.390625" calcext:value-type="float">
            <text:p>24,390625</text:p>
          </table:table-cell>
          <table:table-cell table:style-name="ce3" table:formula="of:=-((-[.A6]^2) +3)" office:value-type="float" office:value="-24.390625" calcext:value-type="float">
            <text:p>-24,390625</text:p>
          </table:table-cell>
          <table:table-cell table:number-columns-repeated="1020"/>
        </table:table-row>
        <table:table-row table:style-name="ro3">
          <table:table-cell table:style-name="ce4" table:formula="of:=[.A6]+0.125" office:value-type="float" office:value="-4.5" calcext:value-type="float">
            <text:p>-4,5</text:p>
          </table:table-cell>
          <table:table-cell table:style-name="ce3" table:formula="of:=([.A7]^2) +3" office:value-type="float" office:value="23.25" calcext:value-type="float">
            <text:p>23,25</text:p>
          </table:table-cell>
          <table:table-cell table:style-name="ce3" table:formula="of:=(-[.A7]^2) +3" office:value-type="float" office:value="23.25" calcext:value-type="float">
            <text:p>23,25</text:p>
          </table:table-cell>
          <table:table-cell table:style-name="ce3" table:formula="of:=-((-[.A7]^2) +3)" office:value-type="float" office:value="-23.25" calcext:value-type="float">
            <text:p>-23,25</text:p>
          </table:table-cell>
          <table:table-cell table:number-columns-repeated="1020"/>
        </table:table-row>
        <table:table-row table:style-name="ro3">
          <table:table-cell table:style-name="ce4" table:formula="of:=[.A7]+0.125" office:value-type="float" office:value="-4.375" calcext:value-type="float">
            <text:p>-4,375</text:p>
          </table:table-cell>
          <table:table-cell table:style-name="ce3" table:formula="of:=([.A8]^2) +3" office:value-type="float" office:value="22.140625" calcext:value-type="float">
            <text:p>22,140625</text:p>
          </table:table-cell>
          <table:table-cell table:style-name="ce3" table:formula="of:=(-[.A8]^2) +3" office:value-type="float" office:value="22.140625" calcext:value-type="float">
            <text:p>22,140625</text:p>
          </table:table-cell>
          <table:table-cell table:style-name="ce3" table:formula="of:=-((-[.A8]^2) +3)" office:value-type="float" office:value="-22.140625" calcext:value-type="float">
            <text:p>-22,140625</text:p>
          </table:table-cell>
          <table:table-cell table:number-columns-repeated="1020"/>
        </table:table-row>
        <table:table-row table:style-name="ro3">
          <table:table-cell table:style-name="ce4" table:formula="of:=[.A8]+0.125" office:value-type="float" office:value="-4.25" calcext:value-type="float">
            <text:p>-4,25</text:p>
          </table:table-cell>
          <table:table-cell table:style-name="ce3" table:formula="of:=([.A9]^2) +3" office:value-type="float" office:value="21.0625" calcext:value-type="float">
            <text:p>21,0625</text:p>
          </table:table-cell>
          <table:table-cell table:style-name="ce3" table:formula="of:=(-[.A9]^2) +3" office:value-type="float" office:value="21.0625" calcext:value-type="float">
            <text:p>21,0625</text:p>
          </table:table-cell>
          <table:table-cell table:style-name="ce3" table:formula="of:=-((-[.A9]^2) +3)" office:value-type="float" office:value="-21.0625" calcext:value-type="float">
            <text:p>-21,0625</text:p>
          </table:table-cell>
          <table:table-cell table:number-columns-repeated="1020"/>
        </table:table-row>
        <table:table-row table:style-name="ro3">
          <table:table-cell table:style-name="ce4" table:formula="of:=[.A9]+0.125" office:value-type="float" office:value="-4.125" calcext:value-type="float">
            <text:p>-4,125</text:p>
          </table:table-cell>
          <table:table-cell table:style-name="ce3" table:formula="of:=([.A10]^2) +3" office:value-type="float" office:value="20.015625" calcext:value-type="float">
            <text:p>20,015625</text:p>
          </table:table-cell>
          <table:table-cell table:style-name="ce3" table:formula="of:=(-[.A10]^2) +3" office:value-type="float" office:value="20.015625" calcext:value-type="float">
            <text:p>20,015625</text:p>
          </table:table-cell>
          <table:table-cell table:style-name="ce3" table:formula="of:=-((-[.A10]^2) +3)" office:value-type="float" office:value="-20.015625" calcext:value-type="float">
            <text:p>-20,015625</text:p>
          </table:table-cell>
          <table:table-cell table:number-columns-repeated="1020"/>
        </table:table-row>
        <table:table-row table:style-name="ro3">
          <table:table-cell table:style-name="ce4" table:formula="of:=[.A10]+0.125" office:value-type="float" office:value="-4" calcext:value-type="float">
            <text:p>-4</text:p>
          </table:table-cell>
          <table:table-cell table:style-name="ce3" table:formula="of:=([.A11]^2) +3" office:value-type="float" office:value="19" calcext:value-type="float">
            <text:p>19</text:p>
          </table:table-cell>
          <table:table-cell table:style-name="ce3" table:formula="of:=(-[.A11]^2) +3" office:value-type="float" office:value="19" calcext:value-type="float">
            <text:p>19</text:p>
          </table:table-cell>
          <table:table-cell table:style-name="ce3" table:formula="of:=-((-[.A11]^2) +3)" office:value-type="float" office:value="-19" calcext:value-type="float">
            <text:p>-19</text:p>
          </table:table-cell>
          <table:table-cell table:number-columns-repeated="1020"/>
        </table:table-row>
        <table:table-row table:style-name="ro3">
          <table:table-cell table:style-name="ce4" table:formula="of:=[.A11]+0.125" office:value-type="float" office:value="-3.875" calcext:value-type="float">
            <text:p>-3,875</text:p>
          </table:table-cell>
          <table:table-cell table:style-name="ce3" table:formula="of:=([.A12]^2) +3" office:value-type="float" office:value="18.015625" calcext:value-type="float">
            <text:p>18,015625</text:p>
          </table:table-cell>
          <table:table-cell table:style-name="ce3" table:formula="of:=(-[.A12]^2) +3" office:value-type="float" office:value="18.015625" calcext:value-type="float">
            <text:p>18,015625</text:p>
          </table:table-cell>
          <table:table-cell table:style-name="ce3" table:formula="of:=-((-[.A12]^2) +3)" office:value-type="float" office:value="-18.015625" calcext:value-type="float">
            <text:p>-18,015625</text:p>
          </table:table-cell>
          <table:table-cell table:number-columns-repeated="1020"/>
        </table:table-row>
        <table:table-row table:style-name="ro3">
          <table:table-cell table:style-name="ce4" table:formula="of:=[.A12]+0.125" office:value-type="float" office:value="-3.75" calcext:value-type="float">
            <text:p>-3,75</text:p>
          </table:table-cell>
          <table:table-cell table:style-name="ce3" table:formula="of:=([.A13]^2) +3" office:value-type="float" office:value="17.0625" calcext:value-type="float">
            <text:p>17,0625</text:p>
          </table:table-cell>
          <table:table-cell table:style-name="ce3" table:formula="of:=(-[.A13]^2) +3" office:value-type="float" office:value="17.0625" calcext:value-type="float">
            <text:p>17,0625</text:p>
          </table:table-cell>
          <table:table-cell table:style-name="ce3" table:formula="of:=-((-[.A13]^2) +3)" office:value-type="float" office:value="-17.0625" calcext:value-type="float">
            <text:p>-17,0625</text:p>
          </table:table-cell>
          <table:table-cell table:number-columns-repeated="1020"/>
        </table:table-row>
        <table:table-row table:style-name="ro3">
          <table:table-cell table:style-name="ce4" table:formula="of:=[.A13]+0.125" office:value-type="float" office:value="-3.625" calcext:value-type="float">
            <text:p>-3,625</text:p>
          </table:table-cell>
          <table:table-cell table:style-name="ce3" table:formula="of:=([.A14]^2) +3" office:value-type="float" office:value="16.140625" calcext:value-type="float">
            <text:p>16,140625</text:p>
          </table:table-cell>
          <table:table-cell table:style-name="ce3" table:formula="of:=(-[.A14]^2) +3" office:value-type="float" office:value="16.140625" calcext:value-type="float">
            <text:p>16,140625</text:p>
          </table:table-cell>
          <table:table-cell table:style-name="ce3" table:formula="of:=-((-[.A14]^2) +3)" office:value-type="float" office:value="-16.140625" calcext:value-type="float">
            <text:p>-16,140625</text:p>
          </table:table-cell>
          <table:table-cell table:number-columns-repeated="1020"/>
        </table:table-row>
        <table:table-row table:style-name="ro3">
          <table:table-cell table:style-name="ce4" table:formula="of:=[.A14]+0.125" office:value-type="float" office:value="-3.5" calcext:value-type="float">
            <text:p>-3,5</text:p>
          </table:table-cell>
          <table:table-cell table:style-name="ce3" table:formula="of:=([.A15]^2) +3" office:value-type="float" office:value="15.25" calcext:value-type="float">
            <text:p>15,25</text:p>
          </table:table-cell>
          <table:table-cell table:style-name="ce3" table:formula="of:=(-[.A15]^2) +3" office:value-type="float" office:value="15.25" calcext:value-type="float">
            <text:p>15,25</text:p>
          </table:table-cell>
          <table:table-cell table:style-name="ce3" table:formula="of:=-((-[.A15]^2) +3)" office:value-type="float" office:value="-15.25" calcext:value-type="float">
            <text:p>-15,25</text:p>
          </table:table-cell>
          <table:table-cell table:number-columns-repeated="1020"/>
        </table:table-row>
        <table:table-row table:style-name="ro3">
          <table:table-cell table:style-name="ce4" table:formula="of:=[.A15]+0.125" office:value-type="float" office:value="-3.375" calcext:value-type="float">
            <text:p>-3,375</text:p>
          </table:table-cell>
          <table:table-cell table:style-name="ce3" table:formula="of:=([.A16]^2) +3" office:value-type="float" office:value="14.390625" calcext:value-type="float">
            <text:p>14,390625</text:p>
          </table:table-cell>
          <table:table-cell table:style-name="ce3" table:formula="of:=(-[.A16]^2) +3" office:value-type="float" office:value="14.390625" calcext:value-type="float">
            <text:p>14,390625</text:p>
          </table:table-cell>
          <table:table-cell table:style-name="ce3" table:formula="of:=-((-[.A16]^2) +3)" office:value-type="float" office:value="-14.390625" calcext:value-type="float">
            <text:p>-14,390625</text:p>
          </table:table-cell>
          <table:table-cell table:number-columns-repeated="1020"/>
        </table:table-row>
        <table:table-row table:style-name="ro3">
          <table:table-cell table:style-name="ce4" table:formula="of:=[.A16]+0.125" office:value-type="float" office:value="-3.25" calcext:value-type="float">
            <text:p>-3,25</text:p>
          </table:table-cell>
          <table:table-cell table:style-name="ce3" table:formula="of:=([.A17]^2) +3" office:value-type="float" office:value="13.5625" calcext:value-type="float">
            <text:p>13,5625</text:p>
          </table:table-cell>
          <table:table-cell table:style-name="ce3" table:formula="of:=(-[.A17]^2) +3" office:value-type="float" office:value="13.5625" calcext:value-type="float">
            <text:p>13,5625</text:p>
          </table:table-cell>
          <table:table-cell table:style-name="ce3" table:formula="of:=-((-[.A17]^2) +3)" office:value-type="float" office:value="-13.5625" calcext:value-type="float">
            <text:p>-13,5625</text:p>
          </table:table-cell>
          <table:table-cell table:number-columns-repeated="1020"/>
        </table:table-row>
        <table:table-row table:style-name="ro3">
          <table:table-cell table:style-name="ce4" table:formula="of:=[.A17]+0.125" office:value-type="float" office:value="-3.125" calcext:value-type="float">
            <text:p>-3,125</text:p>
          </table:table-cell>
          <table:table-cell table:style-name="ce3" table:formula="of:=([.A18]^2) +3" office:value-type="float" office:value="12.765625" calcext:value-type="float">
            <text:p>12,765625</text:p>
          </table:table-cell>
          <table:table-cell table:style-name="ce3" table:formula="of:=(-[.A18]^2) +3" office:value-type="float" office:value="12.765625" calcext:value-type="float">
            <text:p>12,765625</text:p>
          </table:table-cell>
          <table:table-cell table:style-name="ce3" table:formula="of:=-((-[.A18]^2) +3)" office:value-type="float" office:value="-12.765625" calcext:value-type="float">
            <text:p>-12,765625</text:p>
          </table:table-cell>
          <table:table-cell table:number-columns-repeated="1020"/>
        </table:table-row>
        <table:table-row table:style-name="ro3">
          <table:table-cell table:style-name="ce4" table:formula="of:=[.A18]+0.125" office:value-type="float" office:value="-3" calcext:value-type="float">
            <text:p>-3</text:p>
          </table:table-cell>
          <table:table-cell table:style-name="ce3" table:formula="of:=([.A19]^2) +3" office:value-type="float" office:value="12" calcext:value-type="float">
            <text:p>12</text:p>
          </table:table-cell>
          <table:table-cell table:style-name="ce3" table:formula="of:=(-[.A19]^2) +3" office:value-type="float" office:value="12" calcext:value-type="float">
            <text:p>12</text:p>
          </table:table-cell>
          <table:table-cell table:style-name="ce3" table:formula="of:=-((-[.A19]^2) +3)" office:value-type="float" office:value="-12" calcext:value-type="float">
            <text:p>-12</text:p>
          </table:table-cell>
          <table:table-cell table:number-columns-repeated="1020"/>
        </table:table-row>
        <table:table-row table:style-name="ro3">
          <table:table-cell table:style-name="ce4" table:formula="of:=[.A19]+0.125" office:value-type="float" office:value="-2.875" calcext:value-type="float">
            <text:p>-2,875</text:p>
          </table:table-cell>
          <table:table-cell table:style-name="ce3" table:formula="of:=([.A20]^2) +3" office:value-type="float" office:value="11.265625" calcext:value-type="float">
            <text:p>11,265625</text:p>
          </table:table-cell>
          <table:table-cell table:style-name="ce3" table:formula="of:=(-[.A20]^2) +3" office:value-type="float" office:value="11.265625" calcext:value-type="float">
            <text:p>11,265625</text:p>
          </table:table-cell>
          <table:table-cell table:style-name="ce3" table:formula="of:=-((-[.A20]^2) +3)" office:value-type="float" office:value="-11.265625" calcext:value-type="float">
            <text:p>-11,265625</text:p>
          </table:table-cell>
          <table:table-cell table:number-columns-repeated="1020"/>
        </table:table-row>
        <table:table-row table:style-name="ro3">
          <table:table-cell table:style-name="ce4" table:formula="of:=[.A20]+0.125" office:value-type="float" office:value="-2.75" calcext:value-type="float">
            <text:p>-2,75</text:p>
          </table:table-cell>
          <table:table-cell table:style-name="ce3" table:formula="of:=([.A21]^2) +3" office:value-type="float" office:value="10.5625" calcext:value-type="float">
            <text:p>10,5625</text:p>
          </table:table-cell>
          <table:table-cell table:style-name="ce3" table:formula="of:=(-[.A21]^2) +3" office:value-type="float" office:value="10.5625" calcext:value-type="float">
            <text:p>10,5625</text:p>
          </table:table-cell>
          <table:table-cell table:style-name="ce3" table:formula="of:=-((-[.A21]^2) +3)" office:value-type="float" office:value="-10.5625" calcext:value-type="float">
            <text:p>-10,5625</text:p>
          </table:table-cell>
          <table:table-cell table:number-columns-repeated="1020"/>
        </table:table-row>
        <table:table-row table:style-name="ro3">
          <table:table-cell table:style-name="ce4" table:formula="of:=[.A21]+0.125" office:value-type="float" office:value="-2.625" calcext:value-type="float">
            <text:p>-2,625</text:p>
          </table:table-cell>
          <table:table-cell table:style-name="ce3" table:formula="of:=([.A22]^2) +3" office:value-type="float" office:value="9.890625" calcext:value-type="float">
            <text:p>9,890625</text:p>
          </table:table-cell>
          <table:table-cell table:style-name="ce3" table:formula="of:=(-[.A22]^2) +3" office:value-type="float" office:value="9.890625" calcext:value-type="float">
            <text:p>9,890625</text:p>
          </table:table-cell>
          <table:table-cell table:style-name="ce3" table:formula="of:=-((-[.A22]^2) +3)" office:value-type="float" office:value="-9.890625" calcext:value-type="float">
            <text:p>-9,890625</text:p>
          </table:table-cell>
          <table:table-cell table:number-columns-repeated="1020"/>
        </table:table-row>
        <table:table-row table:style-name="ro3">
          <table:table-cell table:style-name="ce4" table:formula="of:=[.A22]+0.125" office:value-type="float" office:value="-2.5" calcext:value-type="float">
            <text:p>-2,5</text:p>
          </table:table-cell>
          <table:table-cell table:style-name="ce3" table:formula="of:=([.A23]^2) +3" office:value-type="float" office:value="9.25" calcext:value-type="float">
            <text:p>9,25</text:p>
          </table:table-cell>
          <table:table-cell table:style-name="ce3" table:formula="of:=(-[.A23]^2) +3" office:value-type="float" office:value="9.25" calcext:value-type="float">
            <text:p>9,25</text:p>
          </table:table-cell>
          <table:table-cell table:style-name="ce3" table:formula="of:=-((-[.A23]^2) +3)" office:value-type="float" office:value="-9.25" calcext:value-type="float">
            <text:p>-9,25</text:p>
          </table:table-cell>
          <table:table-cell table:number-columns-repeated="1020"/>
        </table:table-row>
        <table:table-row table:style-name="ro3">
          <table:table-cell table:style-name="ce4" table:formula="of:=[.A23]+0.125" office:value-type="float" office:value="-2.375" calcext:value-type="float">
            <text:p>-2,375</text:p>
          </table:table-cell>
          <table:table-cell table:style-name="ce3" table:formula="of:=([.A24]^2) +3" office:value-type="float" office:value="8.640625" calcext:value-type="float">
            <text:p>8,640625</text:p>
          </table:table-cell>
          <table:table-cell table:style-name="ce3" table:formula="of:=(-[.A24]^2) +3" office:value-type="float" office:value="8.640625" calcext:value-type="float">
            <text:p>8,640625</text:p>
          </table:table-cell>
          <table:table-cell table:style-name="ce3" table:formula="of:=-((-[.A24]^2) +3)" office:value-type="float" office:value="-8.640625" calcext:value-type="float">
            <text:p>-8,640625</text:p>
          </table:table-cell>
          <table:table-cell table:number-columns-repeated="1020"/>
        </table:table-row>
        <table:table-row table:style-name="ro3">
          <table:table-cell table:style-name="ce4" table:formula="of:=[.A24]+0.125" office:value-type="float" office:value="-2.25" calcext:value-type="float">
            <text:p>-2,25</text:p>
          </table:table-cell>
          <table:table-cell table:style-name="ce3" table:formula="of:=([.A25]^2) +3" office:value-type="float" office:value="8.0625" calcext:value-type="float">
            <text:p>8,0625</text:p>
          </table:table-cell>
          <table:table-cell table:style-name="ce3" table:formula="of:=(-[.A25]^2) +3" office:value-type="float" office:value="8.0625" calcext:value-type="float">
            <text:p>8,0625</text:p>
          </table:table-cell>
          <table:table-cell table:style-name="ce3" table:formula="of:=-((-[.A25]^2) +3)" office:value-type="float" office:value="-8.0625" calcext:value-type="float">
            <text:p>-8,0625</text:p>
          </table:table-cell>
          <table:table-cell table:number-columns-repeated="1020"/>
        </table:table-row>
        <table:table-row table:style-name="ro3">
          <table:table-cell table:style-name="ce4" table:formula="of:=[.A25]+0.125" office:value-type="float" office:value="-2.125" calcext:value-type="float">
            <text:p>-2,125</text:p>
          </table:table-cell>
          <table:table-cell table:style-name="ce3" table:formula="of:=([.A26]^2) +3" office:value-type="float" office:value="7.515625" calcext:value-type="float">
            <text:p>7,515625</text:p>
          </table:table-cell>
          <table:table-cell table:style-name="ce3" table:formula="of:=(-[.A26]^2) +3" office:value-type="float" office:value="7.515625" calcext:value-type="float">
            <text:p>7,515625</text:p>
          </table:table-cell>
          <table:table-cell table:style-name="ce3" table:formula="of:=-((-[.A26]^2) +3)" office:value-type="float" office:value="-7.515625" calcext:value-type="float">
            <text:p>-7,515625</text:p>
          </table:table-cell>
          <table:table-cell table:number-columns-repeated="1020"/>
        </table:table-row>
        <table:table-row table:style-name="ro3">
          <table:table-cell table:style-name="ce4" table:formula="of:=[.A26]+0.125" office:value-type="float" office:value="-2" calcext:value-type="float">
            <text:p>-2</text:p>
          </table:table-cell>
          <table:table-cell table:style-name="ce3" table:formula="of:=([.A27]^2) +3" office:value-type="float" office:value="7" calcext:value-type="float">
            <text:p>7</text:p>
          </table:table-cell>
          <table:table-cell table:style-name="ce3" table:formula="of:=(-[.A27]^2) +3" office:value-type="float" office:value="7" calcext:value-type="float">
            <text:p>7</text:p>
          </table:table-cell>
          <table:table-cell table:style-name="ce3" table:formula="of:=-((-[.A27]^2) +3)" office:value-type="float" office:value="-7" calcext:value-type="float">
            <text:p>-7</text:p>
          </table:table-cell>
          <table:table-cell table:number-columns-repeated="1020"/>
        </table:table-row>
        <table:table-row table:style-name="ro3">
          <table:table-cell table:style-name="ce4" table:formula="of:=[.A27]+0.125" office:value-type="float" office:value="-1.875" calcext:value-type="float">
            <text:p>-1,875</text:p>
          </table:table-cell>
          <table:table-cell table:style-name="ce3" table:formula="of:=([.A28]^2) +3" office:value-type="float" office:value="6.515625" calcext:value-type="float">
            <text:p>6,515625</text:p>
          </table:table-cell>
          <table:table-cell table:style-name="ce3" table:formula="of:=(-[.A28]^2) +3" office:value-type="float" office:value="6.515625" calcext:value-type="float">
            <text:p>6,515625</text:p>
          </table:table-cell>
          <table:table-cell table:style-name="ce3" table:formula="of:=-((-[.A28]^2) +3)" office:value-type="float" office:value="-6.515625" calcext:value-type="float">
            <text:p>-6,515625</text:p>
          </table:table-cell>
          <table:table-cell table:number-columns-repeated="1020"/>
        </table:table-row>
        <table:table-row table:style-name="ro3">
          <table:table-cell table:style-name="ce4" table:formula="of:=[.A28]+0.125" office:value-type="float" office:value="-1.75" calcext:value-type="float">
            <text:p>-1,75</text:p>
          </table:table-cell>
          <table:table-cell table:style-name="ce3" table:formula="of:=([.A29]^2) +3" office:value-type="float" office:value="6.0625" calcext:value-type="float">
            <text:p>6,0625</text:p>
          </table:table-cell>
          <table:table-cell table:style-name="ce3" table:formula="of:=(-[.A29]^2) +3" office:value-type="float" office:value="6.0625" calcext:value-type="float">
            <text:p>6,0625</text:p>
          </table:table-cell>
          <table:table-cell table:style-name="ce3" table:formula="of:=-((-[.A29]^2) +3)" office:value-type="float" office:value="-6.0625" calcext:value-type="float">
            <text:p>-6,0625</text:p>
          </table:table-cell>
          <table:table-cell table:number-columns-repeated="1020"/>
        </table:table-row>
        <table:table-row table:style-name="ro3">
          <table:table-cell table:style-name="ce4" table:formula="of:=[.A29]+0.125" office:value-type="float" office:value="-1.625" calcext:value-type="float">
            <text:p>-1,625</text:p>
          </table:table-cell>
          <table:table-cell table:style-name="ce3" table:formula="of:=([.A30]^2) +3" office:value-type="float" office:value="5.640625" calcext:value-type="float">
            <text:p>5,640625</text:p>
          </table:table-cell>
          <table:table-cell table:style-name="ce3" table:formula="of:=(-[.A30]^2) +3" office:value-type="float" office:value="5.640625" calcext:value-type="float">
            <text:p>5,640625</text:p>
          </table:table-cell>
          <table:table-cell table:style-name="ce3" table:formula="of:=-((-[.A30]^2) +3)" office:value-type="float" office:value="-5.640625" calcext:value-type="float">
            <text:p>-5,640625</text:p>
          </table:table-cell>
          <table:table-cell table:number-columns-repeated="1020"/>
        </table:table-row>
        <table:table-row table:style-name="ro3">
          <table:table-cell table:style-name="ce4" table:formula="of:=[.A30]+0.125" office:value-type="float" office:value="-1.5" calcext:value-type="float">
            <text:p>-1,5</text:p>
          </table:table-cell>
          <table:table-cell table:style-name="ce3" table:formula="of:=([.A31]^2) +3" office:value-type="float" office:value="5.25" calcext:value-type="float">
            <text:p>5,25</text:p>
          </table:table-cell>
          <table:table-cell table:style-name="ce3" table:formula="of:=(-[.A31]^2) +3" office:value-type="float" office:value="5.25" calcext:value-type="float">
            <text:p>5,25</text:p>
          </table:table-cell>
          <table:table-cell table:style-name="ce3" table:formula="of:=-((-[.A31]^2) +3)" office:value-type="float" office:value="-5.25" calcext:value-type="float">
            <text:p>-5,25</text:p>
          </table:table-cell>
          <table:table-cell table:number-columns-repeated="1020"/>
        </table:table-row>
        <table:table-row table:style-name="ro3">
          <table:table-cell table:style-name="ce4" table:formula="of:=[.A31]+0.125" office:value-type="float" office:value="-1.375" calcext:value-type="float">
            <text:p>-1,375</text:p>
          </table:table-cell>
          <table:table-cell table:style-name="ce3" table:formula="of:=([.A32]^2) +3" office:value-type="float" office:value="4.890625" calcext:value-type="float">
            <text:p>4,890625</text:p>
          </table:table-cell>
          <table:table-cell table:style-name="ce3" table:formula="of:=(-[.A32]^2) +3" office:value-type="float" office:value="4.890625" calcext:value-type="float">
            <text:p>4,890625</text:p>
          </table:table-cell>
          <table:table-cell table:style-name="ce3" table:formula="of:=-((-[.A32]^2) +3)" office:value-type="float" office:value="-4.890625" calcext:value-type="float">
            <text:p>-4,890625</text:p>
          </table:table-cell>
          <table:table-cell table:number-columns-repeated="1020"/>
        </table:table-row>
        <table:table-row table:style-name="ro3">
          <table:table-cell table:style-name="ce4" table:formula="of:=[.A32]+0.125" office:value-type="float" office:value="-1.25" calcext:value-type="float">
            <text:p>-1,25</text:p>
          </table:table-cell>
          <table:table-cell table:style-name="ce3" table:formula="of:=([.A33]^2) +3" office:value-type="float" office:value="4.5625" calcext:value-type="float">
            <text:p>4,5625</text:p>
          </table:table-cell>
          <table:table-cell table:style-name="ce3" table:formula="of:=(-[.A33]^2) +3" office:value-type="float" office:value="4.5625" calcext:value-type="float">
            <text:p>4,5625</text:p>
          </table:table-cell>
          <table:table-cell table:style-name="ce3" table:formula="of:=-((-[.A33]^2) +3)" office:value-type="float" office:value="-4.5625" calcext:value-type="float">
            <text:p>-4,5625</text:p>
          </table:table-cell>
          <table:table-cell table:number-columns-repeated="1020"/>
        </table:table-row>
        <table:table-row table:style-name="ro3">
          <table:table-cell table:style-name="ce4" table:formula="of:=[.A33]+0.125" office:value-type="float" office:value="-1.125" calcext:value-type="float">
            <text:p>-1,125</text:p>
          </table:table-cell>
          <table:table-cell table:style-name="ce3" table:formula="of:=([.A34]^2) +3" office:value-type="float" office:value="4.265625" calcext:value-type="float">
            <text:p>4,265625</text:p>
          </table:table-cell>
          <table:table-cell table:style-name="ce3" table:formula="of:=(-[.A34]^2) +3" office:value-type="float" office:value="4.265625" calcext:value-type="float">
            <text:p>4,265625</text:p>
          </table:table-cell>
          <table:table-cell table:style-name="ce3" table:formula="of:=-((-[.A34]^2) +3)" office:value-type="float" office:value="-4.265625" calcext:value-type="float">
            <text:p>-4,265625</text:p>
          </table:table-cell>
          <table:table-cell table:number-columns-repeated="1020"/>
        </table:table-row>
        <table:table-row table:style-name="ro3">
          <table:table-cell table:style-name="ce4" table:formula="of:=[.A34]+0.125" office:value-type="float" office:value="-1" calcext:value-type="float">
            <text:p>-1</text:p>
          </table:table-cell>
          <table:table-cell table:style-name="ce3" table:formula="of:=([.A35]^2) +3" office:value-type="float" office:value="4" calcext:value-type="float">
            <text:p>4</text:p>
          </table:table-cell>
          <table:table-cell table:style-name="ce3" table:formula="of:=(-[.A35]^2) +3" office:value-type="float" office:value="4" calcext:value-type="float">
            <text:p>4</text:p>
          </table:table-cell>
          <table:table-cell table:style-name="ce3" table:formula="of:=-((-[.A35]^2) +3)" office:value-type="float" office:value="-4" calcext:value-type="float">
            <text:p>-4</text:p>
          </table:table-cell>
          <table:table-cell table:number-columns-repeated="1020"/>
        </table:table-row>
        <table:table-row table:style-name="ro3">
          <table:table-cell table:style-name="ce4" table:formula="of:=[.A35]+0.125" office:value-type="float" office:value="-0.875" calcext:value-type="float">
            <text:p>-0,875</text:p>
          </table:table-cell>
          <table:table-cell table:style-name="ce3" table:formula="of:=([.A36]^2) +3" office:value-type="float" office:value="3.765625" calcext:value-type="float">
            <text:p>3,765625</text:p>
          </table:table-cell>
          <table:table-cell table:style-name="ce3" table:formula="of:=(-[.A36]^2) +3" office:value-type="float" office:value="3.765625" calcext:value-type="float">
            <text:p>3,765625</text:p>
          </table:table-cell>
          <table:table-cell table:style-name="ce3" table:formula="of:=-((-[.A36]^2) +3)" office:value-type="float" office:value="-3.765625" calcext:value-type="float">
            <text:p>-3,765625</text:p>
          </table:table-cell>
          <table:table-cell table:number-columns-repeated="1020"/>
        </table:table-row>
        <table:table-row table:style-name="ro3">
          <table:table-cell table:style-name="ce4" table:formula="of:=[.A36]+0.125" office:value-type="float" office:value="-0.75" calcext:value-type="float">
            <text:p>-0,75</text:p>
          </table:table-cell>
          <table:table-cell table:style-name="ce3" table:formula="of:=([.A37]^2) +3" office:value-type="float" office:value="3.5625" calcext:value-type="float">
            <text:p>3,5625</text:p>
          </table:table-cell>
          <table:table-cell table:style-name="ce3" table:formula="of:=(-[.A37]^2) +3" office:value-type="float" office:value="3.5625" calcext:value-type="float">
            <text:p>3,5625</text:p>
          </table:table-cell>
          <table:table-cell table:style-name="ce3" table:formula="of:=-((-[.A37]^2) +3)" office:value-type="float" office:value="-3.5625" calcext:value-type="float">
            <text:p>-3,5625</text:p>
          </table:table-cell>
          <table:table-cell table:number-columns-repeated="1020"/>
        </table:table-row>
        <table:table-row table:style-name="ro3">
          <table:table-cell table:style-name="ce4" table:formula="of:=[.A37]+0.125" office:value-type="float" office:value="-0.625" calcext:value-type="float">
            <text:p>-0,625</text:p>
          </table:table-cell>
          <table:table-cell table:style-name="ce3" table:formula="of:=([.A38]^2) +3" office:value-type="float" office:value="3.390625" calcext:value-type="float">
            <text:p>3,390625</text:p>
          </table:table-cell>
          <table:table-cell table:style-name="ce3" table:formula="of:=(-[.A38]^2) +3" office:value-type="float" office:value="3.390625" calcext:value-type="float">
            <text:p>3,390625</text:p>
          </table:table-cell>
          <table:table-cell table:style-name="ce3" table:formula="of:=-((-[.A38]^2) +3)" office:value-type="float" office:value="-3.390625" calcext:value-type="float">
            <text:p>-3,390625</text:p>
          </table:table-cell>
          <table:table-cell table:number-columns-repeated="1020"/>
        </table:table-row>
        <table:table-row table:style-name="ro3">
          <table:table-cell table:style-name="ce4" table:formula="of:=[.A38]+0.125" office:value-type="float" office:value="-0.5" calcext:value-type="float">
            <text:p>-0,5</text:p>
          </table:table-cell>
          <table:table-cell table:style-name="ce3" table:formula="of:=([.A39]^2) +3" office:value-type="float" office:value="3.25" calcext:value-type="float">
            <text:p>3,25</text:p>
          </table:table-cell>
          <table:table-cell table:style-name="ce3" table:formula="of:=(-[.A39]^2) +3" office:value-type="float" office:value="3.25" calcext:value-type="float">
            <text:p>3,25</text:p>
          </table:table-cell>
          <table:table-cell table:style-name="ce3" table:formula="of:=-((-[.A39]^2) +3)" office:value-type="float" office:value="-3.25" calcext:value-type="float">
            <text:p>-3,25</text:p>
          </table:table-cell>
          <table:table-cell table:number-columns-repeated="1020"/>
        </table:table-row>
        <table:table-row table:style-name="ro3">
          <table:table-cell table:style-name="ce4" table:formula="of:=[.A39]+0.125" office:value-type="float" office:value="-0.375" calcext:value-type="float">
            <text:p>-0,375</text:p>
          </table:table-cell>
          <table:table-cell table:style-name="ce3" table:formula="of:=([.A40]^2) +3" office:value-type="float" office:value="3.140625" calcext:value-type="float">
            <text:p>3,140625</text:p>
          </table:table-cell>
          <table:table-cell table:style-name="ce3" table:formula="of:=(-[.A40]^2) +3" office:value-type="float" office:value="3.140625" calcext:value-type="float">
            <text:p>3,140625</text:p>
          </table:table-cell>
          <table:table-cell table:style-name="ce3" table:formula="of:=-((-[.A40]^2) +3)" office:value-type="float" office:value="-3.140625" calcext:value-type="float">
            <text:p>-3,140625</text:p>
          </table:table-cell>
          <table:table-cell table:number-columns-repeated="1020"/>
        </table:table-row>
        <table:table-row table:style-name="ro3">
          <table:table-cell table:style-name="ce4" table:formula="of:=[.A40]+0.125" office:value-type="float" office:value="-0.25" calcext:value-type="float">
            <text:p>-0,25</text:p>
          </table:table-cell>
          <table:table-cell table:style-name="ce3" table:formula="of:=([.A41]^2) +3" office:value-type="float" office:value="3.0625" calcext:value-type="float">
            <text:p>3,0625</text:p>
          </table:table-cell>
          <table:table-cell table:style-name="ce3" table:formula="of:=(-[.A41]^2) +3" office:value-type="float" office:value="3.0625" calcext:value-type="float">
            <text:p>3,0625</text:p>
          </table:table-cell>
          <table:table-cell table:style-name="ce3" table:formula="of:=-((-[.A41]^2) +3)" office:value-type="float" office:value="-3.0625" calcext:value-type="float">
            <text:p>-3,0625</text:p>
          </table:table-cell>
          <table:table-cell table:number-columns-repeated="1020"/>
        </table:table-row>
        <table:table-row table:style-name="ro3">
          <table:table-cell table:style-name="ce4" table:formula="of:=[.A41]+0.125" office:value-type="float" office:value="-0.125" calcext:value-type="float">
            <text:p>-0,125</text:p>
          </table:table-cell>
          <table:table-cell table:style-name="ce3" table:formula="of:=([.A42]^2) +3" office:value-type="float" office:value="3.015625" calcext:value-type="float">
            <text:p>3,015625</text:p>
          </table:table-cell>
          <table:table-cell table:style-name="ce3" table:formula="of:=(-[.A42]^2) +3" office:value-type="float" office:value="3.015625" calcext:value-type="float">
            <text:p>3,015625</text:p>
          </table:table-cell>
          <table:table-cell table:style-name="ce3" table:formula="of:=-((-[.A42]^2) +3)" office:value-type="float" office:value="-3.015625" calcext:value-type="float">
            <text:p>-3,015625</text:p>
          </table:table-cell>
          <table:table-cell table:number-columns-repeated="1020"/>
        </table:table-row>
        <table:table-row table:style-name="ro3">
          <table:table-cell table:style-name="ce4" table:formula="of:=[.A42]+0.125" office:value-type="float" office:value="0" calcext:value-type="float">
            <text:p>0</text:p>
          </table:table-cell>
          <table:table-cell table:style-name="ce3" table:formula="of:=([.A43]^2) +3" office:value-type="float" office:value="3" calcext:value-type="float">
            <text:p>3</text:p>
          </table:table-cell>
          <table:table-cell table:style-name="ce3" table:formula="of:=(-[.A43]^2) +3" office:value-type="float" office:value="3" calcext:value-type="float">
            <text:p>3</text:p>
          </table:table-cell>
          <table:table-cell table:style-name="ce3" table:formula="of:=-((-[.A43]^2) +3)" office:value-type="float" office:value="-3" calcext:value-type="float">
            <text:p>-3</text:p>
          </table:table-cell>
          <table:table-cell table:number-columns-repeated="1020"/>
        </table:table-row>
        <table:table-row table:style-name="ro3">
          <table:table-cell table:style-name="ce4" table:formula="of:=[.A43]+0.125" office:value-type="float" office:value="0.125" calcext:value-type="float">
            <text:p>0,125</text:p>
          </table:table-cell>
          <table:table-cell table:style-name="ce3" table:formula="of:=([.A44]^2) +3" office:value-type="float" office:value="3.015625" calcext:value-type="float">
            <text:p>3,015625</text:p>
          </table:table-cell>
          <table:table-cell table:style-name="ce3" table:formula="of:=(-[.A44]^2) +3" office:value-type="float" office:value="3.015625" calcext:value-type="float">
            <text:p>3,015625</text:p>
          </table:table-cell>
          <table:table-cell table:style-name="ce3" table:formula="of:=-((-[.A44]^2) +3)" office:value-type="float" office:value="-3.015625" calcext:value-type="float">
            <text:p>-3,015625</text:p>
          </table:table-cell>
          <table:table-cell table:number-columns-repeated="1020"/>
        </table:table-row>
        <table:table-row table:style-name="ro3">
          <table:table-cell table:style-name="ce4" table:formula="of:=[.A44]+0.125" office:value-type="float" office:value="0.25" calcext:value-type="float">
            <text:p>0,25</text:p>
          </table:table-cell>
          <table:table-cell table:style-name="ce3" table:formula="of:=([.A45]^2) +3" office:value-type="float" office:value="3.0625" calcext:value-type="float">
            <text:p>3,0625</text:p>
          </table:table-cell>
          <table:table-cell table:style-name="ce3" table:formula="of:=(-[.A45]^2) +3" office:value-type="float" office:value="3.0625" calcext:value-type="float">
            <text:p>3,0625</text:p>
          </table:table-cell>
          <table:table-cell table:style-name="ce3" table:formula="of:=-((-[.A45]^2) +3)" office:value-type="float" office:value="-3.0625" calcext:value-type="float">
            <text:p>-3,0625</text:p>
          </table:table-cell>
          <table:table-cell table:number-columns-repeated="1020"/>
        </table:table-row>
        <table:table-row table:style-name="ro3">
          <table:table-cell table:style-name="ce4" table:formula="of:=[.A45]+0.125" office:value-type="float" office:value="0.375" calcext:value-type="float">
            <text:p>0,375</text:p>
          </table:table-cell>
          <table:table-cell table:style-name="ce3" table:formula="of:=([.A46]^2) +3" office:value-type="float" office:value="3.140625" calcext:value-type="float">
            <text:p>3,140625</text:p>
          </table:table-cell>
          <table:table-cell table:style-name="ce3" table:formula="of:=(-[.A46]^2) +3" office:value-type="float" office:value="3.140625" calcext:value-type="float">
            <text:p>3,140625</text:p>
          </table:table-cell>
          <table:table-cell table:style-name="ce3" table:formula="of:=-((-[.A46]^2) +3)" office:value-type="float" office:value="-3.140625" calcext:value-type="float">
            <text:p>-3,140625</text:p>
          </table:table-cell>
          <table:table-cell table:number-columns-repeated="1020"/>
        </table:table-row>
        <table:table-row table:style-name="ro3">
          <table:table-cell table:style-name="ce4" table:formula="of:=[.A46]+0.125" office:value-type="float" office:value="0.5" calcext:value-type="float">
            <text:p>0,5</text:p>
          </table:table-cell>
          <table:table-cell table:style-name="ce3" table:formula="of:=([.A47]^2) +3" office:value-type="float" office:value="3.25" calcext:value-type="float">
            <text:p>3,25</text:p>
          </table:table-cell>
          <table:table-cell table:style-name="ce3" table:formula="of:=(-[.A47]^2) +3" office:value-type="float" office:value="3.25" calcext:value-type="float">
            <text:p>3,25</text:p>
          </table:table-cell>
          <table:table-cell table:style-name="ce3" table:formula="of:=-((-[.A47]^2) +3)" office:value-type="float" office:value="-3.25" calcext:value-type="float">
            <text:p>-3,25</text:p>
          </table:table-cell>
          <table:table-cell table:number-columns-repeated="1020"/>
        </table:table-row>
        <table:table-row table:style-name="ro3">
          <table:table-cell table:style-name="ce4" table:formula="of:=[.A47]+0.125" office:value-type="float" office:value="0.625" calcext:value-type="float">
            <text:p>0,625</text:p>
          </table:table-cell>
          <table:table-cell table:style-name="ce3" table:formula="of:=([.A48]^2) +3" office:value-type="float" office:value="3.390625" calcext:value-type="float">
            <text:p>3,390625</text:p>
          </table:table-cell>
          <table:table-cell table:style-name="ce3" table:formula="of:=(-[.A48]^2) +3" office:value-type="float" office:value="3.390625" calcext:value-type="float">
            <text:p>3,390625</text:p>
          </table:table-cell>
          <table:table-cell table:style-name="ce3" table:formula="of:=-((-[.A48]^2) +3)" office:value-type="float" office:value="-3.390625" calcext:value-type="float">
            <text:p>-3,390625</text:p>
          </table:table-cell>
          <table:table-cell table:number-columns-repeated="1020"/>
        </table:table-row>
        <table:table-row table:style-name="ro3">
          <table:table-cell table:style-name="ce4" table:formula="of:=[.A48]+0.125" office:value-type="float" office:value="0.75" calcext:value-type="float">
            <text:p>0,75</text:p>
          </table:table-cell>
          <table:table-cell table:style-name="ce3" table:formula="of:=([.A49]^2) +3" office:value-type="float" office:value="3.5625" calcext:value-type="float">
            <text:p>3,5625</text:p>
          </table:table-cell>
          <table:table-cell table:style-name="ce3" table:formula="of:=(-[.A49]^2) +3" office:value-type="float" office:value="3.5625" calcext:value-type="float">
            <text:p>3,5625</text:p>
          </table:table-cell>
          <table:table-cell table:style-name="ce3" table:formula="of:=-((-[.A49]^2) +3)" office:value-type="float" office:value="-3.5625" calcext:value-type="float">
            <text:p>-3,5625</text:p>
          </table:table-cell>
          <table:table-cell table:number-columns-repeated="1020"/>
        </table:table-row>
        <table:table-row table:style-name="ro3">
          <table:table-cell table:style-name="ce4" table:formula="of:=[.A49]+0.125" office:value-type="float" office:value="0.875" calcext:value-type="float">
            <text:p>0,875</text:p>
          </table:table-cell>
          <table:table-cell table:style-name="ce3" table:formula="of:=([.A50]^2) +3" office:value-type="float" office:value="3.765625" calcext:value-type="float">
            <text:p>3,765625</text:p>
          </table:table-cell>
          <table:table-cell table:style-name="ce3" table:formula="of:=(-[.A50]^2) +3" office:value-type="float" office:value="3.765625" calcext:value-type="float">
            <text:p>3,765625</text:p>
          </table:table-cell>
          <table:table-cell table:style-name="ce3" table:formula="of:=-((-[.A50]^2) +3)" office:value-type="float" office:value="-3.765625" calcext:value-type="float">
            <text:p>-3,765625</text:p>
          </table:table-cell>
          <table:table-cell table:number-columns-repeated="1020"/>
        </table:table-row>
        <table:table-row table:style-name="ro3">
          <table:table-cell table:style-name="ce4" table:formula="of:=[.A50]+0.125" office:value-type="float" office:value="1" calcext:value-type="float">
            <text:p>1</text:p>
          </table:table-cell>
          <table:table-cell table:style-name="ce3" table:formula="of:=([.A51]^2) +3" office:value-type="float" office:value="4" calcext:value-type="float">
            <text:p>4</text:p>
          </table:table-cell>
          <table:table-cell table:style-name="ce3" table:formula="of:=(-[.A51]^2) +3" office:value-type="float" office:value="4" calcext:value-type="float">
            <text:p>4</text:p>
          </table:table-cell>
          <table:table-cell table:style-name="ce3" table:formula="of:=-((-[.A51]^2) +3)" office:value-type="float" office:value="-4" calcext:value-type="float">
            <text:p>-4</text:p>
          </table:table-cell>
          <table:table-cell table:number-columns-repeated="1020"/>
        </table:table-row>
        <table:table-row table:style-name="ro3">
          <table:table-cell table:style-name="ce4" table:formula="of:=[.A51]+0.125" office:value-type="float" office:value="1.125" calcext:value-type="float">
            <text:p>1,125</text:p>
          </table:table-cell>
          <table:table-cell table:style-name="ce3" table:formula="of:=([.A52]^2) +3" office:value-type="float" office:value="4.265625" calcext:value-type="float">
            <text:p>4,265625</text:p>
          </table:table-cell>
          <table:table-cell table:style-name="ce3" table:formula="of:=(-[.A52]^2) +3" office:value-type="float" office:value="4.265625" calcext:value-type="float">
            <text:p>4,265625</text:p>
          </table:table-cell>
          <table:table-cell table:style-name="ce3" table:formula="of:=-((-[.A52]^2) +3)" office:value-type="float" office:value="-4.265625" calcext:value-type="float">
            <text:p>-4,265625</text:p>
          </table:table-cell>
          <table:table-cell table:number-columns-repeated="1020"/>
        </table:table-row>
        <table:table-row table:style-name="ro3">
          <table:table-cell table:style-name="ce4" table:formula="of:=[.A52]+0.125" office:value-type="float" office:value="1.25" calcext:value-type="float">
            <text:p>1,25</text:p>
          </table:table-cell>
          <table:table-cell table:style-name="ce3" table:formula="of:=([.A53]^2) +3" office:value-type="float" office:value="4.5625" calcext:value-type="float">
            <text:p>4,5625</text:p>
          </table:table-cell>
          <table:table-cell table:style-name="ce3" table:formula="of:=(-[.A53]^2) +3" office:value-type="float" office:value="4.5625" calcext:value-type="float">
            <text:p>4,5625</text:p>
          </table:table-cell>
          <table:table-cell table:style-name="ce3" table:formula="of:=-((-[.A53]^2) +3)" office:value-type="float" office:value="-4.5625" calcext:value-type="float">
            <text:p>-4,5625</text:p>
          </table:table-cell>
          <table:table-cell table:number-columns-repeated="1020"/>
        </table:table-row>
        <table:table-row table:style-name="ro3">
          <table:table-cell table:style-name="ce4" table:formula="of:=[.A53]+0.125" office:value-type="float" office:value="1.375" calcext:value-type="float">
            <text:p>1,375</text:p>
          </table:table-cell>
          <table:table-cell table:style-name="ce3" table:formula="of:=([.A54]^2) +3" office:value-type="float" office:value="4.890625" calcext:value-type="float">
            <text:p>4,890625</text:p>
          </table:table-cell>
          <table:table-cell table:style-name="ce3" table:formula="of:=(-[.A54]^2) +3" office:value-type="float" office:value="4.890625" calcext:value-type="float">
            <text:p>4,890625</text:p>
          </table:table-cell>
          <table:table-cell table:style-name="ce3" table:formula="of:=-((-[.A54]^2) +3)" office:value-type="float" office:value="-4.890625" calcext:value-type="float">
            <text:p>-4,890625</text:p>
          </table:table-cell>
          <table:table-cell table:number-columns-repeated="1020"/>
        </table:table-row>
        <table:table-row table:style-name="ro3">
          <table:table-cell table:style-name="ce4" table:formula="of:=[.A54]+0.125" office:value-type="float" office:value="1.5" calcext:value-type="float">
            <text:p>1,5</text:p>
          </table:table-cell>
          <table:table-cell table:style-name="ce3" table:formula="of:=([.A55]^2) +3" office:value-type="float" office:value="5.25" calcext:value-type="float">
            <text:p>5,25</text:p>
          </table:table-cell>
          <table:table-cell table:style-name="ce3" table:formula="of:=(-[.A55]^2) +3" office:value-type="float" office:value="5.25" calcext:value-type="float">
            <text:p>5,25</text:p>
          </table:table-cell>
          <table:table-cell table:style-name="ce3" table:formula="of:=-((-[.A55]^2) +3)" office:value-type="float" office:value="-5.25" calcext:value-type="float">
            <text:p>-5,25</text:p>
          </table:table-cell>
          <table:table-cell table:number-columns-repeated="1020"/>
        </table:table-row>
        <table:table-row table:style-name="ro3">
          <table:table-cell table:style-name="ce4" table:formula="of:=[.A55]+0.125" office:value-type="float" office:value="1.625" calcext:value-type="float">
            <text:p>1,625</text:p>
          </table:table-cell>
          <table:table-cell table:style-name="ce3" table:formula="of:=([.A56]^2) +3" office:value-type="float" office:value="5.640625" calcext:value-type="float">
            <text:p>5,640625</text:p>
          </table:table-cell>
          <table:table-cell table:style-name="ce3" table:formula="of:=(-[.A56]^2) +3" office:value-type="float" office:value="5.640625" calcext:value-type="float">
            <text:p>5,640625</text:p>
          </table:table-cell>
          <table:table-cell table:style-name="ce3" table:formula="of:=-((-[.A56]^2) +3)" office:value-type="float" office:value="-5.640625" calcext:value-type="float">
            <text:p>-5,640625</text:p>
          </table:table-cell>
          <table:table-cell table:number-columns-repeated="1020"/>
        </table:table-row>
        <table:table-row table:style-name="ro3">
          <table:table-cell table:style-name="ce4" table:formula="of:=[.A56]+0.125" office:value-type="float" office:value="1.75" calcext:value-type="float">
            <text:p>1,75</text:p>
          </table:table-cell>
          <table:table-cell table:style-name="ce3" table:formula="of:=([.A57]^2) +3" office:value-type="float" office:value="6.0625" calcext:value-type="float">
            <text:p>6,0625</text:p>
          </table:table-cell>
          <table:table-cell table:style-name="ce3" table:formula="of:=(-[.A57]^2) +3" office:value-type="float" office:value="6.0625" calcext:value-type="float">
            <text:p>6,0625</text:p>
          </table:table-cell>
          <table:table-cell table:style-name="ce3" table:formula="of:=-((-[.A57]^2) +3)" office:value-type="float" office:value="-6.0625" calcext:value-type="float">
            <text:p>-6,0625</text:p>
          </table:table-cell>
          <table:table-cell table:number-columns-repeated="1020"/>
        </table:table-row>
        <table:table-row table:style-name="ro3">
          <table:table-cell table:style-name="ce4" table:formula="of:=[.A57]+0.125" office:value-type="float" office:value="1.875" calcext:value-type="float">
            <text:p>1,875</text:p>
          </table:table-cell>
          <table:table-cell table:style-name="ce3" table:formula="of:=([.A58]^2) +3" office:value-type="float" office:value="6.515625" calcext:value-type="float">
            <text:p>6,515625</text:p>
          </table:table-cell>
          <table:table-cell table:style-name="ce3" table:formula="of:=(-[.A58]^2) +3" office:value-type="float" office:value="6.515625" calcext:value-type="float">
            <text:p>6,515625</text:p>
          </table:table-cell>
          <table:table-cell table:style-name="ce3" table:formula="of:=-((-[.A58]^2) +3)" office:value-type="float" office:value="-6.515625" calcext:value-type="float">
            <text:p>-6,515625</text:p>
          </table:table-cell>
          <table:table-cell table:number-columns-repeated="1020"/>
        </table:table-row>
        <table:table-row table:style-name="ro3">
          <table:table-cell table:style-name="ce4" table:formula="of:=[.A58]+0.125" office:value-type="float" office:value="2" calcext:value-type="float">
            <text:p>2</text:p>
          </table:table-cell>
          <table:table-cell table:style-name="ce3" table:formula="of:=([.A59]^2) +3" office:value-type="float" office:value="7" calcext:value-type="float">
            <text:p>7</text:p>
          </table:table-cell>
          <table:table-cell table:style-name="ce3" table:formula="of:=(-[.A59]^2) +3" office:value-type="float" office:value="7" calcext:value-type="float">
            <text:p>7</text:p>
          </table:table-cell>
          <table:table-cell table:style-name="ce3" table:formula="of:=-((-[.A59]^2) +3)" office:value-type="float" office:value="-7" calcext:value-type="float">
            <text:p>-7</text:p>
          </table:table-cell>
          <table:table-cell table:number-columns-repeated="1020"/>
        </table:table-row>
        <table:table-row table:style-name="ro3">
          <table:table-cell table:style-name="ce4" table:formula="of:=[.A59]+0.125" office:value-type="float" office:value="2.125" calcext:value-type="float">
            <text:p>2,125</text:p>
          </table:table-cell>
          <table:table-cell table:style-name="ce3" table:formula="of:=([.A60]^2) +3" office:value-type="float" office:value="7.515625" calcext:value-type="float">
            <text:p>7,515625</text:p>
          </table:table-cell>
          <table:table-cell table:style-name="ce3" table:formula="of:=(-[.A60]^2) +3" office:value-type="float" office:value="7.515625" calcext:value-type="float">
            <text:p>7,515625</text:p>
          </table:table-cell>
          <table:table-cell table:style-name="ce3" table:formula="of:=-((-[.A60]^2) +3)" office:value-type="float" office:value="-7.515625" calcext:value-type="float">
            <text:p>-7,515625</text:p>
          </table:table-cell>
          <table:table-cell table:number-columns-repeated="1020"/>
        </table:table-row>
        <table:table-row table:style-name="ro3">
          <table:table-cell table:style-name="ce4" table:formula="of:=[.A60]+0.125" office:value-type="float" office:value="2.25" calcext:value-type="float">
            <text:p>2,25</text:p>
          </table:table-cell>
          <table:table-cell table:style-name="ce3" table:formula="of:=([.A61]^2) +3" office:value-type="float" office:value="8.0625" calcext:value-type="float">
            <text:p>8,0625</text:p>
          </table:table-cell>
          <table:table-cell table:style-name="ce3" table:formula="of:=(-[.A61]^2) +3" office:value-type="float" office:value="8.0625" calcext:value-type="float">
            <text:p>8,0625</text:p>
          </table:table-cell>
          <table:table-cell table:style-name="ce3" table:formula="of:=-((-[.A61]^2) +3)" office:value-type="float" office:value="-8.0625" calcext:value-type="float">
            <text:p>-8,0625</text:p>
          </table:table-cell>
          <table:table-cell table:number-columns-repeated="1020"/>
        </table:table-row>
        <table:table-row table:style-name="ro3">
          <table:table-cell table:style-name="ce4" table:formula="of:=[.A61]+0.125" office:value-type="float" office:value="2.375" calcext:value-type="float">
            <text:p>2,375</text:p>
          </table:table-cell>
          <table:table-cell table:style-name="ce3" table:formula="of:=([.A62]^2) +3" office:value-type="float" office:value="8.640625" calcext:value-type="float">
            <text:p>8,640625</text:p>
          </table:table-cell>
          <table:table-cell table:style-name="ce3" table:formula="of:=(-[.A62]^2) +3" office:value-type="float" office:value="8.640625" calcext:value-type="float">
            <text:p>8,640625</text:p>
          </table:table-cell>
          <table:table-cell table:style-name="ce3" table:formula="of:=-((-[.A62]^2) +3)" office:value-type="float" office:value="-8.640625" calcext:value-type="float">
            <text:p>-8,640625</text:p>
          </table:table-cell>
          <table:table-cell table:number-columns-repeated="1020"/>
        </table:table-row>
        <table:table-row table:style-name="ro3">
          <table:table-cell table:style-name="ce4" table:formula="of:=[.A62]+0.125" office:value-type="float" office:value="2.5" calcext:value-type="float">
            <text:p>2,5</text:p>
          </table:table-cell>
          <table:table-cell table:style-name="ce3" table:formula="of:=([.A63]^2) +3" office:value-type="float" office:value="9.25" calcext:value-type="float">
            <text:p>9,25</text:p>
          </table:table-cell>
          <table:table-cell table:style-name="ce3" table:formula="of:=(-[.A63]^2) +3" office:value-type="float" office:value="9.25" calcext:value-type="float">
            <text:p>9,25</text:p>
          </table:table-cell>
          <table:table-cell table:style-name="ce3" table:formula="of:=-((-[.A63]^2) +3)" office:value-type="float" office:value="-9.25" calcext:value-type="float">
            <text:p>-9,25</text:p>
          </table:table-cell>
          <table:table-cell table:number-columns-repeated="1020"/>
        </table:table-row>
        <table:table-row table:style-name="ro3">
          <table:table-cell table:style-name="ce4" table:formula="of:=[.A63]+0.125" office:value-type="float" office:value="2.625" calcext:value-type="float">
            <text:p>2,625</text:p>
          </table:table-cell>
          <table:table-cell table:style-name="ce3" table:formula="of:=([.A64]^2) +3" office:value-type="float" office:value="9.890625" calcext:value-type="float">
            <text:p>9,890625</text:p>
          </table:table-cell>
          <table:table-cell table:style-name="ce3" table:formula="of:=(-[.A64]^2) +3" office:value-type="float" office:value="9.890625" calcext:value-type="float">
            <text:p>9,890625</text:p>
          </table:table-cell>
          <table:table-cell table:style-name="ce3" table:formula="of:=-((-[.A64]^2) +3)" office:value-type="float" office:value="-9.890625" calcext:value-type="float">
            <text:p>-9,890625</text:p>
          </table:table-cell>
          <table:table-cell table:number-columns-repeated="1020"/>
        </table:table-row>
        <table:table-row table:style-name="ro3">
          <table:table-cell table:style-name="ce4" table:formula="of:=[.A64]+0.125" office:value-type="float" office:value="2.75" calcext:value-type="float">
            <text:p>2,75</text:p>
          </table:table-cell>
          <table:table-cell table:style-name="ce3" table:formula="of:=([.A65]^2) +3" office:value-type="float" office:value="10.5625" calcext:value-type="float">
            <text:p>10,5625</text:p>
          </table:table-cell>
          <table:table-cell table:style-name="ce3" table:formula="of:=(-[.A65]^2) +3" office:value-type="float" office:value="10.5625" calcext:value-type="float">
            <text:p>10,5625</text:p>
          </table:table-cell>
          <table:table-cell table:style-name="ce3" table:formula="of:=-((-[.A65]^2) +3)" office:value-type="float" office:value="-10.5625" calcext:value-type="float">
            <text:p>-10,5625</text:p>
          </table:table-cell>
          <table:table-cell table:number-columns-repeated="1020"/>
        </table:table-row>
        <table:table-row table:style-name="ro3">
          <table:table-cell table:style-name="ce4" table:formula="of:=[.A65]+0.125" office:value-type="float" office:value="2.875" calcext:value-type="float">
            <text:p>2,875</text:p>
          </table:table-cell>
          <table:table-cell table:style-name="ce3" table:formula="of:=([.A66]^2) +3" office:value-type="float" office:value="11.265625" calcext:value-type="float">
            <text:p>11,265625</text:p>
          </table:table-cell>
          <table:table-cell table:style-name="ce3" table:formula="of:=(-[.A66]^2) +3" office:value-type="float" office:value="11.265625" calcext:value-type="float">
            <text:p>11,265625</text:p>
          </table:table-cell>
          <table:table-cell table:style-name="ce3" table:formula="of:=-((-[.A66]^2) +3)" office:value-type="float" office:value="-11.265625" calcext:value-type="float">
            <text:p>-11,265625</text:p>
          </table:table-cell>
          <table:table-cell table:number-columns-repeated="1020"/>
        </table:table-row>
        <table:table-row table:style-name="ro3">
          <table:table-cell table:style-name="ce4" table:formula="of:=[.A66]+0.125" office:value-type="float" office:value="3" calcext:value-type="float">
            <text:p>3</text:p>
          </table:table-cell>
          <table:table-cell table:style-name="ce3" table:formula="of:=([.A67]^2) +3" office:value-type="float" office:value="12" calcext:value-type="float">
            <text:p>12</text:p>
          </table:table-cell>
          <table:table-cell table:style-name="ce3" table:formula="of:=(-[.A67]^2) +3" office:value-type="float" office:value="12" calcext:value-type="float">
            <text:p>12</text:p>
          </table:table-cell>
          <table:table-cell table:style-name="ce3" table:formula="of:=-((-[.A67]^2) +3)" office:value-type="float" office:value="-12" calcext:value-type="float">
            <text:p>-12</text:p>
          </table:table-cell>
          <table:table-cell table:number-columns-repeated="1020"/>
        </table:table-row>
        <table:table-row table:style-name="ro3">
          <table:table-cell table:style-name="ce4" table:formula="of:=[.A67]+0.125" office:value-type="float" office:value="3.125" calcext:value-type="float">
            <text:p>3,125</text:p>
          </table:table-cell>
          <table:table-cell table:style-name="ce3" table:formula="of:=([.A68]^2) +3" office:value-type="float" office:value="12.765625" calcext:value-type="float">
            <text:p>12,765625</text:p>
          </table:table-cell>
          <table:table-cell table:style-name="ce3" table:formula="of:=(-[.A68]^2) +3" office:value-type="float" office:value="12.765625" calcext:value-type="float">
            <text:p>12,765625</text:p>
          </table:table-cell>
          <table:table-cell table:style-name="ce3" table:formula="of:=-((-[.A68]^2) +3)" office:value-type="float" office:value="-12.765625" calcext:value-type="float">
            <text:p>-12,765625</text:p>
          </table:table-cell>
          <table:table-cell table:number-columns-repeated="1020"/>
        </table:table-row>
        <table:table-row table:style-name="ro3">
          <table:table-cell table:style-name="ce4" table:formula="of:=[.A68]+0.125" office:value-type="float" office:value="3.25" calcext:value-type="float">
            <text:p>3,25</text:p>
          </table:table-cell>
          <table:table-cell table:style-name="ce3" table:formula="of:=([.A69]^2) +3" office:value-type="float" office:value="13.5625" calcext:value-type="float">
            <text:p>13,5625</text:p>
          </table:table-cell>
          <table:table-cell table:style-name="ce3" table:formula="of:=(-[.A69]^2) +3" office:value-type="float" office:value="13.5625" calcext:value-type="float">
            <text:p>13,5625</text:p>
          </table:table-cell>
          <table:table-cell table:style-name="ce3" table:formula="of:=-((-[.A69]^2) +3)" office:value-type="float" office:value="-13.5625" calcext:value-type="float">
            <text:p>-13,5625</text:p>
          </table:table-cell>
          <table:table-cell table:number-columns-repeated="1020"/>
        </table:table-row>
        <table:table-row table:style-name="ro3">
          <table:table-cell table:style-name="ce4" table:formula="of:=[.A69]+0.125" office:value-type="float" office:value="3.375" calcext:value-type="float">
            <text:p>3,375</text:p>
          </table:table-cell>
          <table:table-cell table:style-name="ce3" table:formula="of:=([.A70]^2) +3" office:value-type="float" office:value="14.390625" calcext:value-type="float">
            <text:p>14,390625</text:p>
          </table:table-cell>
          <table:table-cell table:style-name="ce3" table:formula="of:=(-[.A70]^2) +3" office:value-type="float" office:value="14.390625" calcext:value-type="float">
            <text:p>14,390625</text:p>
          </table:table-cell>
          <table:table-cell table:style-name="ce3" table:formula="of:=-((-[.A70]^2) +3)" office:value-type="float" office:value="-14.390625" calcext:value-type="float">
            <text:p>-14,390625</text:p>
          </table:table-cell>
          <table:table-cell table:number-columns-repeated="1020"/>
        </table:table-row>
        <table:table-row table:style-name="ro3">
          <table:table-cell table:style-name="ce4" table:formula="of:=[.A70]+0.125" office:value-type="float" office:value="3.5" calcext:value-type="float">
            <text:p>3,5</text:p>
          </table:table-cell>
          <table:table-cell table:style-name="ce3" table:formula="of:=([.A71]^2) +3" office:value-type="float" office:value="15.25" calcext:value-type="float">
            <text:p>15,25</text:p>
          </table:table-cell>
          <table:table-cell table:style-name="ce3" table:formula="of:=(-[.A71]^2) +3" office:value-type="float" office:value="15.25" calcext:value-type="float">
            <text:p>15,25</text:p>
          </table:table-cell>
          <table:table-cell table:style-name="ce3" table:formula="of:=-((-[.A71]^2) +3)" office:value-type="float" office:value="-15.25" calcext:value-type="float">
            <text:p>-15,25</text:p>
          </table:table-cell>
          <table:table-cell table:number-columns-repeated="1020"/>
        </table:table-row>
        <table:table-row table:style-name="ro3">
          <table:table-cell table:style-name="ce4" table:formula="of:=[.A71]+0.125" office:value-type="float" office:value="3.625" calcext:value-type="float">
            <text:p>3,625</text:p>
          </table:table-cell>
          <table:table-cell table:style-name="ce3" table:formula="of:=([.A72]^2) +3" office:value-type="float" office:value="16.140625" calcext:value-type="float">
            <text:p>16,140625</text:p>
          </table:table-cell>
          <table:table-cell table:style-name="ce3" table:formula="of:=(-[.A72]^2) +3" office:value-type="float" office:value="16.140625" calcext:value-type="float">
            <text:p>16,140625</text:p>
          </table:table-cell>
          <table:table-cell table:style-name="ce3" table:formula="of:=-((-[.A72]^2) +3)" office:value-type="float" office:value="-16.140625" calcext:value-type="float">
            <text:p>-16,140625</text:p>
          </table:table-cell>
          <table:table-cell table:number-columns-repeated="1020"/>
        </table:table-row>
        <table:table-row table:style-name="ro3">
          <table:table-cell table:style-name="ce4" table:formula="of:=[.A72]+0.125" office:value-type="float" office:value="3.75" calcext:value-type="float">
            <text:p>3,75</text:p>
          </table:table-cell>
          <table:table-cell table:style-name="ce3" table:formula="of:=([.A73]^2) +3" office:value-type="float" office:value="17.0625" calcext:value-type="float">
            <text:p>17,0625</text:p>
          </table:table-cell>
          <table:table-cell table:style-name="ce3" table:formula="of:=(-[.A73]^2) +3" office:value-type="float" office:value="17.0625" calcext:value-type="float">
            <text:p>17,0625</text:p>
          </table:table-cell>
          <table:table-cell table:style-name="ce3" table:formula="of:=-((-[.A73]^2) +3)" office:value-type="float" office:value="-17.0625" calcext:value-type="float">
            <text:p>-17,0625</text:p>
          </table:table-cell>
          <table:table-cell table:number-columns-repeated="1020"/>
        </table:table-row>
        <table:table-row table:style-name="ro3">
          <table:table-cell table:style-name="ce4" table:formula="of:=[.A73]+0.125" office:value-type="float" office:value="3.875" calcext:value-type="float">
            <text:p>3,875</text:p>
          </table:table-cell>
          <table:table-cell table:style-name="ce3" table:formula="of:=([.A74]^2) +3" office:value-type="float" office:value="18.015625" calcext:value-type="float">
            <text:p>18,015625</text:p>
          </table:table-cell>
          <table:table-cell table:style-name="ce3" table:formula="of:=(-[.A74]^2) +3" office:value-type="float" office:value="18.015625" calcext:value-type="float">
            <text:p>18,015625</text:p>
          </table:table-cell>
          <table:table-cell table:style-name="ce3" table:formula="of:=-((-[.A74]^2) +3)" office:value-type="float" office:value="-18.015625" calcext:value-type="float">
            <text:p>-18,015625</text:p>
          </table:table-cell>
          <table:table-cell table:number-columns-repeated="1020"/>
        </table:table-row>
        <table:table-row table:style-name="ro3">
          <table:table-cell table:style-name="ce4" table:formula="of:=[.A74]+0.125" office:value-type="float" office:value="4" calcext:value-type="float">
            <text:p>4</text:p>
          </table:table-cell>
          <table:table-cell table:style-name="ce3" table:formula="of:=([.A75]^2) +3" office:value-type="float" office:value="19" calcext:value-type="float">
            <text:p>19</text:p>
          </table:table-cell>
          <table:table-cell table:style-name="ce3" table:formula="of:=(-[.A75]^2) +3" office:value-type="float" office:value="19" calcext:value-type="float">
            <text:p>19</text:p>
          </table:table-cell>
          <table:table-cell table:style-name="ce3" table:formula="of:=-((-[.A75]^2) +3)" office:value-type="float" office:value="-19" calcext:value-type="float">
            <text:p>-19</text:p>
          </table:table-cell>
          <table:table-cell table:number-columns-repeated="1020"/>
        </table:table-row>
        <table:table-row table:style-name="ro3">
          <table:table-cell table:style-name="ce4" table:formula="of:=[.A75]+0.125" office:value-type="float" office:value="4.125" calcext:value-type="float">
            <text:p>4,125</text:p>
          </table:table-cell>
          <table:table-cell table:style-name="ce3" table:formula="of:=([.A76]^2) +3" office:value-type="float" office:value="20.015625" calcext:value-type="float">
            <text:p>20,015625</text:p>
          </table:table-cell>
          <table:table-cell table:style-name="ce3" table:formula="of:=(-[.A76]^2) +3" office:value-type="float" office:value="20.015625" calcext:value-type="float">
            <text:p>20,015625</text:p>
          </table:table-cell>
          <table:table-cell table:style-name="ce3" table:formula="of:=-((-[.A76]^2) +3)" office:value-type="float" office:value="-20.015625" calcext:value-type="float">
            <text:p>-20,015625</text:p>
          </table:table-cell>
          <table:table-cell table:number-columns-repeated="1020"/>
        </table:table-row>
        <table:table-row table:style-name="ro3">
          <table:table-cell table:style-name="ce4" table:formula="of:=[.A76]+0.125" office:value-type="float" office:value="4.25" calcext:value-type="float">
            <text:p>4,25</text:p>
          </table:table-cell>
          <table:table-cell table:style-name="ce3" table:formula="of:=([.A77]^2) +3" office:value-type="float" office:value="21.0625" calcext:value-type="float">
            <text:p>21,0625</text:p>
          </table:table-cell>
          <table:table-cell table:style-name="ce3" table:formula="of:=(-[.A77]^2) +3" office:value-type="float" office:value="21.0625" calcext:value-type="float">
            <text:p>21,0625</text:p>
          </table:table-cell>
          <table:table-cell table:style-name="ce3" table:formula="of:=-((-[.A77]^2) +3)" office:value-type="float" office:value="-21.0625" calcext:value-type="float">
            <text:p>-21,0625</text:p>
          </table:table-cell>
          <table:table-cell table:number-columns-repeated="1020"/>
        </table:table-row>
        <table:table-row table:style-name="ro3">
          <table:table-cell table:style-name="ce4" table:formula="of:=[.A77]+0.125" office:value-type="float" office:value="4.375" calcext:value-type="float">
            <text:p>4,375</text:p>
          </table:table-cell>
          <table:table-cell table:style-name="ce3" table:formula="of:=([.A78]^2) +3" office:value-type="float" office:value="22.140625" calcext:value-type="float">
            <text:p>22,140625</text:p>
          </table:table-cell>
          <table:table-cell table:style-name="ce3" table:formula="of:=(-[.A78]^2) +3" office:value-type="float" office:value="22.140625" calcext:value-type="float">
            <text:p>22,140625</text:p>
          </table:table-cell>
          <table:table-cell table:style-name="ce3" table:formula="of:=-((-[.A78]^2) +3)" office:value-type="float" office:value="-22.140625" calcext:value-type="float">
            <text:p>-22,140625</text:p>
          </table:table-cell>
          <table:table-cell table:number-columns-repeated="1020"/>
        </table:table-row>
        <table:table-row table:style-name="ro3">
          <table:table-cell table:style-name="ce4" table:formula="of:=[.A78]+0.125" office:value-type="float" office:value="4.5" calcext:value-type="float">
            <text:p>4,5</text:p>
          </table:table-cell>
          <table:table-cell table:style-name="ce3" table:formula="of:=([.A79]^2) +3" office:value-type="float" office:value="23.25" calcext:value-type="float">
            <text:p>23,25</text:p>
          </table:table-cell>
          <table:table-cell table:style-name="ce3" table:formula="of:=(-[.A79]^2) +3" office:value-type="float" office:value="23.25" calcext:value-type="float">
            <text:p>23,25</text:p>
          </table:table-cell>
          <table:table-cell table:style-name="ce3" table:formula="of:=-((-[.A79]^2) +3)" office:value-type="float" office:value="-23.25" calcext:value-type="float">
            <text:p>-23,25</text:p>
          </table:table-cell>
          <table:table-cell table:number-columns-repeated="1020"/>
        </table:table-row>
        <table:table-row table:style-name="ro3">
          <table:table-cell table:style-name="ce4" table:formula="of:=[.A79]+0.125" office:value-type="float" office:value="4.625" calcext:value-type="float">
            <text:p>4,625</text:p>
          </table:table-cell>
          <table:table-cell table:style-name="ce3" table:formula="of:=([.A80]^2) +3" office:value-type="float" office:value="24.390625" calcext:value-type="float">
            <text:p>24,390625</text:p>
          </table:table-cell>
          <table:table-cell table:style-name="ce3" table:formula="of:=(-[.A80]^2) +3" office:value-type="float" office:value="24.390625" calcext:value-type="float">
            <text:p>24,390625</text:p>
          </table:table-cell>
          <table:table-cell table:style-name="ce3" table:formula="of:=-((-[.A80]^2) +3)" office:value-type="float" office:value="-24.390625" calcext:value-type="float">
            <text:p>-24,390625</text:p>
          </table:table-cell>
          <table:table-cell table:number-columns-repeated="1020"/>
        </table:table-row>
        <table:table-row table:style-name="ro3">
          <table:table-cell table:style-name="ce4" table:formula="of:=[.A80]+0.125" office:value-type="float" office:value="4.75" calcext:value-type="float">
            <text:p>4,75</text:p>
          </table:table-cell>
          <table:table-cell table:style-name="ce3" table:formula="of:=([.A81]^2) +3" office:value-type="float" office:value="25.5625" calcext:value-type="float">
            <text:p>25,5625</text:p>
          </table:table-cell>
          <table:table-cell table:style-name="ce3" table:formula="of:=(-[.A81]^2) +3" office:value-type="float" office:value="25.5625" calcext:value-type="float">
            <text:p>25,5625</text:p>
          </table:table-cell>
          <table:table-cell table:style-name="ce3" table:formula="of:=-((-[.A81]^2) +3)" office:value-type="float" office:value="-25.5625" calcext:value-type="float">
            <text:p>-25,5625</text:p>
          </table:table-cell>
          <table:table-cell table:number-columns-repeated="1020"/>
        </table:table-row>
        <table:table-row table:style-name="ro3">
          <table:table-cell table:style-name="ce4" table:formula="of:=[.A81]+0.125" office:value-type="float" office:value="4.875" calcext:value-type="float">
            <text:p>4,875</text:p>
          </table:table-cell>
          <table:table-cell table:style-name="ce3" table:formula="of:=([.A82]^2) +3" office:value-type="float" office:value="26.765625" calcext:value-type="float">
            <text:p>26,765625</text:p>
          </table:table-cell>
          <table:table-cell table:style-name="ce3" table:formula="of:=(-[.A82]^2) +3" office:value-type="float" office:value="26.765625" calcext:value-type="float">
            <text:p>26,765625</text:p>
          </table:table-cell>
          <table:table-cell table:style-name="ce3" table:formula="of:=-((-[.A82]^2) +3)" office:value-type="float" office:value="-26.765625" calcext:value-type="float">
            <text:p>-26,765625</text:p>
          </table:table-cell>
          <table:table-cell table:number-columns-repeated="1020"/>
        </table:table-row>
        <table:table-row table:style-name="ro3">
          <table:table-cell table:style-name="ce5" table:formula="of:=[.A82]+0.125" office:value-type="float" office:value="5" calcext:value-type="float">
            <text:p>5</text:p>
          </table:table-cell>
          <table:table-cell table:style-name="ce7" table:formula="of:=([.A83]^2) +3" office:value-type="float" office:value="28" calcext:value-type="float">
            <text:p>28</text:p>
          </table:table-cell>
          <table:table-cell table:style-name="ce7" table:formula="of:=(-[.A83]^2) +3" office:value-type="float" office:value="28" calcext:value-type="float">
            <text:p>28</text:p>
          </table:table-cell>
          <table:table-cell table:style-name="ce7" table:formula="of:=-((-[.A83]^2) +3)" office:value-type="float" office:value="-28" calcext:value-type="float">
            <text:p>-28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shapes>
          <draw:frame draw:z-index="0" draw:style-name="gr1" draw:text-style-name="P1" svg:width="15.999cm" svg:height="8.999cm" svg:x="9.217cm" svg:y="2.334cm">
            <draw:object draw:notify-on-update-of-ranges="Foglio2.A2:Foglio2.A82 Foglio2.B2:Foglio2.B82 Foglio2.A2:Foglio2.A82 Foglio2.C2:Foglio2.C82 Foglio2.A2:Foglio2.A82 Foglio2.D2:Foglio2.D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2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f(x)</text:p>
          </table:table-cell>
          <table:table-cell table:style-name="ce10" office:value-type="string" calcext:value-type="string">
            <text:p>f(-x)</text:p>
          </table:table-cell>
          <table:table-cell table:style-name="ce10" office:value-type="string" calcext:value-type="string">
            <text:p>-f(-x)</text:p>
          </table:table-cell>
          <table:table-cell table:style-name="ce15" office:value-type="string" calcext:value-type="string">
            <text:p>y=1/x</text:p>
          </table:table-cell>
          <table:table-cell table:number-columns-repeated="1019"/>
        </table:table-row>
        <table:table-row table:style-name="ro1">
          <table:table-cell table:style-name="ce11" office:value-type="float" office:value="-5" calcext:value-type="float">
            <text:p>-5,00</text:p>
          </table:table-cell>
          <table:table-cell table:style-name="ce11" table:formula="of:=1/[.A2]" office:value-type="float" office:value="-0.2" calcext:value-type="float">
            <text:p>-0,20</text:p>
          </table:table-cell>
          <table:table-cell table:style-name="ce11" table:formula="of:=1/-[.A2]" office:value-type="float" office:value="0.2" calcext:value-type="float">
            <text:p>0,20</text:p>
          </table:table-cell>
          <table:table-cell table:style-name="ce11" table:formula="of:=-(1/-[.A2])" office:value-type="float" office:value="-0.2" calcext:value-type="float">
            <text:p>-0,20</text:p>
          </table:table-cell>
          <table:table-cell table:number-columns-repeated="1020"/>
        </table:table-row>
        <table:table-row table:style-name="ro3">
          <table:table-cell table:style-name="ce12" table:formula="of:=[.A2]+0.125" office:value-type="float" office:value="-4.875" calcext:value-type="float">
            <text:p>-4,88</text:p>
          </table:table-cell>
          <table:table-cell table:style-name="ce11" table:formula="of:=1/[.A3]" office:value-type="float" office:value="-0.205128205128205" calcext:value-type="float">
            <text:p>-0,21</text:p>
          </table:table-cell>
          <table:table-cell table:style-name="ce11" table:formula="of:=1/-[.A3]" office:value-type="float" office:value="0.205128205128205" calcext:value-type="float">
            <text:p>0,21</text:p>
          </table:table-cell>
          <table:table-cell table:style-name="ce11" table:formula="of:=-(1/-[.A3])" office:value-type="float" office:value="-0.205128205128205" calcext:value-type="float">
            <text:p>-0,21</text:p>
          </table:table-cell>
          <table:table-cell table:style-name="ce16" table:formula="of:=IF([.B2:.B82]=[.D2:.D82];&quot;LA FUNZIONE E' DISPARI&quot;;&quot;&quot;)" office:value-type="string" office:string-value="LA FUNZIONE E' DISPARI" calcext:value-type="string">
            <text:p>LA FUNZIONE E' DISPARI</text:p>
          </table:table-cell>
          <table:table-cell table:number-columns-repeated="1019"/>
        </table:table-row>
        <table:table-row table:style-name="ro3">
          <table:table-cell table:style-name="ce12" table:formula="of:=[.A3]+0.125" office:value-type="float" office:value="-4.75" calcext:value-type="float">
            <text:p>-4,75</text:p>
          </table:table-cell>
          <table:table-cell table:style-name="ce11" table:formula="of:=1/[.A4]" office:value-type="float" office:value="-0.210526315789474" calcext:value-type="float">
            <text:p>-0,21</text:p>
          </table:table-cell>
          <table:table-cell table:style-name="ce11" table:formula="of:=1/-[.A4]" office:value-type="float" office:value="0.210526315789474" calcext:value-type="float">
            <text:p>0,21</text:p>
          </table:table-cell>
          <table:table-cell table:style-name="ce11" table:formula="of:=-(1/-[.A4])" office:value-type="float" office:value="-0.210526315789474" calcext:value-type="float">
            <text:p>-0,21</text:p>
          </table:table-cell>
          <table:table-cell table:style-name="ce16" table:formula="of:=IF([.B2:.B82]=[.C2:.C82];&quot;LA FUNZIONE E' PARI&quot;;&quot;NON E' PARI&quot;)" office:value-type="string" office:string-value="NON E' PARI" calcext:value-type="string">
            <text:p>NON E' PARI</text:p>
          </table:table-cell>
          <table:table-cell table:number-columns-repeated="1019"/>
        </table:table-row>
        <table:table-row table:style-name="ro3">
          <table:table-cell table:style-name="ce12" table:formula="of:=[.A4]+0.125" office:value-type="float" office:value="-4.625" calcext:value-type="float">
            <text:p>-4,63</text:p>
          </table:table-cell>
          <table:table-cell table:style-name="ce11" table:formula="of:=1/[.A5]" office:value-type="float" office:value="-0.216216216216216" calcext:value-type="float">
            <text:p>-0,22</text:p>
          </table:table-cell>
          <table:table-cell table:style-name="ce11" table:formula="of:=1/-[.A5]" office:value-type="float" office:value="0.216216216216216" calcext:value-type="float">
            <text:p>0,22</text:p>
          </table:table-cell>
          <table:table-cell table:style-name="ce11" table:formula="of:=-(1/-[.A5])" office:value-type="float" office:value="-0.216216216216216" calcext:value-type="float">
            <text:p>-0,22</text:p>
          </table:table-cell>
          <table:table-cell table:number-columns-repeated="1020"/>
        </table:table-row>
        <table:table-row table:style-name="ro3">
          <table:table-cell table:style-name="ce12" table:formula="of:=[.A5]+0.125" office:value-type="float" office:value="-4.5" calcext:value-type="float">
            <text:p>-4,50</text:p>
          </table:table-cell>
          <table:table-cell table:style-name="ce11" table:formula="of:=1/[.A6]" office:value-type="float" office:value="-0.222222222222222" calcext:value-type="float">
            <text:p>-0,22</text:p>
          </table:table-cell>
          <table:table-cell table:style-name="ce11" table:formula="of:=1/-[.A6]" office:value-type="float" office:value="0.222222222222222" calcext:value-type="float">
            <text:p>0,22</text:p>
          </table:table-cell>
          <table:table-cell table:style-name="ce11" table:formula="of:=-(1/-[.A6])" office:value-type="float" office:value="-0.222222222222222" calcext:value-type="float">
            <text:p>-0,22</text:p>
          </table:table-cell>
          <table:table-cell table:number-columns-repeated="1020"/>
        </table:table-row>
        <table:table-row table:style-name="ro3">
          <table:table-cell table:style-name="ce12" table:formula="of:=[.A6]+0.125" office:value-type="float" office:value="-4.375" calcext:value-type="float">
            <text:p>-4,38</text:p>
          </table:table-cell>
          <table:table-cell table:style-name="ce11" table:formula="of:=1/[.A7]" office:value-type="float" office:value="-0.228571428571429" calcext:value-type="float">
            <text:p>-0,23</text:p>
          </table:table-cell>
          <table:table-cell table:style-name="ce11" table:formula="of:=1/-[.A7]" office:value-type="float" office:value="0.228571428571429" calcext:value-type="float">
            <text:p>0,23</text:p>
          </table:table-cell>
          <table:table-cell table:style-name="ce11" table:formula="of:=-(1/-[.A7])" office:value-type="float" office:value="-0.228571428571429" calcext:value-type="float">
            <text:p>-0,23</text:p>
          </table:table-cell>
          <table:table-cell table:number-columns-repeated="1020"/>
        </table:table-row>
        <table:table-row table:style-name="ro3">
          <table:table-cell table:style-name="ce12" table:formula="of:=[.A7]+0.125" office:value-type="float" office:value="-4.25" calcext:value-type="float">
            <text:p>-4,25</text:p>
          </table:table-cell>
          <table:table-cell table:style-name="ce11" table:formula="of:=1/[.A8]" office:value-type="float" office:value="-0.235294117647059" calcext:value-type="float">
            <text:p>-0,24</text:p>
          </table:table-cell>
          <table:table-cell table:style-name="ce11" table:formula="of:=1/-[.A8]" office:value-type="float" office:value="0.235294117647059" calcext:value-type="float">
            <text:p>0,24</text:p>
          </table:table-cell>
          <table:table-cell table:style-name="ce11" table:formula="of:=-(1/-[.A8])" office:value-type="float" office:value="-0.235294117647059" calcext:value-type="float">
            <text:p>-0,24</text:p>
          </table:table-cell>
          <table:table-cell table:number-columns-repeated="1020"/>
        </table:table-row>
        <table:table-row table:style-name="ro3">
          <table:table-cell table:style-name="ce12" table:formula="of:=[.A8]+0.125" office:value-type="float" office:value="-4.125" calcext:value-type="float">
            <text:p>-4,13</text:p>
          </table:table-cell>
          <table:table-cell table:style-name="ce11" table:formula="of:=1/[.A9]" office:value-type="float" office:value="-0.242424242424242" calcext:value-type="float">
            <text:p>-0,24</text:p>
          </table:table-cell>
          <table:table-cell table:style-name="ce11" table:formula="of:=1/-[.A9]" office:value-type="float" office:value="0.242424242424242" calcext:value-type="float">
            <text:p>0,24</text:p>
          </table:table-cell>
          <table:table-cell table:style-name="ce11" table:formula="of:=-(1/-[.A9])" office:value-type="float" office:value="-0.242424242424242" calcext:value-type="float">
            <text:p>-0,24</text:p>
          </table:table-cell>
          <table:table-cell table:number-columns-repeated="1020"/>
        </table:table-row>
        <table:table-row table:style-name="ro3">
          <table:table-cell table:style-name="ce12" table:formula="of:=[.A9]+0.125" office:value-type="float" office:value="-4" calcext:value-type="float">
            <text:p>-4,00</text:p>
          </table:table-cell>
          <table:table-cell table:style-name="ce11" table:formula="of:=1/[.A10]" office:value-type="float" office:value="-0.25" calcext:value-type="float">
            <text:p>-0,25</text:p>
          </table:table-cell>
          <table:table-cell table:style-name="ce11" table:formula="of:=1/-[.A10]" office:value-type="float" office:value="0.25" calcext:value-type="float">
            <text:p>0,25</text:p>
          </table:table-cell>
          <table:table-cell table:style-name="ce11" table:formula="of:=-(1/-[.A10]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3">
          <table:table-cell table:style-name="ce12" table:formula="of:=[.A10]+0.125" office:value-type="float" office:value="-3.875" calcext:value-type="float">
            <text:p>-3,88</text:p>
          </table:table-cell>
          <table:table-cell table:style-name="ce11" table:formula="of:=1/[.A11]" office:value-type="float" office:value="-0.258064516129032" calcext:value-type="float">
            <text:p>-0,26</text:p>
          </table:table-cell>
          <table:table-cell table:style-name="ce11" table:formula="of:=1/-[.A11]" office:value-type="float" office:value="0.258064516129032" calcext:value-type="float">
            <text:p>0,26</text:p>
          </table:table-cell>
          <table:table-cell table:style-name="ce11" table:formula="of:=-(1/-[.A11])" office:value-type="float" office:value="-0.258064516129032" calcext:value-type="float">
            <text:p>-0,26</text:p>
          </table:table-cell>
          <table:table-cell table:number-columns-repeated="1020"/>
        </table:table-row>
        <table:table-row table:style-name="ro3">
          <table:table-cell table:style-name="ce12" table:formula="of:=[.A11]+0.125" office:value-type="float" office:value="-3.75" calcext:value-type="float">
            <text:p>-3,75</text:p>
          </table:table-cell>
          <table:table-cell table:style-name="ce11" table:formula="of:=1/[.A12]" office:value-type="float" office:value="-0.266666666666667" calcext:value-type="float">
            <text:p>-0,27</text:p>
          </table:table-cell>
          <table:table-cell table:style-name="ce11" table:formula="of:=1/-[.A12]" office:value-type="float" office:value="0.266666666666667" calcext:value-type="float">
            <text:p>0,27</text:p>
          </table:table-cell>
          <table:table-cell table:style-name="ce11" table:formula="of:=-(1/-[.A12])" office:value-type="float" office:value="-0.266666666666667" calcext:value-type="float">
            <text:p>-0,27</text:p>
          </table:table-cell>
          <table:table-cell table:number-columns-repeated="1020"/>
        </table:table-row>
        <table:table-row table:style-name="ro3">
          <table:table-cell table:style-name="ce12" table:formula="of:=[.A12]+0.125" office:value-type="float" office:value="-3.625" calcext:value-type="float">
            <text:p>-3,63</text:p>
          </table:table-cell>
          <table:table-cell table:style-name="ce11" table:formula="of:=1/[.A13]" office:value-type="float" office:value="-0.275862068965517" calcext:value-type="float">
            <text:p>-0,28</text:p>
          </table:table-cell>
          <table:table-cell table:style-name="ce11" table:formula="of:=1/-[.A13]" office:value-type="float" office:value="0.275862068965517" calcext:value-type="float">
            <text:p>0,28</text:p>
          </table:table-cell>
          <table:table-cell table:style-name="ce11" table:formula="of:=-(1/-[.A13])" office:value-type="float" office:value="-0.275862068965517" calcext:value-type="float">
            <text:p>-0,28</text:p>
          </table:table-cell>
          <table:table-cell table:number-columns-repeated="1020"/>
        </table:table-row>
        <table:table-row table:style-name="ro3">
          <table:table-cell table:style-name="ce12" table:formula="of:=[.A13]+0.125" office:value-type="float" office:value="-3.5" calcext:value-type="float">
            <text:p>-3,50</text:p>
          </table:table-cell>
          <table:table-cell table:style-name="ce11" table:formula="of:=1/[.A14]" office:value-type="float" office:value="-0.285714285714286" calcext:value-type="float">
            <text:p>-0,29</text:p>
          </table:table-cell>
          <table:table-cell table:style-name="ce11" table:formula="of:=1/-[.A14]" office:value-type="float" office:value="0.285714285714286" calcext:value-type="float">
            <text:p>0,29</text:p>
          </table:table-cell>
          <table:table-cell table:style-name="ce11" table:formula="of:=-(1/-[.A14])" office:value-type="float" office:value="-0.285714285714286" calcext:value-type="float">
            <text:p>-0,29</text:p>
          </table:table-cell>
          <table:table-cell table:number-columns-repeated="1020"/>
        </table:table-row>
        <table:table-row table:style-name="ro3">
          <table:table-cell table:style-name="ce12" table:formula="of:=[.A14]+0.125" office:value-type="float" office:value="-3.375" calcext:value-type="float">
            <text:p>-3,38</text:p>
          </table:table-cell>
          <table:table-cell table:style-name="ce11" table:formula="of:=1/[.A15]" office:value-type="float" office:value="-0.296296296296296" calcext:value-type="float">
            <text:p>-0,30</text:p>
          </table:table-cell>
          <table:table-cell table:style-name="ce11" table:formula="of:=1/-[.A15]" office:value-type="float" office:value="0.296296296296296" calcext:value-type="float">
            <text:p>0,30</text:p>
          </table:table-cell>
          <table:table-cell table:style-name="ce11" table:formula="of:=-(1/-[.A15])" office:value-type="float" office:value="-0.296296296296296" calcext:value-type="float">
            <text:p>-0,30</text:p>
          </table:table-cell>
          <table:table-cell table:number-columns-repeated="1020"/>
        </table:table-row>
        <table:table-row table:style-name="ro3">
          <table:table-cell table:style-name="ce12" table:formula="of:=[.A15]+0.125" office:value-type="float" office:value="-3.25" calcext:value-type="float">
            <text:p>-3,25</text:p>
          </table:table-cell>
          <table:table-cell table:style-name="ce11" table:formula="of:=1/[.A16]" office:value-type="float" office:value="-0.307692307692308" calcext:value-type="float">
            <text:p>-0,31</text:p>
          </table:table-cell>
          <table:table-cell table:style-name="ce11" table:formula="of:=1/-[.A16]" office:value-type="float" office:value="0.307692307692308" calcext:value-type="float">
            <text:p>0,31</text:p>
          </table:table-cell>
          <table:table-cell table:style-name="ce11" table:formula="of:=-(1/-[.A16])" office:value-type="float" office:value="-0.307692307692308" calcext:value-type="float">
            <text:p>-0,31</text:p>
          </table:table-cell>
          <table:table-cell table:number-columns-repeated="1020"/>
        </table:table-row>
        <table:table-row table:style-name="ro3">
          <table:table-cell table:style-name="ce12" table:formula="of:=[.A16]+0.125" office:value-type="float" office:value="-3.125" calcext:value-type="float">
            <text:p>-3,13</text:p>
          </table:table-cell>
          <table:table-cell table:style-name="ce11" table:formula="of:=1/[.A17]" office:value-type="float" office:value="-0.32" calcext:value-type="float">
            <text:p>-0,32</text:p>
          </table:table-cell>
          <table:table-cell table:style-name="ce11" table:formula="of:=1/-[.A17]" office:value-type="float" office:value="0.32" calcext:value-type="float">
            <text:p>0,32</text:p>
          </table:table-cell>
          <table:table-cell table:style-name="ce11" table:formula="of:=-(1/-[.A17])" office:value-type="float" office:value="-0.32" calcext:value-type="float">
            <text:p>-0,32</text:p>
          </table:table-cell>
          <table:table-cell table:number-columns-repeated="1020"/>
        </table:table-row>
        <table:table-row table:style-name="ro3">
          <table:table-cell table:style-name="ce12" table:formula="of:=[.A17]+0.125" office:value-type="float" office:value="-3" calcext:value-type="float">
            <text:p>-3,00</text:p>
          </table:table-cell>
          <table:table-cell table:style-name="ce11" table:formula="of:=1/[.A18]" office:value-type="float" office:value="-0.333333333333333" calcext:value-type="float">
            <text:p>-0,33</text:p>
          </table:table-cell>
          <table:table-cell table:style-name="ce11" table:formula="of:=1/-[.A18]" office:value-type="float" office:value="0.333333333333333" calcext:value-type="float">
            <text:p>0,33</text:p>
          </table:table-cell>
          <table:table-cell table:style-name="ce11" table:formula="of:=-(1/-[.A18])" office:value-type="float" office:value="-0.333333333333333" calcext:value-type="float">
            <text:p>-0,33</text:p>
          </table:table-cell>
          <table:table-cell table:number-columns-repeated="1020"/>
        </table:table-row>
        <table:table-row table:style-name="ro3">
          <table:table-cell table:style-name="ce12" table:formula="of:=[.A18]+0.125" office:value-type="float" office:value="-2.875" calcext:value-type="float">
            <text:p>-2,88</text:p>
          </table:table-cell>
          <table:table-cell table:style-name="ce11" table:formula="of:=1/[.A19]" office:value-type="float" office:value="-0.347826086956522" calcext:value-type="float">
            <text:p>-0,35</text:p>
          </table:table-cell>
          <table:table-cell table:style-name="ce11" table:formula="of:=1/-[.A19]" office:value-type="float" office:value="0.347826086956522" calcext:value-type="float">
            <text:p>0,35</text:p>
          </table:table-cell>
          <table:table-cell table:style-name="ce11" table:formula="of:=-(1/-[.A19])" office:value-type="float" office:value="-0.347826086956522" calcext:value-type="float">
            <text:p>-0,35</text:p>
          </table:table-cell>
          <table:table-cell table:number-columns-repeated="1020"/>
        </table:table-row>
        <table:table-row table:style-name="ro3">
          <table:table-cell table:style-name="ce12" table:formula="of:=[.A19]+0.125" office:value-type="float" office:value="-2.75" calcext:value-type="float">
            <text:p>-2,75</text:p>
          </table:table-cell>
          <table:table-cell table:style-name="ce11" table:formula="of:=1/[.A20]" office:value-type="float" office:value="-0.363636363636364" calcext:value-type="float">
            <text:p>-0,36</text:p>
          </table:table-cell>
          <table:table-cell table:style-name="ce11" table:formula="of:=1/-[.A20]" office:value-type="float" office:value="0.363636363636364" calcext:value-type="float">
            <text:p>0,36</text:p>
          </table:table-cell>
          <table:table-cell table:style-name="ce11" table:formula="of:=-(1/-[.A20])" office:value-type="float" office:value="-0.363636363636364" calcext:value-type="float">
            <text:p>-0,36</text:p>
          </table:table-cell>
          <table:table-cell table:number-columns-repeated="1020"/>
        </table:table-row>
        <table:table-row table:style-name="ro3">
          <table:table-cell table:style-name="ce12" table:formula="of:=[.A20]+0.125" office:value-type="float" office:value="-2.625" calcext:value-type="float">
            <text:p>-2,63</text:p>
          </table:table-cell>
          <table:table-cell table:style-name="ce11" table:formula="of:=1/[.A21]" office:value-type="float" office:value="-0.380952380952381" calcext:value-type="float">
            <text:p>-0,38</text:p>
          </table:table-cell>
          <table:table-cell table:style-name="ce11" table:formula="of:=1/-[.A21]" office:value-type="float" office:value="0.380952380952381" calcext:value-type="float">
            <text:p>0,38</text:p>
          </table:table-cell>
          <table:table-cell table:style-name="ce11" table:formula="of:=-(1/-[.A21])" office:value-type="float" office:value="-0.380952380952381" calcext:value-type="float">
            <text:p>-0,38</text:p>
          </table:table-cell>
          <table:table-cell table:number-columns-repeated="1020"/>
        </table:table-row>
        <table:table-row table:style-name="ro3">
          <table:table-cell table:style-name="ce12" table:formula="of:=[.A21]+0.125" office:value-type="float" office:value="-2.5" calcext:value-type="float">
            <text:p>-2,50</text:p>
          </table:table-cell>
          <table:table-cell table:style-name="ce11" table:formula="of:=1/[.A22]" office:value-type="float" office:value="-0.4" calcext:value-type="float">
            <text:p>-0,40</text:p>
          </table:table-cell>
          <table:table-cell table:style-name="ce11" table:formula="of:=1/-[.A22]" office:value-type="float" office:value="0.4" calcext:value-type="float">
            <text:p>0,40</text:p>
          </table:table-cell>
          <table:table-cell table:style-name="ce11" table:formula="of:=-(1/-[.A22])" office:value-type="float" office:value="-0.4" calcext:value-type="float">
            <text:p>-0,40</text:p>
          </table:table-cell>
          <table:table-cell table:number-columns-repeated="1020"/>
        </table:table-row>
        <table:table-row table:style-name="ro3">
          <table:table-cell table:style-name="ce12" table:formula="of:=[.A22]+0.125" office:value-type="float" office:value="-2.375" calcext:value-type="float">
            <text:p>-2,38</text:p>
          </table:table-cell>
          <table:table-cell table:style-name="ce11" table:formula="of:=1/[.A23]" office:value-type="float" office:value="-0.421052631578947" calcext:value-type="float">
            <text:p>-0,42</text:p>
          </table:table-cell>
          <table:table-cell table:style-name="ce11" table:formula="of:=1/-[.A23]" office:value-type="float" office:value="0.421052631578947" calcext:value-type="float">
            <text:p>0,42</text:p>
          </table:table-cell>
          <table:table-cell table:style-name="ce11" table:formula="of:=-(1/-[.A23])" office:value-type="float" office:value="-0.421052631578947" calcext:value-type="float">
            <text:p>-0,42</text:p>
          </table:table-cell>
          <table:table-cell table:number-columns-repeated="1020"/>
        </table:table-row>
        <table:table-row table:style-name="ro3">
          <table:table-cell table:style-name="ce12" table:formula="of:=[.A23]+0.125" office:value-type="float" office:value="-2.25" calcext:value-type="float">
            <text:p>-2,25</text:p>
          </table:table-cell>
          <table:table-cell table:style-name="ce11" table:formula="of:=1/[.A24]" office:value-type="float" office:value="-0.444444444444444" calcext:value-type="float">
            <text:p>-0,44</text:p>
          </table:table-cell>
          <table:table-cell table:style-name="ce11" table:formula="of:=1/-[.A24]" office:value-type="float" office:value="0.444444444444444" calcext:value-type="float">
            <text:p>0,44</text:p>
          </table:table-cell>
          <table:table-cell table:style-name="ce11" table:formula="of:=-(1/-[.A24])" office:value-type="float" office:value="-0.444444444444444" calcext:value-type="float">
            <text:p>-0,44</text:p>
          </table:table-cell>
          <table:table-cell table:number-columns-repeated="1020"/>
        </table:table-row>
        <table:table-row table:style-name="ro3">
          <table:table-cell table:style-name="ce12" table:formula="of:=[.A24]+0.125" office:value-type="float" office:value="-2.125" calcext:value-type="float">
            <text:p>-2,13</text:p>
          </table:table-cell>
          <table:table-cell table:style-name="ce11" table:formula="of:=1/[.A25]" office:value-type="float" office:value="-0.470588235294118" calcext:value-type="float">
            <text:p>-0,47</text:p>
          </table:table-cell>
          <table:table-cell table:style-name="ce11" table:formula="of:=1/-[.A25]" office:value-type="float" office:value="0.470588235294118" calcext:value-type="float">
            <text:p>0,47</text:p>
          </table:table-cell>
          <table:table-cell table:style-name="ce11" table:formula="of:=-(1/-[.A25])" office:value-type="float" office:value="-0.470588235294118" calcext:value-type="float">
            <text:p>-0,47</text:p>
          </table:table-cell>
          <table:table-cell table:number-columns-repeated="1020"/>
        </table:table-row>
        <table:table-row table:style-name="ro3">
          <table:table-cell table:style-name="ce12" table:formula="of:=[.A25]+0.125" office:value-type="float" office:value="-2" calcext:value-type="float">
            <text:p>-2,00</text:p>
          </table:table-cell>
          <table:table-cell table:style-name="ce11" table:formula="of:=1/[.A26]" office:value-type="float" office:value="-0.5" calcext:value-type="float">
            <text:p>-0,50</text:p>
          </table:table-cell>
          <table:table-cell table:style-name="ce11" table:formula="of:=1/-[.A26]" office:value-type="float" office:value="0.5" calcext:value-type="float">
            <text:p>0,50</text:p>
          </table:table-cell>
          <table:table-cell table:style-name="ce11" table:formula="of:=-(1/-[.A26])" office:value-type="float" office:value="-0.5" calcext:value-type="float">
            <text:p>-0,50</text:p>
          </table:table-cell>
          <table:table-cell table:number-columns-repeated="1020"/>
        </table:table-row>
        <table:table-row table:style-name="ro3">
          <table:table-cell table:style-name="ce12" table:formula="of:=[.A26]+0.125" office:value-type="float" office:value="-1.875" calcext:value-type="float">
            <text:p>-1,88</text:p>
          </table:table-cell>
          <table:table-cell table:style-name="ce11" table:formula="of:=1/[.A27]" office:value-type="float" office:value="-0.533333333333333" calcext:value-type="float">
            <text:p>-0,53</text:p>
          </table:table-cell>
          <table:table-cell table:style-name="ce11" table:formula="of:=1/-[.A27]" office:value-type="float" office:value="0.533333333333333" calcext:value-type="float">
            <text:p>0,53</text:p>
          </table:table-cell>
          <table:table-cell table:style-name="ce11" table:formula="of:=-(1/-[.A27])" office:value-type="float" office:value="-0.533333333333333" calcext:value-type="float">
            <text:p>-0,53</text:p>
          </table:table-cell>
          <table:table-cell table:number-columns-repeated="1020"/>
        </table:table-row>
        <table:table-row table:style-name="ro3">
          <table:table-cell table:style-name="ce12" table:formula="of:=[.A27]+0.125" office:value-type="float" office:value="-1.75" calcext:value-type="float">
            <text:p>-1,75</text:p>
          </table:table-cell>
          <table:table-cell table:style-name="ce11" table:formula="of:=1/[.A28]" office:value-type="float" office:value="-0.571428571428571" calcext:value-type="float">
            <text:p>-0,57</text:p>
          </table:table-cell>
          <table:table-cell table:style-name="ce11" table:formula="of:=1/-[.A28]" office:value-type="float" office:value="0.571428571428571" calcext:value-type="float">
            <text:p>0,57</text:p>
          </table:table-cell>
          <table:table-cell table:style-name="ce11" table:formula="of:=-(1/-[.A28])" office:value-type="float" office:value="-0.571428571428571" calcext:value-type="float">
            <text:p>-0,57</text:p>
          </table:table-cell>
          <table:table-cell table:number-columns-repeated="1020"/>
        </table:table-row>
        <table:table-row table:style-name="ro3">
          <table:table-cell table:style-name="ce12" table:formula="of:=[.A28]+0.125" office:value-type="float" office:value="-1.625" calcext:value-type="float">
            <text:p>-1,63</text:p>
          </table:table-cell>
          <table:table-cell table:style-name="ce11" table:formula="of:=1/[.A29]" office:value-type="float" office:value="-0.615384615384615" calcext:value-type="float">
            <text:p>-0,62</text:p>
          </table:table-cell>
          <table:table-cell table:style-name="ce11" table:formula="of:=1/-[.A29]" office:value-type="float" office:value="0.615384615384615" calcext:value-type="float">
            <text:p>0,62</text:p>
          </table:table-cell>
          <table:table-cell table:style-name="ce11" table:formula="of:=-(1/-[.A29])" office:value-type="float" office:value="-0.615384615384615" calcext:value-type="float">
            <text:p>-0,62</text:p>
          </table:table-cell>
          <table:table-cell table:number-columns-repeated="1020"/>
        </table:table-row>
        <table:table-row table:style-name="ro3">
          <table:table-cell table:style-name="ce12" table:formula="of:=[.A29]+0.125" office:value-type="float" office:value="-1.5" calcext:value-type="float">
            <text:p>-1,50</text:p>
          </table:table-cell>
          <table:table-cell table:style-name="ce11" table:formula="of:=1/[.A30]" office:value-type="float" office:value="-0.666666666666667" calcext:value-type="float">
            <text:p>-0,67</text:p>
          </table:table-cell>
          <table:table-cell table:style-name="ce11" table:formula="of:=1/-[.A30]" office:value-type="float" office:value="0.666666666666667" calcext:value-type="float">
            <text:p>0,67</text:p>
          </table:table-cell>
          <table:table-cell table:style-name="ce11" table:formula="of:=-(1/-[.A30])" office:value-type="float" office:value="-0.666666666666667" calcext:value-type="float">
            <text:p>-0,67</text:p>
          </table:table-cell>
          <table:table-cell table:number-columns-repeated="1020"/>
        </table:table-row>
        <table:table-row table:style-name="ro3">
          <table:table-cell table:style-name="ce12" table:formula="of:=[.A30]+0.125" office:value-type="float" office:value="-1.375" calcext:value-type="float">
            <text:p>-1,38</text:p>
          </table:table-cell>
          <table:table-cell table:style-name="ce11" table:formula="of:=1/[.A31]" office:value-type="float" office:value="-0.727272727272727" calcext:value-type="float">
            <text:p>-0,73</text:p>
          </table:table-cell>
          <table:table-cell table:style-name="ce11" table:formula="of:=1/-[.A31]" office:value-type="float" office:value="0.727272727272727" calcext:value-type="float">
            <text:p>0,73</text:p>
          </table:table-cell>
          <table:table-cell table:style-name="ce11" table:formula="of:=-(1/-[.A31])" office:value-type="float" office:value="-0.727272727272727" calcext:value-type="float">
            <text:p>-0,73</text:p>
          </table:table-cell>
          <table:table-cell table:number-columns-repeated="1020"/>
        </table:table-row>
        <table:table-row table:style-name="ro3">
          <table:table-cell table:style-name="ce12" table:formula="of:=[.A31]+0.125" office:value-type="float" office:value="-1.25" calcext:value-type="float">
            <text:p>-1,25</text:p>
          </table:table-cell>
          <table:table-cell table:style-name="ce11" table:formula="of:=1/[.A32]" office:value-type="float" office:value="-0.8" calcext:value-type="float">
            <text:p>-0,80</text:p>
          </table:table-cell>
          <table:table-cell table:style-name="ce11" table:formula="of:=1/-[.A32]" office:value-type="float" office:value="0.8" calcext:value-type="float">
            <text:p>0,80</text:p>
          </table:table-cell>
          <table:table-cell table:style-name="ce11" table:formula="of:=-(1/-[.A32])" office:value-type="float" office:value="-0.8" calcext:value-type="float">
            <text:p>-0,80</text:p>
          </table:table-cell>
          <table:table-cell table:number-columns-repeated="1020"/>
        </table:table-row>
        <table:table-row table:style-name="ro3">
          <table:table-cell table:style-name="ce12" table:formula="of:=[.A32]+0.125" office:value-type="float" office:value="-1.125" calcext:value-type="float">
            <text:p>-1,13</text:p>
          </table:table-cell>
          <table:table-cell table:style-name="ce11" table:formula="of:=1/[.A33]" office:value-type="float" office:value="-0.888888888888889" calcext:value-type="float">
            <text:p>-0,89</text:p>
          </table:table-cell>
          <table:table-cell table:style-name="ce11" table:formula="of:=1/-[.A33]" office:value-type="float" office:value="0.888888888888889" calcext:value-type="float">
            <text:p>0,89</text:p>
          </table:table-cell>
          <table:table-cell table:style-name="ce11" table:formula="of:=-(1/-[.A33])" office:value-type="float" office:value="-0.888888888888889" calcext:value-type="float">
            <text:p>-0,89</text:p>
          </table:table-cell>
          <table:table-cell table:number-columns-repeated="1020"/>
        </table:table-row>
        <table:table-row table:style-name="ro3">
          <table:table-cell table:style-name="ce12" table:formula="of:=[.A33]+0.125" office:value-type="float" office:value="-1" calcext:value-type="float">
            <text:p>-1,00</text:p>
          </table:table-cell>
          <table:table-cell table:style-name="ce11" table:formula="of:=1/[.A34]" office:value-type="float" office:value="-1" calcext:value-type="float">
            <text:p>-1,00</text:p>
          </table:table-cell>
          <table:table-cell table:style-name="ce11" table:formula="of:=1/-[.A34]" office:value-type="float" office:value="1" calcext:value-type="float">
            <text:p>1,00</text:p>
          </table:table-cell>
          <table:table-cell table:style-name="ce11" table:formula="of:=-(1/-[.A34])" office:value-type="float" office:value="-1" calcext:value-type="float">
            <text:p>-1,00</text:p>
          </table:table-cell>
          <table:table-cell table:number-columns-repeated="1020"/>
        </table:table-row>
        <table:table-row table:style-name="ro3">
          <table:table-cell table:style-name="ce12" table:formula="of:=[.A34]+0.125" office:value-type="float" office:value="-0.875" calcext:value-type="float">
            <text:p>-0,88</text:p>
          </table:table-cell>
          <table:table-cell table:style-name="ce11" table:formula="of:=1/[.A35]" office:value-type="float" office:value="-1.14285714285714" calcext:value-type="float">
            <text:p>-1,14</text:p>
          </table:table-cell>
          <table:table-cell table:style-name="ce11" table:formula="of:=1/-[.A35]" office:value-type="float" office:value="1.14285714285714" calcext:value-type="float">
            <text:p>1,14</text:p>
          </table:table-cell>
          <table:table-cell table:style-name="ce11" table:formula="of:=-(1/-[.A35])" office:value-type="float" office:value="-1.14285714285714" calcext:value-type="float">
            <text:p>-1,14</text:p>
          </table:table-cell>
          <table:table-cell table:number-columns-repeated="1020"/>
        </table:table-row>
        <table:table-row table:style-name="ro3">
          <table:table-cell table:style-name="ce12" table:formula="of:=[.A35]+0.125" office:value-type="float" office:value="-0.75" calcext:value-type="float">
            <text:p>-0,75</text:p>
          </table:table-cell>
          <table:table-cell table:style-name="ce11" table:formula="of:=1/[.A36]" office:value-type="float" office:value="-1.33333333333333" calcext:value-type="float">
            <text:p>-1,33</text:p>
          </table:table-cell>
          <table:table-cell table:style-name="ce11" table:formula="of:=1/-[.A36]" office:value-type="float" office:value="1.33333333333333" calcext:value-type="float">
            <text:p>1,33</text:p>
          </table:table-cell>
          <table:table-cell table:style-name="ce11" table:formula="of:=-(1/-[.A36])" office:value-type="float" office:value="-1.33333333333333" calcext:value-type="float">
            <text:p>-1,33</text:p>
          </table:table-cell>
          <table:table-cell table:number-columns-repeated="1020"/>
        </table:table-row>
        <table:table-row table:style-name="ro3">
          <table:table-cell table:style-name="ce12" table:formula="of:=[.A36]+0.125" office:value-type="float" office:value="-0.625" calcext:value-type="float">
            <text:p>-0,63</text:p>
          </table:table-cell>
          <table:table-cell table:style-name="ce11" table:formula="of:=1/[.A37]" office:value-type="float" office:value="-1.6" calcext:value-type="float">
            <text:p>-1,60</text:p>
          </table:table-cell>
          <table:table-cell table:style-name="ce11" table:formula="of:=1/-[.A37]" office:value-type="float" office:value="1.6" calcext:value-type="float">
            <text:p>1,60</text:p>
          </table:table-cell>
          <table:table-cell table:style-name="ce11" table:formula="of:=-(1/-[.A37])" office:value-type="float" office:value="-1.6" calcext:value-type="float">
            <text:p>-1,60</text:p>
          </table:table-cell>
          <table:table-cell table:number-columns-repeated="1020"/>
        </table:table-row>
        <table:table-row table:style-name="ro3">
          <table:table-cell table:style-name="ce12" table:formula="of:=[.A37]+0.125" office:value-type="float" office:value="-0.5" calcext:value-type="float">
            <text:p>-0,50</text:p>
          </table:table-cell>
          <table:table-cell table:style-name="ce11" table:formula="of:=1/[.A38]" office:value-type="float" office:value="-2" calcext:value-type="float">
            <text:p>-2,00</text:p>
          </table:table-cell>
          <table:table-cell table:style-name="ce11" table:formula="of:=1/-[.A38]" office:value-type="float" office:value="2" calcext:value-type="float">
            <text:p>2,00</text:p>
          </table:table-cell>
          <table:table-cell table:style-name="ce11" table:formula="of:=-(1/-[.A38])" office:value-type="float" office:value="-2" calcext:value-type="float">
            <text:p>-2,00</text:p>
          </table:table-cell>
          <table:table-cell table:number-columns-repeated="1020"/>
        </table:table-row>
        <table:table-row table:style-name="ro3">
          <table:table-cell table:style-name="ce12" table:formula="of:=[.A38]+0.125" office:value-type="float" office:value="-0.375" calcext:value-type="float">
            <text:p>-0,38</text:p>
          </table:table-cell>
          <table:table-cell table:style-name="ce11" table:formula="of:=1/[.A39]" office:value-type="float" office:value="-2.66666666666667" calcext:value-type="float">
            <text:p>-2,67</text:p>
          </table:table-cell>
          <table:table-cell table:style-name="ce11" table:formula="of:=1/-[.A39]" office:value-type="float" office:value="2.66666666666667" calcext:value-type="float">
            <text:p>2,67</text:p>
          </table:table-cell>
          <table:table-cell table:style-name="ce11" table:formula="of:=-(1/-[.A39])" office:value-type="float" office:value="-2.66666666666667" calcext:value-type="float">
            <text:p>-2,67</text:p>
          </table:table-cell>
          <table:table-cell table:number-columns-repeated="1020"/>
        </table:table-row>
        <table:table-row table:style-name="ro3">
          <table:table-cell table:style-name="ce12" table:formula="of:=[.A39]+0.125" office:value-type="float" office:value="-0.25" calcext:value-type="float">
            <text:p>-0,25</text:p>
          </table:table-cell>
          <table:table-cell table:style-name="ce11" table:formula="of:=1/[.A40]" office:value-type="float" office:value="-4" calcext:value-type="float">
            <text:p>-4,00</text:p>
          </table:table-cell>
          <table:table-cell table:style-name="ce11" table:formula="of:=1/-[.A40]" office:value-type="float" office:value="4" calcext:value-type="float">
            <text:p>4,00</text:p>
          </table:table-cell>
          <table:table-cell table:style-name="ce11" table:formula="of:=-(1/-[.A40])" office:value-type="float" office:value="-4" calcext:value-type="float">
            <text:p>-4,00</text:p>
          </table:table-cell>
          <table:table-cell table:number-columns-repeated="1020"/>
        </table:table-row>
        <table:table-row table:style-name="ro3">
          <table:table-cell table:style-name="ce12" table:formula="of:=[.A40]+0.125" office:value-type="float" office:value="-0.125" calcext:value-type="float">
            <text:p>-0,13</text:p>
          </table:table-cell>
          <table:table-cell table:style-name="ce11" table:formula="of:=1/[.A41]" office:value-type="float" office:value="-8" calcext:value-type="float">
            <text:p>-8,00</text:p>
          </table:table-cell>
          <table:table-cell table:style-name="ce11" table:formula="of:=1/-[.A41]" office:value-type="float" office:value="8" calcext:value-type="float">
            <text:p>8,00</text:p>
          </table:table-cell>
          <table:table-cell table:style-name="ce11" table:formula="of:=-(1/-[.A41])" office:value-type="float" office:value="-8" calcext:value-type="float">
            <text:p>-8,00</text:p>
          </table:table-cell>
          <table:table-cell table:number-columns-repeated="1020"/>
        </table:table-row>
        <table:table-row table:style-name="ro3">
          <table:table-cell table:style-name="ce12" table:formula="of:=[.A41]+0.125" office:value-type="float" office:value="0" calcext:value-type="float">
            <text:p>0,00</text:p>
          </table:table-cell>
          <table:table-cell table:style-name="ce11" table:formula="of:=1/[.A42]" office:value-type="string" office:string-value="" calcext:value-type="error">
            <text:p>#DIV/0!</text:p>
          </table:table-cell>
          <table:table-cell table:style-name="ce11" table:formula="of:=1/-[.A42]" office:value-type="string" office:string-value="" calcext:value-type="error">
            <text:p>#DIV/0!</text:p>
          </table:table-cell>
          <table:table-cell table:style-name="ce11" table:formula="of:=-(1/-[.A42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3">
          <table:table-cell table:style-name="ce12" table:formula="of:=[.A42]+0.125" office:value-type="float" office:value="0.125" calcext:value-type="float">
            <text:p>0,13</text:p>
          </table:table-cell>
          <table:table-cell table:style-name="ce11" table:formula="of:=1/[.A43]" office:value-type="float" office:value="8" calcext:value-type="float">
            <text:p>8,00</text:p>
          </table:table-cell>
          <table:table-cell table:style-name="ce11" table:formula="of:=1/-[.A43]" office:value-type="float" office:value="-8" calcext:value-type="float">
            <text:p>-8,00</text:p>
          </table:table-cell>
          <table:table-cell table:style-name="ce11" table:formula="of:=-(1/-[.A43])" office:value-type="float" office:value="8" calcext:value-type="float">
            <text:p>8,00</text:p>
          </table:table-cell>
          <table:table-cell table:number-columns-repeated="1020"/>
        </table:table-row>
        <table:table-row table:style-name="ro3">
          <table:table-cell table:style-name="ce12" table:formula="of:=[.A43]+0.125" office:value-type="float" office:value="0.25" calcext:value-type="float">
            <text:p>0,25</text:p>
          </table:table-cell>
          <table:table-cell table:style-name="ce11" table:formula="of:=1/[.A44]" office:value-type="float" office:value="4" calcext:value-type="float">
            <text:p>4,00</text:p>
          </table:table-cell>
          <table:table-cell table:style-name="ce11" table:formula="of:=1/-[.A44]" office:value-type="float" office:value="-4" calcext:value-type="float">
            <text:p>-4,00</text:p>
          </table:table-cell>
          <table:table-cell table:style-name="ce11" table:formula="of:=-(1/-[.A44])" office:value-type="float" office:value="4" calcext:value-type="float">
            <text:p>4,00</text:p>
          </table:table-cell>
          <table:table-cell table:number-columns-repeated="1020"/>
        </table:table-row>
        <table:table-row table:style-name="ro3">
          <table:table-cell table:style-name="ce12" table:formula="of:=[.A44]+0.125" office:value-type="float" office:value="0.375" calcext:value-type="float">
            <text:p>0,38</text:p>
          </table:table-cell>
          <table:table-cell table:style-name="ce11" table:formula="of:=1/[.A45]" office:value-type="float" office:value="2.66666666666667" calcext:value-type="float">
            <text:p>2,67</text:p>
          </table:table-cell>
          <table:table-cell table:style-name="ce11" table:formula="of:=1/-[.A45]" office:value-type="float" office:value="-2.66666666666667" calcext:value-type="float">
            <text:p>-2,67</text:p>
          </table:table-cell>
          <table:table-cell table:style-name="ce11" table:formula="of:=-(1/-[.A45])" office:value-type="float" office:value="2.66666666666667" calcext:value-type="float">
            <text:p>2,67</text:p>
          </table:table-cell>
          <table:table-cell table:number-columns-repeated="1020"/>
        </table:table-row>
        <table:table-row table:style-name="ro3">
          <table:table-cell table:style-name="ce12" table:formula="of:=[.A45]+0.125" office:value-type="float" office:value="0.5" calcext:value-type="float">
            <text:p>0,50</text:p>
          </table:table-cell>
          <table:table-cell table:style-name="ce11" table:formula="of:=1/[.A46]" office:value-type="float" office:value="2" calcext:value-type="float">
            <text:p>2,00</text:p>
          </table:table-cell>
          <table:table-cell table:style-name="ce11" table:formula="of:=1/-[.A46]" office:value-type="float" office:value="-2" calcext:value-type="float">
            <text:p>-2,00</text:p>
          </table:table-cell>
          <table:table-cell table:style-name="ce11" table:formula="of:=-(1/-[.A46])" office:value-type="float" office:value="2" calcext:value-type="float">
            <text:p>2,00</text:p>
          </table:table-cell>
          <table:table-cell table:number-columns-repeated="1020"/>
        </table:table-row>
        <table:table-row table:style-name="ro3">
          <table:table-cell table:style-name="ce12" table:formula="of:=[.A46]+0.125" office:value-type="float" office:value="0.625" calcext:value-type="float">
            <text:p>0,63</text:p>
          </table:table-cell>
          <table:table-cell table:style-name="ce11" table:formula="of:=1/[.A47]" office:value-type="float" office:value="1.6" calcext:value-type="float">
            <text:p>1,60</text:p>
          </table:table-cell>
          <table:table-cell table:style-name="ce11" table:formula="of:=1/-[.A47]" office:value-type="float" office:value="-1.6" calcext:value-type="float">
            <text:p>-1,60</text:p>
          </table:table-cell>
          <table:table-cell table:style-name="ce11" table:formula="of:=-(1/-[.A47])" office:value-type="float" office:value="1.6" calcext:value-type="float">
            <text:p>1,60</text:p>
          </table:table-cell>
          <table:table-cell table:number-columns-repeated="1020"/>
        </table:table-row>
        <table:table-row table:style-name="ro3">
          <table:table-cell table:style-name="ce12" table:formula="of:=[.A47]+0.125" office:value-type="float" office:value="0.75" calcext:value-type="float">
            <text:p>0,75</text:p>
          </table:table-cell>
          <table:table-cell table:style-name="ce11" table:formula="of:=1/[.A48]" office:value-type="float" office:value="1.33333333333333" calcext:value-type="float">
            <text:p>1,33</text:p>
          </table:table-cell>
          <table:table-cell table:style-name="ce11" table:formula="of:=1/-[.A48]" office:value-type="float" office:value="-1.33333333333333" calcext:value-type="float">
            <text:p>-1,33</text:p>
          </table:table-cell>
          <table:table-cell table:style-name="ce11" table:formula="of:=-(1/-[.A48])" office:value-type="float" office:value="1.33333333333333" calcext:value-type="float">
            <text:p>1,33</text:p>
          </table:table-cell>
          <table:table-cell table:number-columns-repeated="1020"/>
        </table:table-row>
        <table:table-row table:style-name="ro3">
          <table:table-cell table:style-name="ce12" table:formula="of:=[.A48]+0.125" office:value-type="float" office:value="0.875" calcext:value-type="float">
            <text:p>0,88</text:p>
          </table:table-cell>
          <table:table-cell table:style-name="ce11" table:formula="of:=1/[.A49]" office:value-type="float" office:value="1.14285714285714" calcext:value-type="float">
            <text:p>1,14</text:p>
          </table:table-cell>
          <table:table-cell table:style-name="ce11" table:formula="of:=1/-[.A49]" office:value-type="float" office:value="-1.14285714285714" calcext:value-type="float">
            <text:p>-1,14</text:p>
          </table:table-cell>
          <table:table-cell table:style-name="ce11" table:formula="of:=-(1/-[.A49])" office:value-type="float" office:value="1.14285714285714" calcext:value-type="float">
            <text:p>1,14</text:p>
          </table:table-cell>
          <table:table-cell table:number-columns-repeated="1020"/>
        </table:table-row>
        <table:table-row table:style-name="ro3">
          <table:table-cell table:style-name="ce12" table:formula="of:=[.A49]+0.125" office:value-type="float" office:value="1" calcext:value-type="float">
            <text:p>1,00</text:p>
          </table:table-cell>
          <table:table-cell table:style-name="ce11" table:formula="of:=1/[.A50]" office:value-type="float" office:value="1" calcext:value-type="float">
            <text:p>1,00</text:p>
          </table:table-cell>
          <table:table-cell table:style-name="ce11" table:formula="of:=1/-[.A50]" office:value-type="float" office:value="-1" calcext:value-type="float">
            <text:p>-1,00</text:p>
          </table:table-cell>
          <table:table-cell table:style-name="ce11" table:formula="of:=-(1/-[.A50])" office:value-type="float" office:value="1" calcext:value-type="float">
            <text:p>1,00</text:p>
          </table:table-cell>
          <table:table-cell table:number-columns-repeated="1020"/>
        </table:table-row>
        <table:table-row table:style-name="ro3">
          <table:table-cell table:style-name="ce12" table:formula="of:=[.A50]+0.125" office:value-type="float" office:value="1.125" calcext:value-type="float">
            <text:p>1,13</text:p>
          </table:table-cell>
          <table:table-cell table:style-name="ce11" table:formula="of:=1/[.A51]" office:value-type="float" office:value="0.888888888888889" calcext:value-type="float">
            <text:p>0,89</text:p>
          </table:table-cell>
          <table:table-cell table:style-name="ce11" table:formula="of:=1/-[.A51]" office:value-type="float" office:value="-0.888888888888889" calcext:value-type="float">
            <text:p>-0,89</text:p>
          </table:table-cell>
          <table:table-cell table:style-name="ce11" table:formula="of:=-(1/-[.A51])" office:value-type="float" office:value="0.888888888888889" calcext:value-type="float">
            <text:p>0,89</text:p>
          </table:table-cell>
          <table:table-cell table:number-columns-repeated="1020"/>
        </table:table-row>
        <table:table-row table:style-name="ro3">
          <table:table-cell table:style-name="ce12" table:formula="of:=[.A51]+0.125" office:value-type="float" office:value="1.25" calcext:value-type="float">
            <text:p>1,25</text:p>
          </table:table-cell>
          <table:table-cell table:style-name="ce11" table:formula="of:=1/[.A52]" office:value-type="float" office:value="0.8" calcext:value-type="float">
            <text:p>0,80</text:p>
          </table:table-cell>
          <table:table-cell table:style-name="ce11" table:formula="of:=1/-[.A52]" office:value-type="float" office:value="-0.8" calcext:value-type="float">
            <text:p>-0,80</text:p>
          </table:table-cell>
          <table:table-cell table:style-name="ce11" table:formula="of:=-(1/-[.A52])" office:value-type="float" office:value="0.8" calcext:value-type="float">
            <text:p>0,80</text:p>
          </table:table-cell>
          <table:table-cell table:number-columns-repeated="1020"/>
        </table:table-row>
        <table:table-row table:style-name="ro3">
          <table:table-cell table:style-name="ce12" table:formula="of:=[.A52]+0.125" office:value-type="float" office:value="1.375" calcext:value-type="float">
            <text:p>1,38</text:p>
          </table:table-cell>
          <table:table-cell table:style-name="ce11" table:formula="of:=1/[.A53]" office:value-type="float" office:value="0.727272727272727" calcext:value-type="float">
            <text:p>0,73</text:p>
          </table:table-cell>
          <table:table-cell table:style-name="ce11" table:formula="of:=1/-[.A53]" office:value-type="float" office:value="-0.727272727272727" calcext:value-type="float">
            <text:p>-0,73</text:p>
          </table:table-cell>
          <table:table-cell table:style-name="ce11" table:formula="of:=-(1/-[.A53])" office:value-type="float" office:value="0.727272727272727" calcext:value-type="float">
            <text:p>0,73</text:p>
          </table:table-cell>
          <table:table-cell table:number-columns-repeated="1020"/>
        </table:table-row>
        <table:table-row table:style-name="ro3">
          <table:table-cell table:style-name="ce12" table:formula="of:=[.A53]+0.125" office:value-type="float" office:value="1.5" calcext:value-type="float">
            <text:p>1,50</text:p>
          </table:table-cell>
          <table:table-cell table:style-name="ce11" table:formula="of:=1/[.A54]" office:value-type="float" office:value="0.666666666666667" calcext:value-type="float">
            <text:p>0,67</text:p>
          </table:table-cell>
          <table:table-cell table:style-name="ce11" table:formula="of:=1/-[.A54]" office:value-type="float" office:value="-0.666666666666667" calcext:value-type="float">
            <text:p>-0,67</text:p>
          </table:table-cell>
          <table:table-cell table:style-name="ce11" table:formula="of:=-(1/-[.A54])" office:value-type="float" office:value="0.666666666666667" calcext:value-type="float">
            <text:p>0,67</text:p>
          </table:table-cell>
          <table:table-cell table:number-columns-repeated="1020"/>
        </table:table-row>
        <table:table-row table:style-name="ro3">
          <table:table-cell table:style-name="ce12" table:formula="of:=[.A54]+0.125" office:value-type="float" office:value="1.625" calcext:value-type="float">
            <text:p>1,63</text:p>
          </table:table-cell>
          <table:table-cell table:style-name="ce11" table:formula="of:=1/[.A55]" office:value-type="float" office:value="0.615384615384615" calcext:value-type="float">
            <text:p>0,62</text:p>
          </table:table-cell>
          <table:table-cell table:style-name="ce11" table:formula="of:=1/-[.A55]" office:value-type="float" office:value="-0.615384615384615" calcext:value-type="float">
            <text:p>-0,62</text:p>
          </table:table-cell>
          <table:table-cell table:style-name="ce11" table:formula="of:=-(1/-[.A55])" office:value-type="float" office:value="0.615384615384615" calcext:value-type="float">
            <text:p>0,62</text:p>
          </table:table-cell>
          <table:table-cell table:number-columns-repeated="1020"/>
        </table:table-row>
        <table:table-row table:style-name="ro3">
          <table:table-cell table:style-name="ce12" table:formula="of:=[.A55]+0.125" office:value-type="float" office:value="1.75" calcext:value-type="float">
            <text:p>1,75</text:p>
          </table:table-cell>
          <table:table-cell table:style-name="ce11" table:formula="of:=1/[.A56]" office:value-type="float" office:value="0.571428571428571" calcext:value-type="float">
            <text:p>0,57</text:p>
          </table:table-cell>
          <table:table-cell table:style-name="ce11" table:formula="of:=1/-[.A56]" office:value-type="float" office:value="-0.571428571428571" calcext:value-type="float">
            <text:p>-0,57</text:p>
          </table:table-cell>
          <table:table-cell table:style-name="ce11" table:formula="of:=-(1/-[.A56])" office:value-type="float" office:value="0.571428571428571" calcext:value-type="float">
            <text:p>0,57</text:p>
          </table:table-cell>
          <table:table-cell table:number-columns-repeated="1020"/>
        </table:table-row>
        <table:table-row table:style-name="ro3">
          <table:table-cell table:style-name="ce12" table:formula="of:=[.A56]+0.125" office:value-type="float" office:value="1.875" calcext:value-type="float">
            <text:p>1,88</text:p>
          </table:table-cell>
          <table:table-cell table:style-name="ce11" table:formula="of:=1/[.A57]" office:value-type="float" office:value="0.533333333333333" calcext:value-type="float">
            <text:p>0,53</text:p>
          </table:table-cell>
          <table:table-cell table:style-name="ce11" table:formula="of:=1/-[.A57]" office:value-type="float" office:value="-0.533333333333333" calcext:value-type="float">
            <text:p>-0,53</text:p>
          </table:table-cell>
          <table:table-cell table:style-name="ce11" table:formula="of:=-(1/-[.A57])" office:value-type="float" office:value="0.533333333333333" calcext:value-type="float">
            <text:p>0,53</text:p>
          </table:table-cell>
          <table:table-cell table:number-columns-repeated="1020"/>
        </table:table-row>
        <table:table-row table:style-name="ro3">
          <table:table-cell table:style-name="ce12" table:formula="of:=[.A57]+0.125" office:value-type="float" office:value="2" calcext:value-type="float">
            <text:p>2,00</text:p>
          </table:table-cell>
          <table:table-cell table:style-name="ce11" table:formula="of:=1/[.A58]" office:value-type="float" office:value="0.5" calcext:value-type="float">
            <text:p>0,50</text:p>
          </table:table-cell>
          <table:table-cell table:style-name="ce11" table:formula="of:=1/-[.A58]" office:value-type="float" office:value="-0.5" calcext:value-type="float">
            <text:p>-0,50</text:p>
          </table:table-cell>
          <table:table-cell table:style-name="ce11" table:formula="of:=-(1/-[.A58])" office:value-type="float" office:value="0.5" calcext:value-type="float">
            <text:p>0,50</text:p>
          </table:table-cell>
          <table:table-cell table:number-columns-repeated="1020"/>
        </table:table-row>
        <table:table-row table:style-name="ro3">
          <table:table-cell table:style-name="ce12" table:formula="of:=[.A58]+0.125" office:value-type="float" office:value="2.125" calcext:value-type="float">
            <text:p>2,13</text:p>
          </table:table-cell>
          <table:table-cell table:style-name="ce11" table:formula="of:=1/[.A59]" office:value-type="float" office:value="0.470588235294118" calcext:value-type="float">
            <text:p>0,47</text:p>
          </table:table-cell>
          <table:table-cell table:style-name="ce11" table:formula="of:=1/-[.A59]" office:value-type="float" office:value="-0.470588235294118" calcext:value-type="float">
            <text:p>-0,47</text:p>
          </table:table-cell>
          <table:table-cell table:style-name="ce11" table:formula="of:=-(1/-[.A59])" office:value-type="float" office:value="0.470588235294118" calcext:value-type="float">
            <text:p>0,47</text:p>
          </table:table-cell>
          <table:table-cell table:number-columns-repeated="1020"/>
        </table:table-row>
        <table:table-row table:style-name="ro3">
          <table:table-cell table:style-name="ce12" table:formula="of:=[.A59]+0.125" office:value-type="float" office:value="2.25" calcext:value-type="float">
            <text:p>2,25</text:p>
          </table:table-cell>
          <table:table-cell table:style-name="ce11" table:formula="of:=1/[.A60]" office:value-type="float" office:value="0.444444444444444" calcext:value-type="float">
            <text:p>0,44</text:p>
          </table:table-cell>
          <table:table-cell table:style-name="ce11" table:formula="of:=1/-[.A60]" office:value-type="float" office:value="-0.444444444444444" calcext:value-type="float">
            <text:p>-0,44</text:p>
          </table:table-cell>
          <table:table-cell table:style-name="ce11" table:formula="of:=-(1/-[.A60])" office:value-type="float" office:value="0.444444444444444" calcext:value-type="float">
            <text:p>0,44</text:p>
          </table:table-cell>
          <table:table-cell table:number-columns-repeated="1020"/>
        </table:table-row>
        <table:table-row table:style-name="ro3">
          <table:table-cell table:style-name="ce12" table:formula="of:=[.A60]+0.125" office:value-type="float" office:value="2.375" calcext:value-type="float">
            <text:p>2,38</text:p>
          </table:table-cell>
          <table:table-cell table:style-name="ce11" table:formula="of:=1/[.A61]" office:value-type="float" office:value="0.421052631578947" calcext:value-type="float">
            <text:p>0,42</text:p>
          </table:table-cell>
          <table:table-cell table:style-name="ce11" table:formula="of:=1/-[.A61]" office:value-type="float" office:value="-0.421052631578947" calcext:value-type="float">
            <text:p>-0,42</text:p>
          </table:table-cell>
          <table:table-cell table:style-name="ce11" table:formula="of:=-(1/-[.A61])" office:value-type="float" office:value="0.421052631578947" calcext:value-type="float">
            <text:p>0,42</text:p>
          </table:table-cell>
          <table:table-cell table:number-columns-repeated="1020"/>
        </table:table-row>
        <table:table-row table:style-name="ro3">
          <table:table-cell table:style-name="ce12" table:formula="of:=[.A61]+0.125" office:value-type="float" office:value="2.5" calcext:value-type="float">
            <text:p>2,50</text:p>
          </table:table-cell>
          <table:table-cell table:style-name="ce11" table:formula="of:=1/[.A62]" office:value-type="float" office:value="0.4" calcext:value-type="float">
            <text:p>0,40</text:p>
          </table:table-cell>
          <table:table-cell table:style-name="ce11" table:formula="of:=1/-[.A62]" office:value-type="float" office:value="-0.4" calcext:value-type="float">
            <text:p>-0,40</text:p>
          </table:table-cell>
          <table:table-cell table:style-name="ce11" table:formula="of:=-(1/-[.A62])" office:value-type="float" office:value="0.4" calcext:value-type="float">
            <text:p>0,40</text:p>
          </table:table-cell>
          <table:table-cell table:number-columns-repeated="1020"/>
        </table:table-row>
        <table:table-row table:style-name="ro3">
          <table:table-cell table:style-name="ce12" table:formula="of:=[.A62]+0.125" office:value-type="float" office:value="2.625" calcext:value-type="float">
            <text:p>2,63</text:p>
          </table:table-cell>
          <table:table-cell table:style-name="ce11" table:formula="of:=1/[.A63]" office:value-type="float" office:value="0.380952380952381" calcext:value-type="float">
            <text:p>0,38</text:p>
          </table:table-cell>
          <table:table-cell table:style-name="ce11" table:formula="of:=1/-[.A63]" office:value-type="float" office:value="-0.380952380952381" calcext:value-type="float">
            <text:p>-0,38</text:p>
          </table:table-cell>
          <table:table-cell table:style-name="ce11" table:formula="of:=-(1/-[.A63])" office:value-type="float" office:value="0.380952380952381" calcext:value-type="float">
            <text:p>0,38</text:p>
          </table:table-cell>
          <table:table-cell table:number-columns-repeated="1020"/>
        </table:table-row>
        <table:table-row table:style-name="ro3">
          <table:table-cell table:style-name="ce12" table:formula="of:=[.A63]+0.125" office:value-type="float" office:value="2.75" calcext:value-type="float">
            <text:p>2,75</text:p>
          </table:table-cell>
          <table:table-cell table:style-name="ce11" table:formula="of:=1/[.A64]" office:value-type="float" office:value="0.363636363636364" calcext:value-type="float">
            <text:p>0,36</text:p>
          </table:table-cell>
          <table:table-cell table:style-name="ce11" table:formula="of:=1/-[.A64]" office:value-type="float" office:value="-0.363636363636364" calcext:value-type="float">
            <text:p>-0,36</text:p>
          </table:table-cell>
          <table:table-cell table:style-name="ce11" table:formula="of:=-(1/-[.A64])" office:value-type="float" office:value="0.363636363636364" calcext:value-type="float">
            <text:p>0,36</text:p>
          </table:table-cell>
          <table:table-cell table:number-columns-repeated="1020"/>
        </table:table-row>
        <table:table-row table:style-name="ro3">
          <table:table-cell table:style-name="ce12" table:formula="of:=[.A64]+0.125" office:value-type="float" office:value="2.875" calcext:value-type="float">
            <text:p>2,88</text:p>
          </table:table-cell>
          <table:table-cell table:style-name="ce11" table:formula="of:=1/[.A65]" office:value-type="float" office:value="0.347826086956522" calcext:value-type="float">
            <text:p>0,35</text:p>
          </table:table-cell>
          <table:table-cell table:style-name="ce11" table:formula="of:=1/-[.A65]" office:value-type="float" office:value="-0.347826086956522" calcext:value-type="float">
            <text:p>-0,35</text:p>
          </table:table-cell>
          <table:table-cell table:style-name="ce11" table:formula="of:=-(1/-[.A65])" office:value-type="float" office:value="0.347826086956522" calcext:value-type="float">
            <text:p>0,35</text:p>
          </table:table-cell>
          <table:table-cell table:number-columns-repeated="1020"/>
        </table:table-row>
        <table:table-row table:style-name="ro3">
          <table:table-cell table:style-name="ce12" table:formula="of:=[.A65]+0.125" office:value-type="float" office:value="3" calcext:value-type="float">
            <text:p>3,00</text:p>
          </table:table-cell>
          <table:table-cell table:style-name="ce11" table:formula="of:=1/[.A66]" office:value-type="float" office:value="0.333333333333333" calcext:value-type="float">
            <text:p>0,33</text:p>
          </table:table-cell>
          <table:table-cell table:style-name="ce11" table:formula="of:=1/-[.A66]" office:value-type="float" office:value="-0.333333333333333" calcext:value-type="float">
            <text:p>-0,33</text:p>
          </table:table-cell>
          <table:table-cell table:style-name="ce11" table:formula="of:=-(1/-[.A66])" office:value-type="float" office:value="0.333333333333333" calcext:value-type="float">
            <text:p>0,33</text:p>
          </table:table-cell>
          <table:table-cell table:number-columns-repeated="1020"/>
        </table:table-row>
        <table:table-row table:style-name="ro3">
          <table:table-cell table:style-name="ce12" table:formula="of:=[.A66]+0.125" office:value-type="float" office:value="3.125" calcext:value-type="float">
            <text:p>3,13</text:p>
          </table:table-cell>
          <table:table-cell table:style-name="ce11" table:formula="of:=1/[.A67]" office:value-type="float" office:value="0.32" calcext:value-type="float">
            <text:p>0,32</text:p>
          </table:table-cell>
          <table:table-cell table:style-name="ce11" table:formula="of:=1/-[.A67]" office:value-type="float" office:value="-0.32" calcext:value-type="float">
            <text:p>-0,32</text:p>
          </table:table-cell>
          <table:table-cell table:style-name="ce11" table:formula="of:=-(1/-[.A67])" office:value-type="float" office:value="0.32" calcext:value-type="float">
            <text:p>0,32</text:p>
          </table:table-cell>
          <table:table-cell table:number-columns-repeated="1020"/>
        </table:table-row>
        <table:table-row table:style-name="ro3">
          <table:table-cell table:style-name="ce12" table:formula="of:=[.A67]+0.125" office:value-type="float" office:value="3.25" calcext:value-type="float">
            <text:p>3,25</text:p>
          </table:table-cell>
          <table:table-cell table:style-name="ce11" table:formula="of:=1/[.A68]" office:value-type="float" office:value="0.307692307692308" calcext:value-type="float">
            <text:p>0,31</text:p>
          </table:table-cell>
          <table:table-cell table:style-name="ce11" table:formula="of:=1/-[.A68]" office:value-type="float" office:value="-0.307692307692308" calcext:value-type="float">
            <text:p>-0,31</text:p>
          </table:table-cell>
          <table:table-cell table:style-name="ce11" table:formula="of:=-(1/-[.A68])" office:value-type="float" office:value="0.307692307692308" calcext:value-type="float">
            <text:p>0,31</text:p>
          </table:table-cell>
          <table:table-cell table:number-columns-repeated="1020"/>
        </table:table-row>
        <table:table-row table:style-name="ro3">
          <table:table-cell table:style-name="ce12" table:formula="of:=[.A68]+0.125" office:value-type="float" office:value="3.375" calcext:value-type="float">
            <text:p>3,38</text:p>
          </table:table-cell>
          <table:table-cell table:style-name="ce11" table:formula="of:=1/[.A69]" office:value-type="float" office:value="0.296296296296296" calcext:value-type="float">
            <text:p>0,30</text:p>
          </table:table-cell>
          <table:table-cell table:style-name="ce11" table:formula="of:=1/-[.A69]" office:value-type="float" office:value="-0.296296296296296" calcext:value-type="float">
            <text:p>-0,30</text:p>
          </table:table-cell>
          <table:table-cell table:style-name="ce11" table:formula="of:=-(1/-[.A69])" office:value-type="float" office:value="0.296296296296296" calcext:value-type="float">
            <text:p>0,30</text:p>
          </table:table-cell>
          <table:table-cell table:number-columns-repeated="1020"/>
        </table:table-row>
        <table:table-row table:style-name="ro3">
          <table:table-cell table:style-name="ce12" table:formula="of:=[.A69]+0.125" office:value-type="float" office:value="3.5" calcext:value-type="float">
            <text:p>3,50</text:p>
          </table:table-cell>
          <table:table-cell table:style-name="ce11" table:formula="of:=1/[.A70]" office:value-type="float" office:value="0.285714285714286" calcext:value-type="float">
            <text:p>0,29</text:p>
          </table:table-cell>
          <table:table-cell table:style-name="ce11" table:formula="of:=1/-[.A70]" office:value-type="float" office:value="-0.285714285714286" calcext:value-type="float">
            <text:p>-0,29</text:p>
          </table:table-cell>
          <table:table-cell table:style-name="ce11" table:formula="of:=-(1/-[.A70])" office:value-type="float" office:value="0.285714285714286" calcext:value-type="float">
            <text:p>0,29</text:p>
          </table:table-cell>
          <table:table-cell table:number-columns-repeated="1020"/>
        </table:table-row>
        <table:table-row table:style-name="ro3">
          <table:table-cell table:style-name="ce12" table:formula="of:=[.A70]+0.125" office:value-type="float" office:value="3.625" calcext:value-type="float">
            <text:p>3,63</text:p>
          </table:table-cell>
          <table:table-cell table:style-name="ce11" table:formula="of:=1/[.A71]" office:value-type="float" office:value="0.275862068965517" calcext:value-type="float">
            <text:p>0,28</text:p>
          </table:table-cell>
          <table:table-cell table:style-name="ce11" table:formula="of:=1/-[.A71]" office:value-type="float" office:value="-0.275862068965517" calcext:value-type="float">
            <text:p>-0,28</text:p>
          </table:table-cell>
          <table:table-cell table:style-name="ce11" table:formula="of:=-(1/-[.A71])" office:value-type="float" office:value="0.275862068965517" calcext:value-type="float">
            <text:p>0,28</text:p>
          </table:table-cell>
          <table:table-cell table:number-columns-repeated="1020"/>
        </table:table-row>
        <table:table-row table:style-name="ro3">
          <table:table-cell table:style-name="ce12" table:formula="of:=[.A71]+0.125" office:value-type="float" office:value="3.75" calcext:value-type="float">
            <text:p>3,75</text:p>
          </table:table-cell>
          <table:table-cell table:style-name="ce11" table:formula="of:=1/[.A72]" office:value-type="float" office:value="0.266666666666667" calcext:value-type="float">
            <text:p>0,27</text:p>
          </table:table-cell>
          <table:table-cell table:style-name="ce11" table:formula="of:=1/-[.A72]" office:value-type="float" office:value="-0.266666666666667" calcext:value-type="float">
            <text:p>-0,27</text:p>
          </table:table-cell>
          <table:table-cell table:style-name="ce11" table:formula="of:=-(1/-[.A72])" office:value-type="float" office:value="0.266666666666667" calcext:value-type="float">
            <text:p>0,27</text:p>
          </table:table-cell>
          <table:table-cell table:number-columns-repeated="1020"/>
        </table:table-row>
        <table:table-row table:style-name="ro3">
          <table:table-cell table:style-name="ce12" table:formula="of:=[.A72]+0.125" office:value-type="float" office:value="3.875" calcext:value-type="float">
            <text:p>3,88</text:p>
          </table:table-cell>
          <table:table-cell table:style-name="ce11" table:formula="of:=1/[.A73]" office:value-type="float" office:value="0.258064516129032" calcext:value-type="float">
            <text:p>0,26</text:p>
          </table:table-cell>
          <table:table-cell table:style-name="ce11" table:formula="of:=1/-[.A73]" office:value-type="float" office:value="-0.258064516129032" calcext:value-type="float">
            <text:p>-0,26</text:p>
          </table:table-cell>
          <table:table-cell table:style-name="ce11" table:formula="of:=-(1/-[.A73])" office:value-type="float" office:value="0.258064516129032" calcext:value-type="float">
            <text:p>0,26</text:p>
          </table:table-cell>
          <table:table-cell table:number-columns-repeated="1020"/>
        </table:table-row>
        <table:table-row table:style-name="ro3">
          <table:table-cell table:style-name="ce12" table:formula="of:=[.A73]+0.125" office:value-type="float" office:value="4" calcext:value-type="float">
            <text:p>4,00</text:p>
          </table:table-cell>
          <table:table-cell table:style-name="ce11" table:formula="of:=1/[.A74]" office:value-type="float" office:value="0.25" calcext:value-type="float">
            <text:p>0,25</text:p>
          </table:table-cell>
          <table:table-cell table:style-name="ce11" table:formula="of:=1/-[.A74]" office:value-type="float" office:value="-0.25" calcext:value-type="float">
            <text:p>-0,25</text:p>
          </table:table-cell>
          <table:table-cell table:style-name="ce11" table:formula="of:=-(1/-[.A74])" office:value-type="float" office:value="0.25" calcext:value-type="float">
            <text:p>0,25</text:p>
          </table:table-cell>
          <table:table-cell table:number-columns-repeated="1020"/>
        </table:table-row>
        <table:table-row table:style-name="ro3">
          <table:table-cell table:style-name="ce12" table:formula="of:=[.A74]+0.125" office:value-type="float" office:value="4.125" calcext:value-type="float">
            <text:p>4,13</text:p>
          </table:table-cell>
          <table:table-cell table:style-name="ce11" table:formula="of:=1/[.A75]" office:value-type="float" office:value="0.242424242424242" calcext:value-type="float">
            <text:p>0,24</text:p>
          </table:table-cell>
          <table:table-cell table:style-name="ce11" table:formula="of:=1/-[.A75]" office:value-type="float" office:value="-0.242424242424242" calcext:value-type="float">
            <text:p>-0,24</text:p>
          </table:table-cell>
          <table:table-cell table:style-name="ce11" table:formula="of:=-(1/-[.A75])" office:value-type="float" office:value="0.242424242424242" calcext:value-type="float">
            <text:p>0,24</text:p>
          </table:table-cell>
          <table:table-cell table:number-columns-repeated="1020"/>
        </table:table-row>
        <table:table-row table:style-name="ro3">
          <table:table-cell table:style-name="ce12" table:formula="of:=[.A75]+0.125" office:value-type="float" office:value="4.25" calcext:value-type="float">
            <text:p>4,25</text:p>
          </table:table-cell>
          <table:table-cell table:style-name="ce11" table:formula="of:=1/[.A76]" office:value-type="float" office:value="0.235294117647059" calcext:value-type="float">
            <text:p>0,24</text:p>
          </table:table-cell>
          <table:table-cell table:style-name="ce11" table:formula="of:=1/-[.A76]" office:value-type="float" office:value="-0.235294117647059" calcext:value-type="float">
            <text:p>-0,24</text:p>
          </table:table-cell>
          <table:table-cell table:style-name="ce11" table:formula="of:=-(1/-[.A76])" office:value-type="float" office:value="0.235294117647059" calcext:value-type="float">
            <text:p>0,24</text:p>
          </table:table-cell>
          <table:table-cell table:number-columns-repeated="1020"/>
        </table:table-row>
        <table:table-row table:style-name="ro3">
          <table:table-cell table:style-name="ce12" table:formula="of:=[.A76]+0.125" office:value-type="float" office:value="4.375" calcext:value-type="float">
            <text:p>4,38</text:p>
          </table:table-cell>
          <table:table-cell table:style-name="ce11" table:formula="of:=1/[.A77]" office:value-type="float" office:value="0.228571428571429" calcext:value-type="float">
            <text:p>0,23</text:p>
          </table:table-cell>
          <table:table-cell table:style-name="ce11" table:formula="of:=1/-[.A77]" office:value-type="float" office:value="-0.228571428571429" calcext:value-type="float">
            <text:p>-0,23</text:p>
          </table:table-cell>
          <table:table-cell table:style-name="ce11" table:formula="of:=-(1/-[.A77])" office:value-type="float" office:value="0.228571428571429" calcext:value-type="float">
            <text:p>0,23</text:p>
          </table:table-cell>
          <table:table-cell table:number-columns-repeated="1020"/>
        </table:table-row>
        <table:table-row table:style-name="ro3">
          <table:table-cell table:style-name="ce12" table:formula="of:=[.A77]+0.125" office:value-type="float" office:value="4.5" calcext:value-type="float">
            <text:p>4,50</text:p>
          </table:table-cell>
          <table:table-cell table:style-name="ce11" table:formula="of:=1/[.A78]" office:value-type="float" office:value="0.222222222222222" calcext:value-type="float">
            <text:p>0,22</text:p>
          </table:table-cell>
          <table:table-cell table:style-name="ce11" table:formula="of:=1/-[.A78]" office:value-type="float" office:value="-0.222222222222222" calcext:value-type="float">
            <text:p>-0,22</text:p>
          </table:table-cell>
          <table:table-cell table:style-name="ce11" table:formula="of:=-(1/-[.A78])" office:value-type="float" office:value="0.222222222222222" calcext:value-type="float">
            <text:p>0,22</text:p>
          </table:table-cell>
          <table:table-cell table:number-columns-repeated="1020"/>
        </table:table-row>
        <table:table-row table:style-name="ro3">
          <table:table-cell table:style-name="ce12" table:formula="of:=[.A78]+0.125" office:value-type="float" office:value="4.625" calcext:value-type="float">
            <text:p>4,63</text:p>
          </table:table-cell>
          <table:table-cell table:style-name="ce11" table:formula="of:=1/[.A79]" office:value-type="float" office:value="0.216216216216216" calcext:value-type="float">
            <text:p>0,22</text:p>
          </table:table-cell>
          <table:table-cell table:style-name="ce11" table:formula="of:=1/-[.A79]" office:value-type="float" office:value="-0.216216216216216" calcext:value-type="float">
            <text:p>-0,22</text:p>
          </table:table-cell>
          <table:table-cell table:style-name="ce11" table:formula="of:=-(1/-[.A79])" office:value-type="float" office:value="0.216216216216216" calcext:value-type="float">
            <text:p>0,22</text:p>
          </table:table-cell>
          <table:table-cell table:number-columns-repeated="1020"/>
        </table:table-row>
        <table:table-row table:style-name="ro3">
          <table:table-cell table:style-name="ce12" table:formula="of:=[.A79]+0.125" office:value-type="float" office:value="4.75" calcext:value-type="float">
            <text:p>4,75</text:p>
          </table:table-cell>
          <table:table-cell table:style-name="ce11" table:formula="of:=1/[.A80]" office:value-type="float" office:value="0.210526315789474" calcext:value-type="float">
            <text:p>0,21</text:p>
          </table:table-cell>
          <table:table-cell table:style-name="ce11" table:formula="of:=1/-[.A80]" office:value-type="float" office:value="-0.210526315789474" calcext:value-type="float">
            <text:p>-0,21</text:p>
          </table:table-cell>
          <table:table-cell table:style-name="ce11" table:formula="of:=-(1/-[.A80])" office:value-type="float" office:value="0.210526315789474" calcext:value-type="float">
            <text:p>0,21</text:p>
          </table:table-cell>
          <table:table-cell table:number-columns-repeated="1020"/>
        </table:table-row>
        <table:table-row table:style-name="ro3">
          <table:table-cell table:style-name="ce12" table:formula="of:=[.A80]+0.125" office:value-type="float" office:value="4.875" calcext:value-type="float">
            <text:p>4,88</text:p>
          </table:table-cell>
          <table:table-cell table:style-name="ce11" table:formula="of:=1/[.A81]" office:value-type="float" office:value="0.205128205128205" calcext:value-type="float">
            <text:p>0,21</text:p>
          </table:table-cell>
          <table:table-cell table:style-name="ce11" table:formula="of:=1/-[.A81]" office:value-type="float" office:value="-0.205128205128205" calcext:value-type="float">
            <text:p>-0,21</text:p>
          </table:table-cell>
          <table:table-cell table:style-name="ce11" table:formula="of:=-(1/-[.A81])" office:value-type="float" office:value="0.205128205128205" calcext:value-type="float">
            <text:p>0,21</text:p>
          </table:table-cell>
          <table:table-cell table:number-columns-repeated="1020"/>
        </table:table-row>
        <table:table-row table:style-name="ro3">
          <table:table-cell table:style-name="ce13" table:formula="of:=[.A81]+0.125" office:value-type="float" office:value="5" calcext:value-type="float">
            <text:p>5,00</text:p>
          </table:table-cell>
          <table:table-cell table:style-name="ce11" table:formula="of:=1/[.A82]" office:value-type="float" office:value="0.2" calcext:value-type="float">
            <text:p>0,20</text:p>
          </table:table-cell>
          <table:table-cell table:style-name="ce11" table:formula="of:=1/-[.A82]" office:value-type="float" office:value="-0.2" calcext:value-type="float">
            <text:p>-0,20</text:p>
          </table:table-cell>
          <table:table-cell table:style-name="ce11" table:formula="of:=-(1/-[.A82])" office:value-type="float" office:value="0.2" calcext:value-type="float">
            <text:p>0,20</text:p>
          </table:table-cell>
          <table:table-cell table:number-columns-repeated="102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>
        <table:shapes>
          <draw:frame draw:z-index="0" draw:style-name="gr1" draw:text-style-name="P1" svg:width="16.008cm" svg:height="8.979cm" svg:x="9.349cm" svg:y="2.361cm">
            <draw:object draw:notify-on-update-of-ranges="Foglio3.A2:Foglio3.A82 Foglio3.B2:Foglio3.B82 Foglio3.A2:Foglio3.A82 Foglio3.C2:Foglio3.C82 Foglio3.A2:Foglio3.A82 Foglio3.D2:Foglio3.D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2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f(x)</text:p>
          </table:table-cell>
          <table:table-cell table:style-name="ce10" office:value-type="string" calcext:value-type="string">
            <text:p>f(-x)</text:p>
          </table:table-cell>
          <table:table-cell table:style-name="ce10" office:value-type="string" calcext:value-type="string">
            <text:p>-f(-x)</text:p>
          </table:table-cell>
          <table:table-cell table:style-name="ce15" office:value-type="string" calcext:value-type="string">
            <text:p>y=(X+3)^2</text:p>
          </table:table-cell>
          <table:table-cell table:number-columns-repeated="1019"/>
        </table:table-row>
        <table:table-row table:style-name="ro1">
          <table:table-cell table:style-name="ce11" office:value-type="float" office:value="-5" calcext:value-type="float">
            <text:p>-5,00</text:p>
          </table:table-cell>
          <table:table-cell table:style-name="ce11" table:formula="of:=([.A2]+3)^2" office:value-type="float" office:value="4" calcext:value-type="float">
            <text:p>4,00</text:p>
          </table:table-cell>
          <table:table-cell table:style-name="ce11" table:formula="of:=(-[.A2]+3)^2" office:value-type="float" office:value="64" calcext:value-type="float">
            <text:p>64,00</text:p>
          </table:table-cell>
          <table:table-cell table:style-name="ce11" table:formula="of:=-((-[.A2]+3)^2)" office:value-type="float" office:value="-64" calcext:value-type="float">
            <text:p>-64,00</text:p>
          </table:table-cell>
          <table:table-cell table:number-columns-repeated="1020"/>
        </table:table-row>
        <table:table-row table:style-name="ro3">
          <table:table-cell table:style-name="ce12" table:formula="of:=[.A2]+0.125" office:value-type="float" office:value="-4.875" calcext:value-type="float">
            <text:p>-4,88</text:p>
          </table:table-cell>
          <table:table-cell table:style-name="ce11" table:formula="of:=([.A3]+3)^2" office:value-type="float" office:value="3.515625" calcext:value-type="float">
            <text:p>3,52</text:p>
          </table:table-cell>
          <table:table-cell table:style-name="ce11" table:formula="of:=(-[.A3]+3)^2" office:value-type="float" office:value="62.015625" calcext:value-type="float">
            <text:p>62,02</text:p>
          </table:table-cell>
          <table:table-cell table:style-name="ce11" table:formula="of:=-((-[.A3]+3)^2)" office:value-type="float" office:value="-62.015625" calcext:value-type="float">
            <text:p>-62,02</text:p>
          </table:table-cell>
          <table:table-cell table:style-name="ce16" table:formula="of:=IF([.B2:.B82]=[.D2:.D82];&quot;LA FUNZIONE E' DISPARI&quot;;&quot;NON E' DISPARI&quot;)" office:value-type="string" office:string-value="NON E' DISPARI" calcext:value-type="string">
            <text:p>NON E' DISPARI</text:p>
          </table:table-cell>
          <table:table-cell table:number-columns-repeated="1019"/>
        </table:table-row>
        <table:table-row table:style-name="ro3">
          <table:table-cell table:style-name="ce12" table:formula="of:=[.A3]+0.125" office:value-type="float" office:value="-4.75" calcext:value-type="float">
            <text:p>-4,75</text:p>
          </table:table-cell>
          <table:table-cell table:style-name="ce11" table:formula="of:=([.A4]+3)^2" office:value-type="float" office:value="3.0625" calcext:value-type="float">
            <text:p>3,06</text:p>
          </table:table-cell>
          <table:table-cell table:style-name="ce11" table:formula="of:=(-[.A4]+3)^2" office:value-type="float" office:value="60.0625" calcext:value-type="float">
            <text:p>60,06</text:p>
          </table:table-cell>
          <table:table-cell table:style-name="ce11" table:formula="of:=-((-[.A4]+3)^2)" office:value-type="float" office:value="-60.0625" calcext:value-type="float">
            <text:p>-60,06</text:p>
          </table:table-cell>
          <table:table-cell table:style-name="ce16" table:formula="of:=IF([.B2:.B82]=[.C2:.C82];&quot;LA FUNZIONE E' PARI&quot;;&quot;NON E' PARI&quot;)" office:value-type="string" office:string-value="NON E' PARI" calcext:value-type="string">
            <text:p>NON E' PARI</text:p>
          </table:table-cell>
          <table:table-cell table:number-columns-repeated="1019"/>
        </table:table-row>
        <table:table-row table:style-name="ro3">
          <table:table-cell table:style-name="ce12" table:formula="of:=[.A4]+0.125" office:value-type="float" office:value="-4.625" calcext:value-type="float">
            <text:p>-4,63</text:p>
          </table:table-cell>
          <table:table-cell table:style-name="ce11" table:formula="of:=([.A5]+3)^2" office:value-type="float" office:value="2.640625" calcext:value-type="float">
            <text:p>2,64</text:p>
          </table:table-cell>
          <table:table-cell table:style-name="ce11" table:formula="of:=(-[.A5]+3)^2" office:value-type="float" office:value="58.140625" calcext:value-type="float">
            <text:p>58,14</text:p>
          </table:table-cell>
          <table:table-cell table:style-name="ce11" table:formula="of:=-((-[.A5]+3)^2)" office:value-type="float" office:value="-58.140625" calcext:value-type="float">
            <text:p>-58,14</text:p>
          </table:table-cell>
          <table:table-cell table:number-columns-repeated="1020"/>
        </table:table-row>
        <table:table-row table:style-name="ro3">
          <table:table-cell table:style-name="ce12" table:formula="of:=[.A5]+0.125" office:value-type="float" office:value="-4.5" calcext:value-type="float">
            <text:p>-4,50</text:p>
          </table:table-cell>
          <table:table-cell table:style-name="ce11" table:formula="of:=([.A6]+3)^2" office:value-type="float" office:value="2.25" calcext:value-type="float">
            <text:p>2,25</text:p>
          </table:table-cell>
          <table:table-cell table:style-name="ce11" table:formula="of:=(-[.A6]+3)^2" office:value-type="float" office:value="56.25" calcext:value-type="float">
            <text:p>56,25</text:p>
          </table:table-cell>
          <table:table-cell table:style-name="ce11" table:formula="of:=-((-[.A6]+3)^2)" office:value-type="float" office:value="-56.25" calcext:value-type="float">
            <text:p>-56,25</text:p>
          </table:table-cell>
          <table:table-cell table:number-columns-repeated="1020"/>
        </table:table-row>
        <table:table-row table:style-name="ro3">
          <table:table-cell table:style-name="ce12" table:formula="of:=[.A6]+0.125" office:value-type="float" office:value="-4.375" calcext:value-type="float">
            <text:p>-4,38</text:p>
          </table:table-cell>
          <table:table-cell table:style-name="ce11" table:formula="of:=([.A7]+3)^2" office:value-type="float" office:value="1.890625" calcext:value-type="float">
            <text:p>1,89</text:p>
          </table:table-cell>
          <table:table-cell table:style-name="ce11" table:formula="of:=(-[.A7]+3)^2" office:value-type="float" office:value="54.390625" calcext:value-type="float">
            <text:p>54,39</text:p>
          </table:table-cell>
          <table:table-cell table:style-name="ce11" table:formula="of:=-((-[.A7]+3)^2)" office:value-type="float" office:value="-54.390625" calcext:value-type="float">
            <text:p>-54,39</text:p>
          </table:table-cell>
          <table:table-cell table:number-columns-repeated="1020"/>
        </table:table-row>
        <table:table-row table:style-name="ro3">
          <table:table-cell table:style-name="ce12" table:formula="of:=[.A7]+0.125" office:value-type="float" office:value="-4.25" calcext:value-type="float">
            <text:p>-4,25</text:p>
          </table:table-cell>
          <table:table-cell table:style-name="ce11" table:formula="of:=([.A8]+3)^2" office:value-type="float" office:value="1.5625" calcext:value-type="float">
            <text:p>1,56</text:p>
          </table:table-cell>
          <table:table-cell table:style-name="ce11" table:formula="of:=(-[.A8]+3)^2" office:value-type="float" office:value="52.5625" calcext:value-type="float">
            <text:p>52,56</text:p>
          </table:table-cell>
          <table:table-cell table:style-name="ce11" table:formula="of:=-((-[.A8]+3)^2)" office:value-type="float" office:value="-52.5625" calcext:value-type="float">
            <text:p>-52,56</text:p>
          </table:table-cell>
          <table:table-cell table:number-columns-repeated="1020"/>
        </table:table-row>
        <table:table-row table:style-name="ro3">
          <table:table-cell table:style-name="ce12" table:formula="of:=[.A8]+0.125" office:value-type="float" office:value="-4.125" calcext:value-type="float">
            <text:p>-4,13</text:p>
          </table:table-cell>
          <table:table-cell table:style-name="ce11" table:formula="of:=([.A9]+3)^2" office:value-type="float" office:value="1.265625" calcext:value-type="float">
            <text:p>1,27</text:p>
          </table:table-cell>
          <table:table-cell table:style-name="ce11" table:formula="of:=(-[.A9]+3)^2" office:value-type="float" office:value="50.765625" calcext:value-type="float">
            <text:p>50,77</text:p>
          </table:table-cell>
          <table:table-cell table:style-name="ce11" table:formula="of:=-((-[.A9]+3)^2)" office:value-type="float" office:value="-50.765625" calcext:value-type="float">
            <text:p>-50,77</text:p>
          </table:table-cell>
          <table:table-cell table:number-columns-repeated="1020"/>
        </table:table-row>
        <table:table-row table:style-name="ro3">
          <table:table-cell table:style-name="ce12" table:formula="of:=[.A9]+0.125" office:value-type="float" office:value="-4" calcext:value-type="float">
            <text:p>-4,00</text:p>
          </table:table-cell>
          <table:table-cell table:style-name="ce11" table:formula="of:=([.A10]+3)^2" office:value-type="float" office:value="1" calcext:value-type="float">
            <text:p>1,00</text:p>
          </table:table-cell>
          <table:table-cell table:style-name="ce11" table:formula="of:=(-[.A10]+3)^2" office:value-type="float" office:value="49" calcext:value-type="float">
            <text:p>49,00</text:p>
          </table:table-cell>
          <table:table-cell table:style-name="ce11" table:formula="of:=-((-[.A10]+3)^2)" office:value-type="float" office:value="-49" calcext:value-type="float">
            <text:p>-49,00</text:p>
          </table:table-cell>
          <table:table-cell table:number-columns-repeated="1020"/>
        </table:table-row>
        <table:table-row table:style-name="ro3">
          <table:table-cell table:style-name="ce12" table:formula="of:=[.A10]+0.125" office:value-type="float" office:value="-3.875" calcext:value-type="float">
            <text:p>-3,88</text:p>
          </table:table-cell>
          <table:table-cell table:style-name="ce11" table:formula="of:=([.A11]+3)^2" office:value-type="float" office:value="0.765625" calcext:value-type="float">
            <text:p>0,77</text:p>
          </table:table-cell>
          <table:table-cell table:style-name="ce11" table:formula="of:=(-[.A11]+3)^2" office:value-type="float" office:value="47.265625" calcext:value-type="float">
            <text:p>47,27</text:p>
          </table:table-cell>
          <table:table-cell table:style-name="ce11" table:formula="of:=-((-[.A11]+3)^2)" office:value-type="float" office:value="-47.265625" calcext:value-type="float">
            <text:p>-47,27</text:p>
          </table:table-cell>
          <table:table-cell table:number-columns-repeated="1020"/>
        </table:table-row>
        <table:table-row table:style-name="ro3">
          <table:table-cell table:style-name="ce12" table:formula="of:=[.A11]+0.125" office:value-type="float" office:value="-3.75" calcext:value-type="float">
            <text:p>-3,75</text:p>
          </table:table-cell>
          <table:table-cell table:style-name="ce11" table:formula="of:=([.A12]+3)^2" office:value-type="float" office:value="0.5625" calcext:value-type="float">
            <text:p>0,56</text:p>
          </table:table-cell>
          <table:table-cell table:style-name="ce11" table:formula="of:=(-[.A12]+3)^2" office:value-type="float" office:value="45.5625" calcext:value-type="float">
            <text:p>45,56</text:p>
          </table:table-cell>
          <table:table-cell table:style-name="ce11" table:formula="of:=-((-[.A12]+3)^2)" office:value-type="float" office:value="-45.5625" calcext:value-type="float">
            <text:p>-45,56</text:p>
          </table:table-cell>
          <table:table-cell table:number-columns-repeated="1020"/>
        </table:table-row>
        <table:table-row table:style-name="ro3">
          <table:table-cell table:style-name="ce12" table:formula="of:=[.A12]+0.125" office:value-type="float" office:value="-3.625" calcext:value-type="float">
            <text:p>-3,63</text:p>
          </table:table-cell>
          <table:table-cell table:style-name="ce11" table:formula="of:=([.A13]+3)^2" office:value-type="float" office:value="0.390625" calcext:value-type="float">
            <text:p>0,39</text:p>
          </table:table-cell>
          <table:table-cell table:style-name="ce11" table:formula="of:=(-[.A13]+3)^2" office:value-type="float" office:value="43.890625" calcext:value-type="float">
            <text:p>43,89</text:p>
          </table:table-cell>
          <table:table-cell table:style-name="ce11" table:formula="of:=-((-[.A13]+3)^2)" office:value-type="float" office:value="-43.890625" calcext:value-type="float">
            <text:p>-43,89</text:p>
          </table:table-cell>
          <table:table-cell table:number-columns-repeated="1020"/>
        </table:table-row>
        <table:table-row table:style-name="ro3">
          <table:table-cell table:style-name="ce12" table:formula="of:=[.A13]+0.125" office:value-type="float" office:value="-3.5" calcext:value-type="float">
            <text:p>-3,50</text:p>
          </table:table-cell>
          <table:table-cell table:style-name="ce11" table:formula="of:=([.A14]+3)^2" office:value-type="float" office:value="0.25" calcext:value-type="float">
            <text:p>0,25</text:p>
          </table:table-cell>
          <table:table-cell table:style-name="ce11" table:formula="of:=(-[.A14]+3)^2" office:value-type="float" office:value="42.25" calcext:value-type="float">
            <text:p>42,25</text:p>
          </table:table-cell>
          <table:table-cell table:style-name="ce11" table:formula="of:=-((-[.A14]+3)^2)" office:value-type="float" office:value="-42.25" calcext:value-type="float">
            <text:p>-42,25</text:p>
          </table:table-cell>
          <table:table-cell table:number-columns-repeated="1020"/>
        </table:table-row>
        <table:table-row table:style-name="ro3">
          <table:table-cell table:style-name="ce12" table:formula="of:=[.A14]+0.125" office:value-type="float" office:value="-3.375" calcext:value-type="float">
            <text:p>-3,38</text:p>
          </table:table-cell>
          <table:table-cell table:style-name="ce11" table:formula="of:=([.A15]+3)^2" office:value-type="float" office:value="0.140625" calcext:value-type="float">
            <text:p>0,14</text:p>
          </table:table-cell>
          <table:table-cell table:style-name="ce11" table:formula="of:=(-[.A15]+3)^2" office:value-type="float" office:value="40.640625" calcext:value-type="float">
            <text:p>40,64</text:p>
          </table:table-cell>
          <table:table-cell table:style-name="ce11" table:formula="of:=-((-[.A15]+3)^2)" office:value-type="float" office:value="-40.640625" calcext:value-type="float">
            <text:p>-40,64</text:p>
          </table:table-cell>
          <table:table-cell table:number-columns-repeated="1020"/>
        </table:table-row>
        <table:table-row table:style-name="ro3">
          <table:table-cell table:style-name="ce12" table:formula="of:=[.A15]+0.125" office:value-type="float" office:value="-3.25" calcext:value-type="float">
            <text:p>-3,25</text:p>
          </table:table-cell>
          <table:table-cell table:style-name="ce11" table:formula="of:=([.A16]+3)^2" office:value-type="float" office:value="0.0625" calcext:value-type="float">
            <text:p>0,06</text:p>
          </table:table-cell>
          <table:table-cell table:style-name="ce11" table:formula="of:=(-[.A16]+3)^2" office:value-type="float" office:value="39.0625" calcext:value-type="float">
            <text:p>39,06</text:p>
          </table:table-cell>
          <table:table-cell table:style-name="ce11" table:formula="of:=-((-[.A16]+3)^2)" office:value-type="float" office:value="-39.0625" calcext:value-type="float">
            <text:p>-39,06</text:p>
          </table:table-cell>
          <table:table-cell table:number-columns-repeated="1020"/>
        </table:table-row>
        <table:table-row table:style-name="ro3">
          <table:table-cell table:style-name="ce12" table:formula="of:=[.A16]+0.125" office:value-type="float" office:value="-3.125" calcext:value-type="float">
            <text:p>-3,13</text:p>
          </table:table-cell>
          <table:table-cell table:style-name="ce11" table:formula="of:=([.A17]+3)^2" office:value-type="float" office:value="0.015625" calcext:value-type="float">
            <text:p>0,02</text:p>
          </table:table-cell>
          <table:table-cell table:style-name="ce11" table:formula="of:=(-[.A17]+3)^2" office:value-type="float" office:value="37.515625" calcext:value-type="float">
            <text:p>37,52</text:p>
          </table:table-cell>
          <table:table-cell table:style-name="ce11" table:formula="of:=-((-[.A17]+3)^2)" office:value-type="float" office:value="-37.515625" calcext:value-type="float">
            <text:p>-37,52</text:p>
          </table:table-cell>
          <table:table-cell table:number-columns-repeated="1020"/>
        </table:table-row>
        <table:table-row table:style-name="ro3">
          <table:table-cell table:style-name="ce12" table:formula="of:=[.A17]+0.125" office:value-type="float" office:value="-3" calcext:value-type="float">
            <text:p>-3,00</text:p>
          </table:table-cell>
          <table:table-cell table:style-name="ce11" table:formula="of:=([.A18]+3)^2" office:value-type="float" office:value="0" calcext:value-type="float">
            <text:p>0,00</text:p>
          </table:table-cell>
          <table:table-cell table:style-name="ce11" table:formula="of:=(-[.A18]+3)^2" office:value-type="float" office:value="36" calcext:value-type="float">
            <text:p>36,00</text:p>
          </table:table-cell>
          <table:table-cell table:style-name="ce11" table:formula="of:=-((-[.A18]+3)^2)" office:value-type="float" office:value="-36" calcext:value-type="float">
            <text:p>-36,00</text:p>
          </table:table-cell>
          <table:table-cell table:number-columns-repeated="1020"/>
        </table:table-row>
        <table:table-row table:style-name="ro3">
          <table:table-cell table:style-name="ce12" table:formula="of:=[.A18]+0.125" office:value-type="float" office:value="-2.875" calcext:value-type="float">
            <text:p>-2,88</text:p>
          </table:table-cell>
          <table:table-cell table:style-name="ce11" table:formula="of:=([.A19]+3)^2" office:value-type="float" office:value="0.015625" calcext:value-type="float">
            <text:p>0,02</text:p>
          </table:table-cell>
          <table:table-cell table:style-name="ce11" table:formula="of:=(-[.A19]+3)^2" office:value-type="float" office:value="34.515625" calcext:value-type="float">
            <text:p>34,52</text:p>
          </table:table-cell>
          <table:table-cell table:style-name="ce11" table:formula="of:=-((-[.A19]+3)^2)" office:value-type="float" office:value="-34.515625" calcext:value-type="float">
            <text:p>-34,52</text:p>
          </table:table-cell>
          <table:table-cell table:number-columns-repeated="1020"/>
        </table:table-row>
        <table:table-row table:style-name="ro3">
          <table:table-cell table:style-name="ce12" table:formula="of:=[.A19]+0.125" office:value-type="float" office:value="-2.75" calcext:value-type="float">
            <text:p>-2,75</text:p>
          </table:table-cell>
          <table:table-cell table:style-name="ce11" table:formula="of:=([.A20]+3)^2" office:value-type="float" office:value="0.0625" calcext:value-type="float">
            <text:p>0,06</text:p>
          </table:table-cell>
          <table:table-cell table:style-name="ce11" table:formula="of:=(-[.A20]+3)^2" office:value-type="float" office:value="33.0625" calcext:value-type="float">
            <text:p>33,06</text:p>
          </table:table-cell>
          <table:table-cell table:style-name="ce11" table:formula="of:=-((-[.A20]+3)^2)" office:value-type="float" office:value="-33.0625" calcext:value-type="float">
            <text:p>-33,06</text:p>
          </table:table-cell>
          <table:table-cell table:number-columns-repeated="1020"/>
        </table:table-row>
        <table:table-row table:style-name="ro3">
          <table:table-cell table:style-name="ce12" table:formula="of:=[.A20]+0.125" office:value-type="float" office:value="-2.625" calcext:value-type="float">
            <text:p>-2,63</text:p>
          </table:table-cell>
          <table:table-cell table:style-name="ce11" table:formula="of:=([.A21]+3)^2" office:value-type="float" office:value="0.140625" calcext:value-type="float">
            <text:p>0,14</text:p>
          </table:table-cell>
          <table:table-cell table:style-name="ce11" table:formula="of:=(-[.A21]+3)^2" office:value-type="float" office:value="31.640625" calcext:value-type="float">
            <text:p>31,64</text:p>
          </table:table-cell>
          <table:table-cell table:style-name="ce11" table:formula="of:=-((-[.A21]+3)^2)" office:value-type="float" office:value="-31.640625" calcext:value-type="float">
            <text:p>-31,64</text:p>
          </table:table-cell>
          <table:table-cell table:number-columns-repeated="1020"/>
        </table:table-row>
        <table:table-row table:style-name="ro3">
          <table:table-cell table:style-name="ce12" table:formula="of:=[.A21]+0.125" office:value-type="float" office:value="-2.5" calcext:value-type="float">
            <text:p>-2,50</text:p>
          </table:table-cell>
          <table:table-cell table:style-name="ce11" table:formula="of:=([.A22]+3)^2" office:value-type="float" office:value="0.25" calcext:value-type="float">
            <text:p>0,25</text:p>
          </table:table-cell>
          <table:table-cell table:style-name="ce11" table:formula="of:=(-[.A22]+3)^2" office:value-type="float" office:value="30.25" calcext:value-type="float">
            <text:p>30,25</text:p>
          </table:table-cell>
          <table:table-cell table:style-name="ce11" table:formula="of:=-((-[.A22]+3)^2)" office:value-type="float" office:value="-30.25" calcext:value-type="float">
            <text:p>-30,25</text:p>
          </table:table-cell>
          <table:table-cell table:number-columns-repeated="1020"/>
        </table:table-row>
        <table:table-row table:style-name="ro3">
          <table:table-cell table:style-name="ce12" table:formula="of:=[.A22]+0.125" office:value-type="float" office:value="-2.375" calcext:value-type="float">
            <text:p>-2,38</text:p>
          </table:table-cell>
          <table:table-cell table:style-name="ce11" table:formula="of:=([.A23]+3)^2" office:value-type="float" office:value="0.390625" calcext:value-type="float">
            <text:p>0,39</text:p>
          </table:table-cell>
          <table:table-cell table:style-name="ce11" table:formula="of:=(-[.A23]+3)^2" office:value-type="float" office:value="28.890625" calcext:value-type="float">
            <text:p>28,89</text:p>
          </table:table-cell>
          <table:table-cell table:style-name="ce11" table:formula="of:=-((-[.A23]+3)^2)" office:value-type="float" office:value="-28.890625" calcext:value-type="float">
            <text:p>-28,89</text:p>
          </table:table-cell>
          <table:table-cell table:number-columns-repeated="1020"/>
        </table:table-row>
        <table:table-row table:style-name="ro3">
          <table:table-cell table:style-name="ce12" table:formula="of:=[.A23]+0.125" office:value-type="float" office:value="-2.25" calcext:value-type="float">
            <text:p>-2,25</text:p>
          </table:table-cell>
          <table:table-cell table:style-name="ce11" table:formula="of:=([.A24]+3)^2" office:value-type="float" office:value="0.5625" calcext:value-type="float">
            <text:p>0,56</text:p>
          </table:table-cell>
          <table:table-cell table:style-name="ce11" table:formula="of:=(-[.A24]+3)^2" office:value-type="float" office:value="27.5625" calcext:value-type="float">
            <text:p>27,56</text:p>
          </table:table-cell>
          <table:table-cell table:style-name="ce11" table:formula="of:=-((-[.A24]+3)^2)" office:value-type="float" office:value="-27.5625" calcext:value-type="float">
            <text:p>-27,56</text:p>
          </table:table-cell>
          <table:table-cell table:number-columns-repeated="1020"/>
        </table:table-row>
        <table:table-row table:style-name="ro3">
          <table:table-cell table:style-name="ce12" table:formula="of:=[.A24]+0.125" office:value-type="float" office:value="-2.125" calcext:value-type="float">
            <text:p>-2,13</text:p>
          </table:table-cell>
          <table:table-cell table:style-name="ce11" table:formula="of:=([.A25]+3)^2" office:value-type="float" office:value="0.765625" calcext:value-type="float">
            <text:p>0,77</text:p>
          </table:table-cell>
          <table:table-cell table:style-name="ce11" table:formula="of:=(-[.A25]+3)^2" office:value-type="float" office:value="26.265625" calcext:value-type="float">
            <text:p>26,27</text:p>
          </table:table-cell>
          <table:table-cell table:style-name="ce11" table:formula="of:=-((-[.A25]+3)^2)" office:value-type="float" office:value="-26.265625" calcext:value-type="float">
            <text:p>-26,27</text:p>
          </table:table-cell>
          <table:table-cell table:number-columns-repeated="1020"/>
        </table:table-row>
        <table:table-row table:style-name="ro3">
          <table:table-cell table:style-name="ce12" table:formula="of:=[.A25]+0.125" office:value-type="float" office:value="-2" calcext:value-type="float">
            <text:p>-2,00</text:p>
          </table:table-cell>
          <table:table-cell table:style-name="ce11" table:formula="of:=([.A26]+3)^2" office:value-type="float" office:value="1" calcext:value-type="float">
            <text:p>1,00</text:p>
          </table:table-cell>
          <table:table-cell table:style-name="ce11" table:formula="of:=(-[.A26]+3)^2" office:value-type="float" office:value="25" calcext:value-type="float">
            <text:p>25,00</text:p>
          </table:table-cell>
          <table:table-cell table:style-name="ce11" table:formula="of:=-((-[.A26]+3)^2)" office:value-type="float" office:value="-25" calcext:value-type="float">
            <text:p>-25,00</text:p>
          </table:table-cell>
          <table:table-cell table:number-columns-repeated="1020"/>
        </table:table-row>
        <table:table-row table:style-name="ro3">
          <table:table-cell table:style-name="ce12" table:formula="of:=[.A26]+0.125" office:value-type="float" office:value="-1.875" calcext:value-type="float">
            <text:p>-1,88</text:p>
          </table:table-cell>
          <table:table-cell table:style-name="ce11" table:formula="of:=([.A27]+3)^2" office:value-type="float" office:value="1.265625" calcext:value-type="float">
            <text:p>1,27</text:p>
          </table:table-cell>
          <table:table-cell table:style-name="ce11" table:formula="of:=(-[.A27]+3)^2" office:value-type="float" office:value="23.765625" calcext:value-type="float">
            <text:p>23,77</text:p>
          </table:table-cell>
          <table:table-cell table:style-name="ce11" table:formula="of:=-((-[.A27]+3)^2)" office:value-type="float" office:value="-23.765625" calcext:value-type="float">
            <text:p>-23,77</text:p>
          </table:table-cell>
          <table:table-cell table:number-columns-repeated="1020"/>
        </table:table-row>
        <table:table-row table:style-name="ro3">
          <table:table-cell table:style-name="ce12" table:formula="of:=[.A27]+0.125" office:value-type="float" office:value="-1.75" calcext:value-type="float">
            <text:p>-1,75</text:p>
          </table:table-cell>
          <table:table-cell table:style-name="ce11" table:formula="of:=([.A28]+3)^2" office:value-type="float" office:value="1.5625" calcext:value-type="float">
            <text:p>1,56</text:p>
          </table:table-cell>
          <table:table-cell table:style-name="ce11" table:formula="of:=(-[.A28]+3)^2" office:value-type="float" office:value="22.5625" calcext:value-type="float">
            <text:p>22,56</text:p>
          </table:table-cell>
          <table:table-cell table:style-name="ce11" table:formula="of:=-((-[.A28]+3)^2)" office:value-type="float" office:value="-22.5625" calcext:value-type="float">
            <text:p>-22,56</text:p>
          </table:table-cell>
          <table:table-cell table:number-columns-repeated="1020"/>
        </table:table-row>
        <table:table-row table:style-name="ro3">
          <table:table-cell table:style-name="ce12" table:formula="of:=[.A28]+0.125" office:value-type="float" office:value="-1.625" calcext:value-type="float">
            <text:p>-1,63</text:p>
          </table:table-cell>
          <table:table-cell table:style-name="ce11" table:formula="of:=([.A29]+3)^2" office:value-type="float" office:value="1.890625" calcext:value-type="float">
            <text:p>1,89</text:p>
          </table:table-cell>
          <table:table-cell table:style-name="ce11" table:formula="of:=(-[.A29]+3)^2" office:value-type="float" office:value="21.390625" calcext:value-type="float">
            <text:p>21,39</text:p>
          </table:table-cell>
          <table:table-cell table:style-name="ce11" table:formula="of:=-((-[.A29]+3)^2)" office:value-type="float" office:value="-21.390625" calcext:value-type="float">
            <text:p>-21,39</text:p>
          </table:table-cell>
          <table:table-cell table:number-columns-repeated="1020"/>
        </table:table-row>
        <table:table-row table:style-name="ro3">
          <table:table-cell table:style-name="ce12" table:formula="of:=[.A29]+0.125" office:value-type="float" office:value="-1.5" calcext:value-type="float">
            <text:p>-1,50</text:p>
          </table:table-cell>
          <table:table-cell table:style-name="ce11" table:formula="of:=([.A30]+3)^2" office:value-type="float" office:value="2.25" calcext:value-type="float">
            <text:p>2,25</text:p>
          </table:table-cell>
          <table:table-cell table:style-name="ce11" table:formula="of:=(-[.A30]+3)^2" office:value-type="float" office:value="20.25" calcext:value-type="float">
            <text:p>20,25</text:p>
          </table:table-cell>
          <table:table-cell table:style-name="ce11" table:formula="of:=-((-[.A30]+3)^2)" office:value-type="float" office:value="-20.25" calcext:value-type="float">
            <text:p>-20,25</text:p>
          </table:table-cell>
          <table:table-cell table:number-columns-repeated="1020"/>
        </table:table-row>
        <table:table-row table:style-name="ro3">
          <table:table-cell table:style-name="ce12" table:formula="of:=[.A30]+0.125" office:value-type="float" office:value="-1.375" calcext:value-type="float">
            <text:p>-1,38</text:p>
          </table:table-cell>
          <table:table-cell table:style-name="ce11" table:formula="of:=([.A31]+3)^2" office:value-type="float" office:value="2.640625" calcext:value-type="float">
            <text:p>2,64</text:p>
          </table:table-cell>
          <table:table-cell table:style-name="ce11" table:formula="of:=(-[.A31]+3)^2" office:value-type="float" office:value="19.140625" calcext:value-type="float">
            <text:p>19,14</text:p>
          </table:table-cell>
          <table:table-cell table:style-name="ce11" table:formula="of:=-((-[.A31]+3)^2)" office:value-type="float" office:value="-19.140625" calcext:value-type="float">
            <text:p>-19,14</text:p>
          </table:table-cell>
          <table:table-cell table:number-columns-repeated="1020"/>
        </table:table-row>
        <table:table-row table:style-name="ro3">
          <table:table-cell table:style-name="ce12" table:formula="of:=[.A31]+0.125" office:value-type="float" office:value="-1.25" calcext:value-type="float">
            <text:p>-1,25</text:p>
          </table:table-cell>
          <table:table-cell table:style-name="ce11" table:formula="of:=([.A32]+3)^2" office:value-type="float" office:value="3.0625" calcext:value-type="float">
            <text:p>3,06</text:p>
          </table:table-cell>
          <table:table-cell table:style-name="ce11" table:formula="of:=(-[.A32]+3)^2" office:value-type="float" office:value="18.0625" calcext:value-type="float">
            <text:p>18,06</text:p>
          </table:table-cell>
          <table:table-cell table:style-name="ce11" table:formula="of:=-((-[.A32]+3)^2)" office:value-type="float" office:value="-18.0625" calcext:value-type="float">
            <text:p>-18,06</text:p>
          </table:table-cell>
          <table:table-cell table:number-columns-repeated="1020"/>
        </table:table-row>
        <table:table-row table:style-name="ro3">
          <table:table-cell table:style-name="ce12" table:formula="of:=[.A32]+0.125" office:value-type="float" office:value="-1.125" calcext:value-type="float">
            <text:p>-1,13</text:p>
          </table:table-cell>
          <table:table-cell table:style-name="ce11" table:formula="of:=([.A33]+3)^2" office:value-type="float" office:value="3.515625" calcext:value-type="float">
            <text:p>3,52</text:p>
          </table:table-cell>
          <table:table-cell table:style-name="ce11" table:formula="of:=(-[.A33]+3)^2" office:value-type="float" office:value="17.015625" calcext:value-type="float">
            <text:p>17,02</text:p>
          </table:table-cell>
          <table:table-cell table:style-name="ce11" table:formula="of:=-((-[.A33]+3)^2)" office:value-type="float" office:value="-17.015625" calcext:value-type="float">
            <text:p>-17,02</text:p>
          </table:table-cell>
          <table:table-cell table:number-columns-repeated="1020"/>
        </table:table-row>
        <table:table-row table:style-name="ro3">
          <table:table-cell table:style-name="ce12" table:formula="of:=[.A33]+0.125" office:value-type="float" office:value="-1" calcext:value-type="float">
            <text:p>-1,00</text:p>
          </table:table-cell>
          <table:table-cell table:style-name="ce11" table:formula="of:=([.A34]+3)^2" office:value-type="float" office:value="4" calcext:value-type="float">
            <text:p>4,00</text:p>
          </table:table-cell>
          <table:table-cell table:style-name="ce11" table:formula="of:=(-[.A34]+3)^2" office:value-type="float" office:value="16" calcext:value-type="float">
            <text:p>16,00</text:p>
          </table:table-cell>
          <table:table-cell table:style-name="ce11" table:formula="of:=-((-[.A34]+3)^2)" office:value-type="float" office:value="-16" calcext:value-type="float">
            <text:p>-16,00</text:p>
          </table:table-cell>
          <table:table-cell table:number-columns-repeated="1020"/>
        </table:table-row>
        <table:table-row table:style-name="ro3">
          <table:table-cell table:style-name="ce12" table:formula="of:=[.A34]+0.125" office:value-type="float" office:value="-0.875" calcext:value-type="float">
            <text:p>-0,88</text:p>
          </table:table-cell>
          <table:table-cell table:style-name="ce11" table:formula="of:=([.A35]+3)^2" office:value-type="float" office:value="4.515625" calcext:value-type="float">
            <text:p>4,52</text:p>
          </table:table-cell>
          <table:table-cell table:style-name="ce11" table:formula="of:=(-[.A35]+3)^2" office:value-type="float" office:value="15.015625" calcext:value-type="float">
            <text:p>15,02</text:p>
          </table:table-cell>
          <table:table-cell table:style-name="ce11" table:formula="of:=-((-[.A35]+3)^2)" office:value-type="float" office:value="-15.015625" calcext:value-type="float">
            <text:p>-15,02</text:p>
          </table:table-cell>
          <table:table-cell table:number-columns-repeated="1020"/>
        </table:table-row>
        <table:table-row table:style-name="ro3">
          <table:table-cell table:style-name="ce12" table:formula="of:=[.A35]+0.125" office:value-type="float" office:value="-0.75" calcext:value-type="float">
            <text:p>-0,75</text:p>
          </table:table-cell>
          <table:table-cell table:style-name="ce11" table:formula="of:=([.A36]+3)^2" office:value-type="float" office:value="5.0625" calcext:value-type="float">
            <text:p>5,06</text:p>
          </table:table-cell>
          <table:table-cell table:style-name="ce11" table:formula="of:=(-[.A36]+3)^2" office:value-type="float" office:value="14.0625" calcext:value-type="float">
            <text:p>14,06</text:p>
          </table:table-cell>
          <table:table-cell table:style-name="ce11" table:formula="of:=-((-[.A36]+3)^2)" office:value-type="float" office:value="-14.0625" calcext:value-type="float">
            <text:p>-14,06</text:p>
          </table:table-cell>
          <table:table-cell table:number-columns-repeated="1020"/>
        </table:table-row>
        <table:table-row table:style-name="ro3">
          <table:table-cell table:style-name="ce12" table:formula="of:=[.A36]+0.125" office:value-type="float" office:value="-0.625" calcext:value-type="float">
            <text:p>-0,63</text:p>
          </table:table-cell>
          <table:table-cell table:style-name="ce11" table:formula="of:=([.A37]+3)^2" office:value-type="float" office:value="5.640625" calcext:value-type="float">
            <text:p>5,64</text:p>
          </table:table-cell>
          <table:table-cell table:style-name="ce11" table:formula="of:=(-[.A37]+3)^2" office:value-type="float" office:value="13.140625" calcext:value-type="float">
            <text:p>13,14</text:p>
          </table:table-cell>
          <table:table-cell table:style-name="ce11" table:formula="of:=-((-[.A37]+3)^2)" office:value-type="float" office:value="-13.140625" calcext:value-type="float">
            <text:p>-13,14</text:p>
          </table:table-cell>
          <table:table-cell table:number-columns-repeated="1020"/>
        </table:table-row>
        <table:table-row table:style-name="ro3">
          <table:table-cell table:style-name="ce12" table:formula="of:=[.A37]+0.125" office:value-type="float" office:value="-0.5" calcext:value-type="float">
            <text:p>-0,50</text:p>
          </table:table-cell>
          <table:table-cell table:style-name="ce11" table:formula="of:=([.A38]+3)^2" office:value-type="float" office:value="6.25" calcext:value-type="float">
            <text:p>6,25</text:p>
          </table:table-cell>
          <table:table-cell table:style-name="ce11" table:formula="of:=(-[.A38]+3)^2" office:value-type="float" office:value="12.25" calcext:value-type="float">
            <text:p>12,25</text:p>
          </table:table-cell>
          <table:table-cell table:style-name="ce11" table:formula="of:=-((-[.A38]+3)^2)" office:value-type="float" office:value="-12.25" calcext:value-type="float">
            <text:p>-12,25</text:p>
          </table:table-cell>
          <table:table-cell table:number-columns-repeated="1020"/>
        </table:table-row>
        <table:table-row table:style-name="ro3">
          <table:table-cell table:style-name="ce12" table:formula="of:=[.A38]+0.125" office:value-type="float" office:value="-0.375" calcext:value-type="float">
            <text:p>-0,38</text:p>
          </table:table-cell>
          <table:table-cell table:style-name="ce11" table:formula="of:=([.A39]+3)^2" office:value-type="float" office:value="6.890625" calcext:value-type="float">
            <text:p>6,89</text:p>
          </table:table-cell>
          <table:table-cell table:style-name="ce11" table:formula="of:=(-[.A39]+3)^2" office:value-type="float" office:value="11.390625" calcext:value-type="float">
            <text:p>11,39</text:p>
          </table:table-cell>
          <table:table-cell table:style-name="ce11" table:formula="of:=-((-[.A39]+3)^2)" office:value-type="float" office:value="-11.390625" calcext:value-type="float">
            <text:p>-11,39</text:p>
          </table:table-cell>
          <table:table-cell table:number-columns-repeated="1020"/>
        </table:table-row>
        <table:table-row table:style-name="ro3">
          <table:table-cell table:style-name="ce12" table:formula="of:=[.A39]+0.125" office:value-type="float" office:value="-0.25" calcext:value-type="float">
            <text:p>-0,25</text:p>
          </table:table-cell>
          <table:table-cell table:style-name="ce11" table:formula="of:=([.A40]+3)^2" office:value-type="float" office:value="7.5625" calcext:value-type="float">
            <text:p>7,56</text:p>
          </table:table-cell>
          <table:table-cell table:style-name="ce11" table:formula="of:=(-[.A40]+3)^2" office:value-type="float" office:value="10.5625" calcext:value-type="float">
            <text:p>10,56</text:p>
          </table:table-cell>
          <table:table-cell table:style-name="ce11" table:formula="of:=-((-[.A40]+3)^2)" office:value-type="float" office:value="-10.5625" calcext:value-type="float">
            <text:p>-10,56</text:p>
          </table:table-cell>
          <table:table-cell table:number-columns-repeated="1020"/>
        </table:table-row>
        <table:table-row table:style-name="ro3">
          <table:table-cell table:style-name="ce12" table:formula="of:=[.A40]+0.125" office:value-type="float" office:value="-0.125" calcext:value-type="float">
            <text:p>-0,13</text:p>
          </table:table-cell>
          <table:table-cell table:style-name="ce11" table:formula="of:=([.A41]+3)^2" office:value-type="float" office:value="8.265625" calcext:value-type="float">
            <text:p>8,27</text:p>
          </table:table-cell>
          <table:table-cell table:style-name="ce11" table:formula="of:=(-[.A41]+3)^2" office:value-type="float" office:value="9.765625" calcext:value-type="float">
            <text:p>9,77</text:p>
          </table:table-cell>
          <table:table-cell table:style-name="ce11" table:formula="of:=-((-[.A41]+3)^2)" office:value-type="float" office:value="-9.765625" calcext:value-type="float">
            <text:p>-9,77</text:p>
          </table:table-cell>
          <table:table-cell table:number-columns-repeated="1020"/>
        </table:table-row>
        <table:table-row table:style-name="ro3">
          <table:table-cell table:style-name="ce12" table:formula="of:=[.A41]+0.125" office:value-type="float" office:value="0" calcext:value-type="float">
            <text:p>0,00</text:p>
          </table:table-cell>
          <table:table-cell table:style-name="ce11" table:formula="of:=([.A42]+3)^2" office:value-type="float" office:value="9" calcext:value-type="float">
            <text:p>9,00</text:p>
          </table:table-cell>
          <table:table-cell table:style-name="ce11" table:formula="of:=(-[.A42]+3)^2" office:value-type="float" office:value="9" calcext:value-type="float">
            <text:p>9,00</text:p>
          </table:table-cell>
          <table:table-cell table:style-name="ce11" table:formula="of:=-((-[.A42]+3)^2)" office:value-type="float" office:value="-9" calcext:value-type="float">
            <text:p>-9,00</text:p>
          </table:table-cell>
          <table:table-cell table:number-columns-repeated="1020"/>
        </table:table-row>
        <table:table-row table:style-name="ro3">
          <table:table-cell table:style-name="ce12" table:formula="of:=[.A42]+0.125" office:value-type="float" office:value="0.125" calcext:value-type="float">
            <text:p>0,13</text:p>
          </table:table-cell>
          <table:table-cell table:style-name="ce11" table:formula="of:=([.A43]+3)^2" office:value-type="float" office:value="9.765625" calcext:value-type="float">
            <text:p>9,77</text:p>
          </table:table-cell>
          <table:table-cell table:style-name="ce11" table:formula="of:=(-[.A43]+3)^2" office:value-type="float" office:value="8.265625" calcext:value-type="float">
            <text:p>8,27</text:p>
          </table:table-cell>
          <table:table-cell table:style-name="ce11" table:formula="of:=-((-[.A43]+3)^2)" office:value-type="float" office:value="-8.265625" calcext:value-type="float">
            <text:p>-8,27</text:p>
          </table:table-cell>
          <table:table-cell table:number-columns-repeated="1020"/>
        </table:table-row>
        <table:table-row table:style-name="ro3">
          <table:table-cell table:style-name="ce12" table:formula="of:=[.A43]+0.125" office:value-type="float" office:value="0.25" calcext:value-type="float">
            <text:p>0,25</text:p>
          </table:table-cell>
          <table:table-cell table:style-name="ce11" table:formula="of:=([.A44]+3)^2" office:value-type="float" office:value="10.5625" calcext:value-type="float">
            <text:p>10,56</text:p>
          </table:table-cell>
          <table:table-cell table:style-name="ce11" table:formula="of:=(-[.A44]+3)^2" office:value-type="float" office:value="7.5625" calcext:value-type="float">
            <text:p>7,56</text:p>
          </table:table-cell>
          <table:table-cell table:style-name="ce11" table:formula="of:=-((-[.A44]+3)^2)" office:value-type="float" office:value="-7.5625" calcext:value-type="float">
            <text:p>-7,56</text:p>
          </table:table-cell>
          <table:table-cell table:number-columns-repeated="1020"/>
        </table:table-row>
        <table:table-row table:style-name="ro3">
          <table:table-cell table:style-name="ce12" table:formula="of:=[.A44]+0.125" office:value-type="float" office:value="0.375" calcext:value-type="float">
            <text:p>0,38</text:p>
          </table:table-cell>
          <table:table-cell table:style-name="ce11" table:formula="of:=([.A45]+3)^2" office:value-type="float" office:value="11.390625" calcext:value-type="float">
            <text:p>11,39</text:p>
          </table:table-cell>
          <table:table-cell table:style-name="ce11" table:formula="of:=(-[.A45]+3)^2" office:value-type="float" office:value="6.890625" calcext:value-type="float">
            <text:p>6,89</text:p>
          </table:table-cell>
          <table:table-cell table:style-name="ce11" table:formula="of:=-((-[.A45]+3)^2)" office:value-type="float" office:value="-6.890625" calcext:value-type="float">
            <text:p>-6,89</text:p>
          </table:table-cell>
          <table:table-cell table:number-columns-repeated="1020"/>
        </table:table-row>
        <table:table-row table:style-name="ro3">
          <table:table-cell table:style-name="ce12" table:formula="of:=[.A45]+0.125" office:value-type="float" office:value="0.5" calcext:value-type="float">
            <text:p>0,50</text:p>
          </table:table-cell>
          <table:table-cell table:style-name="ce11" table:formula="of:=([.A46]+3)^2" office:value-type="float" office:value="12.25" calcext:value-type="float">
            <text:p>12,25</text:p>
          </table:table-cell>
          <table:table-cell table:style-name="ce11" table:formula="of:=(-[.A46]+3)^2" office:value-type="float" office:value="6.25" calcext:value-type="float">
            <text:p>6,25</text:p>
          </table:table-cell>
          <table:table-cell table:style-name="ce11" table:formula="of:=-((-[.A46]+3)^2)" office:value-type="float" office:value="-6.25" calcext:value-type="float">
            <text:p>-6,25</text:p>
          </table:table-cell>
          <table:table-cell table:number-columns-repeated="1020"/>
        </table:table-row>
        <table:table-row table:style-name="ro3">
          <table:table-cell table:style-name="ce12" table:formula="of:=[.A46]+0.125" office:value-type="float" office:value="0.625" calcext:value-type="float">
            <text:p>0,63</text:p>
          </table:table-cell>
          <table:table-cell table:style-name="ce11" table:formula="of:=([.A47]+3)^2" office:value-type="float" office:value="13.140625" calcext:value-type="float">
            <text:p>13,14</text:p>
          </table:table-cell>
          <table:table-cell table:style-name="ce11" table:formula="of:=(-[.A47]+3)^2" office:value-type="float" office:value="5.640625" calcext:value-type="float">
            <text:p>5,64</text:p>
          </table:table-cell>
          <table:table-cell table:style-name="ce11" table:formula="of:=-((-[.A47]+3)^2)" office:value-type="float" office:value="-5.640625" calcext:value-type="float">
            <text:p>-5,64</text:p>
          </table:table-cell>
          <table:table-cell table:number-columns-repeated="1020"/>
        </table:table-row>
        <table:table-row table:style-name="ro3">
          <table:table-cell table:style-name="ce12" table:formula="of:=[.A47]+0.125" office:value-type="float" office:value="0.75" calcext:value-type="float">
            <text:p>0,75</text:p>
          </table:table-cell>
          <table:table-cell table:style-name="ce11" table:formula="of:=([.A48]+3)^2" office:value-type="float" office:value="14.0625" calcext:value-type="float">
            <text:p>14,06</text:p>
          </table:table-cell>
          <table:table-cell table:style-name="ce11" table:formula="of:=(-[.A48]+3)^2" office:value-type="float" office:value="5.0625" calcext:value-type="float">
            <text:p>5,06</text:p>
          </table:table-cell>
          <table:table-cell table:style-name="ce11" table:formula="of:=-((-[.A48]+3)^2)" office:value-type="float" office:value="-5.0625" calcext:value-type="float">
            <text:p>-5,06</text:p>
          </table:table-cell>
          <table:table-cell table:number-columns-repeated="1020"/>
        </table:table-row>
        <table:table-row table:style-name="ro3">
          <table:table-cell table:style-name="ce12" table:formula="of:=[.A48]+0.125" office:value-type="float" office:value="0.875" calcext:value-type="float">
            <text:p>0,88</text:p>
          </table:table-cell>
          <table:table-cell table:style-name="ce11" table:formula="of:=([.A49]+3)^2" office:value-type="float" office:value="15.015625" calcext:value-type="float">
            <text:p>15,02</text:p>
          </table:table-cell>
          <table:table-cell table:style-name="ce11" table:formula="of:=(-[.A49]+3)^2" office:value-type="float" office:value="4.515625" calcext:value-type="float">
            <text:p>4,52</text:p>
          </table:table-cell>
          <table:table-cell table:style-name="ce11" table:formula="of:=-((-[.A49]+3)^2)" office:value-type="float" office:value="-4.515625" calcext:value-type="float">
            <text:p>-4,52</text:p>
          </table:table-cell>
          <table:table-cell table:number-columns-repeated="1020"/>
        </table:table-row>
        <table:table-row table:style-name="ro3">
          <table:table-cell table:style-name="ce12" table:formula="of:=[.A49]+0.125" office:value-type="float" office:value="1" calcext:value-type="float">
            <text:p>1,00</text:p>
          </table:table-cell>
          <table:table-cell table:style-name="ce11" table:formula="of:=([.A50]+3)^2" office:value-type="float" office:value="16" calcext:value-type="float">
            <text:p>16,00</text:p>
          </table:table-cell>
          <table:table-cell table:style-name="ce11" table:formula="of:=(-[.A50]+3)^2" office:value-type="float" office:value="4" calcext:value-type="float">
            <text:p>4,00</text:p>
          </table:table-cell>
          <table:table-cell table:style-name="ce11" table:formula="of:=-((-[.A50]+3)^2)" office:value-type="float" office:value="-4" calcext:value-type="float">
            <text:p>-4,00</text:p>
          </table:table-cell>
          <table:table-cell table:number-columns-repeated="1020"/>
        </table:table-row>
        <table:table-row table:style-name="ro3">
          <table:table-cell table:style-name="ce12" table:formula="of:=[.A50]+0.125" office:value-type="float" office:value="1.125" calcext:value-type="float">
            <text:p>1,13</text:p>
          </table:table-cell>
          <table:table-cell table:style-name="ce11" table:formula="of:=([.A51]+3)^2" office:value-type="float" office:value="17.015625" calcext:value-type="float">
            <text:p>17,02</text:p>
          </table:table-cell>
          <table:table-cell table:style-name="ce11" table:formula="of:=(-[.A51]+3)^2" office:value-type="float" office:value="3.515625" calcext:value-type="float">
            <text:p>3,52</text:p>
          </table:table-cell>
          <table:table-cell table:style-name="ce11" table:formula="of:=-((-[.A51]+3)^2)" office:value-type="float" office:value="-3.515625" calcext:value-type="float">
            <text:p>-3,52</text:p>
          </table:table-cell>
          <table:table-cell table:number-columns-repeated="1020"/>
        </table:table-row>
        <table:table-row table:style-name="ro3">
          <table:table-cell table:style-name="ce12" table:formula="of:=[.A51]+0.125" office:value-type="float" office:value="1.25" calcext:value-type="float">
            <text:p>1,25</text:p>
          </table:table-cell>
          <table:table-cell table:style-name="ce11" table:formula="of:=([.A52]+3)^2" office:value-type="float" office:value="18.0625" calcext:value-type="float">
            <text:p>18,06</text:p>
          </table:table-cell>
          <table:table-cell table:style-name="ce11" table:formula="of:=(-[.A52]+3)^2" office:value-type="float" office:value="3.0625" calcext:value-type="float">
            <text:p>3,06</text:p>
          </table:table-cell>
          <table:table-cell table:style-name="ce11" table:formula="of:=-((-[.A52]+3)^2)" office:value-type="float" office:value="-3.0625" calcext:value-type="float">
            <text:p>-3,06</text:p>
          </table:table-cell>
          <table:table-cell table:number-columns-repeated="1020"/>
        </table:table-row>
        <table:table-row table:style-name="ro3">
          <table:table-cell table:style-name="ce12" table:formula="of:=[.A52]+0.125" office:value-type="float" office:value="1.375" calcext:value-type="float">
            <text:p>1,38</text:p>
          </table:table-cell>
          <table:table-cell table:style-name="ce11" table:formula="of:=([.A53]+3)^2" office:value-type="float" office:value="19.140625" calcext:value-type="float">
            <text:p>19,14</text:p>
          </table:table-cell>
          <table:table-cell table:style-name="ce11" table:formula="of:=(-[.A53]+3)^2" office:value-type="float" office:value="2.640625" calcext:value-type="float">
            <text:p>2,64</text:p>
          </table:table-cell>
          <table:table-cell table:style-name="ce11" table:formula="of:=-((-[.A53]+3)^2)" office:value-type="float" office:value="-2.640625" calcext:value-type="float">
            <text:p>-2,64</text:p>
          </table:table-cell>
          <table:table-cell table:number-columns-repeated="1020"/>
        </table:table-row>
        <table:table-row table:style-name="ro3">
          <table:table-cell table:style-name="ce12" table:formula="of:=[.A53]+0.125" office:value-type="float" office:value="1.5" calcext:value-type="float">
            <text:p>1,50</text:p>
          </table:table-cell>
          <table:table-cell table:style-name="ce11" table:formula="of:=([.A54]+3)^2" office:value-type="float" office:value="20.25" calcext:value-type="float">
            <text:p>20,25</text:p>
          </table:table-cell>
          <table:table-cell table:style-name="ce11" table:formula="of:=(-[.A54]+3)^2" office:value-type="float" office:value="2.25" calcext:value-type="float">
            <text:p>2,25</text:p>
          </table:table-cell>
          <table:table-cell table:style-name="ce11" table:formula="of:=-((-[.A54]+3)^2)" office:value-type="float" office:value="-2.25" calcext:value-type="float">
            <text:p>-2,25</text:p>
          </table:table-cell>
          <table:table-cell table:number-columns-repeated="1020"/>
        </table:table-row>
        <table:table-row table:style-name="ro3">
          <table:table-cell table:style-name="ce12" table:formula="of:=[.A54]+0.125" office:value-type="float" office:value="1.625" calcext:value-type="float">
            <text:p>1,63</text:p>
          </table:table-cell>
          <table:table-cell table:style-name="ce11" table:formula="of:=([.A55]+3)^2" office:value-type="float" office:value="21.390625" calcext:value-type="float">
            <text:p>21,39</text:p>
          </table:table-cell>
          <table:table-cell table:style-name="ce11" table:formula="of:=(-[.A55]+3)^2" office:value-type="float" office:value="1.890625" calcext:value-type="float">
            <text:p>1,89</text:p>
          </table:table-cell>
          <table:table-cell table:style-name="ce11" table:formula="of:=-((-[.A55]+3)^2)" office:value-type="float" office:value="-1.890625" calcext:value-type="float">
            <text:p>-1,89</text:p>
          </table:table-cell>
          <table:table-cell table:number-columns-repeated="1020"/>
        </table:table-row>
        <table:table-row table:style-name="ro3">
          <table:table-cell table:style-name="ce12" table:formula="of:=[.A55]+0.125" office:value-type="float" office:value="1.75" calcext:value-type="float">
            <text:p>1,75</text:p>
          </table:table-cell>
          <table:table-cell table:style-name="ce11" table:formula="of:=([.A56]+3)^2" office:value-type="float" office:value="22.5625" calcext:value-type="float">
            <text:p>22,56</text:p>
          </table:table-cell>
          <table:table-cell table:style-name="ce11" table:formula="of:=(-[.A56]+3)^2" office:value-type="float" office:value="1.5625" calcext:value-type="float">
            <text:p>1,56</text:p>
          </table:table-cell>
          <table:table-cell table:style-name="ce11" table:formula="of:=-((-[.A56]+3)^2)" office:value-type="float" office:value="-1.5625" calcext:value-type="float">
            <text:p>-1,56</text:p>
          </table:table-cell>
          <table:table-cell table:number-columns-repeated="1020"/>
        </table:table-row>
        <table:table-row table:style-name="ro3">
          <table:table-cell table:style-name="ce12" table:formula="of:=[.A56]+0.125" office:value-type="float" office:value="1.875" calcext:value-type="float">
            <text:p>1,88</text:p>
          </table:table-cell>
          <table:table-cell table:style-name="ce11" table:formula="of:=([.A57]+3)^2" office:value-type="float" office:value="23.765625" calcext:value-type="float">
            <text:p>23,77</text:p>
          </table:table-cell>
          <table:table-cell table:style-name="ce11" table:formula="of:=(-[.A57]+3)^2" office:value-type="float" office:value="1.265625" calcext:value-type="float">
            <text:p>1,27</text:p>
          </table:table-cell>
          <table:table-cell table:style-name="ce11" table:formula="of:=-((-[.A57]+3)^2)" office:value-type="float" office:value="-1.265625" calcext:value-type="float">
            <text:p>-1,27</text:p>
          </table:table-cell>
          <table:table-cell table:number-columns-repeated="1020"/>
        </table:table-row>
        <table:table-row table:style-name="ro3">
          <table:table-cell table:style-name="ce12" table:formula="of:=[.A57]+0.125" office:value-type="float" office:value="2" calcext:value-type="float">
            <text:p>2,00</text:p>
          </table:table-cell>
          <table:table-cell table:style-name="ce11" table:formula="of:=([.A58]+3)^2" office:value-type="float" office:value="25" calcext:value-type="float">
            <text:p>25,00</text:p>
          </table:table-cell>
          <table:table-cell table:style-name="ce11" table:formula="of:=(-[.A58]+3)^2" office:value-type="float" office:value="1" calcext:value-type="float">
            <text:p>1,00</text:p>
          </table:table-cell>
          <table:table-cell table:style-name="ce11" table:formula="of:=-((-[.A58]+3)^2)" office:value-type="float" office:value="-1" calcext:value-type="float">
            <text:p>-1,00</text:p>
          </table:table-cell>
          <table:table-cell table:number-columns-repeated="1020"/>
        </table:table-row>
        <table:table-row table:style-name="ro3">
          <table:table-cell table:style-name="ce12" table:formula="of:=[.A58]+0.125" office:value-type="float" office:value="2.125" calcext:value-type="float">
            <text:p>2,13</text:p>
          </table:table-cell>
          <table:table-cell table:style-name="ce11" table:formula="of:=([.A59]+3)^2" office:value-type="float" office:value="26.265625" calcext:value-type="float">
            <text:p>26,27</text:p>
          </table:table-cell>
          <table:table-cell table:style-name="ce11" table:formula="of:=(-[.A59]+3)^2" office:value-type="float" office:value="0.765625" calcext:value-type="float">
            <text:p>0,77</text:p>
          </table:table-cell>
          <table:table-cell table:style-name="ce11" table:formula="of:=-((-[.A59]+3)^2)" office:value-type="float" office:value="-0.765625" calcext:value-type="float">
            <text:p>-0,77</text:p>
          </table:table-cell>
          <table:table-cell table:number-columns-repeated="1020"/>
        </table:table-row>
        <table:table-row table:style-name="ro3">
          <table:table-cell table:style-name="ce12" table:formula="of:=[.A59]+0.125" office:value-type="float" office:value="2.25" calcext:value-type="float">
            <text:p>2,25</text:p>
          </table:table-cell>
          <table:table-cell table:style-name="ce11" table:formula="of:=([.A60]+3)^2" office:value-type="float" office:value="27.5625" calcext:value-type="float">
            <text:p>27,56</text:p>
          </table:table-cell>
          <table:table-cell table:style-name="ce11" table:formula="of:=(-[.A60]+3)^2" office:value-type="float" office:value="0.5625" calcext:value-type="float">
            <text:p>0,56</text:p>
          </table:table-cell>
          <table:table-cell table:style-name="ce11" table:formula="of:=-((-[.A60]+3)^2)" office:value-type="float" office:value="-0.5625" calcext:value-type="float">
            <text:p>-0,56</text:p>
          </table:table-cell>
          <table:table-cell table:number-columns-repeated="1020"/>
        </table:table-row>
        <table:table-row table:style-name="ro3">
          <table:table-cell table:style-name="ce12" table:formula="of:=[.A60]+0.125" office:value-type="float" office:value="2.375" calcext:value-type="float">
            <text:p>2,38</text:p>
          </table:table-cell>
          <table:table-cell table:style-name="ce11" table:formula="of:=([.A61]+3)^2" office:value-type="float" office:value="28.890625" calcext:value-type="float">
            <text:p>28,89</text:p>
          </table:table-cell>
          <table:table-cell table:style-name="ce11" table:formula="of:=(-[.A61]+3)^2" office:value-type="float" office:value="0.390625" calcext:value-type="float">
            <text:p>0,39</text:p>
          </table:table-cell>
          <table:table-cell table:style-name="ce11" table:formula="of:=-((-[.A61]+3)^2)" office:value-type="float" office:value="-0.390625" calcext:value-type="float">
            <text:p>-0,39</text:p>
          </table:table-cell>
          <table:table-cell table:number-columns-repeated="1020"/>
        </table:table-row>
        <table:table-row table:style-name="ro3">
          <table:table-cell table:style-name="ce12" table:formula="of:=[.A61]+0.125" office:value-type="float" office:value="2.5" calcext:value-type="float">
            <text:p>2,50</text:p>
          </table:table-cell>
          <table:table-cell table:style-name="ce11" table:formula="of:=([.A62]+3)^2" office:value-type="float" office:value="30.25" calcext:value-type="float">
            <text:p>30,25</text:p>
          </table:table-cell>
          <table:table-cell table:style-name="ce11" table:formula="of:=(-[.A62]+3)^2" office:value-type="float" office:value="0.25" calcext:value-type="float">
            <text:p>0,25</text:p>
          </table:table-cell>
          <table:table-cell table:style-name="ce11" table:formula="of:=-((-[.A62]+3)^2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3">
          <table:table-cell table:style-name="ce12" table:formula="of:=[.A62]+0.125" office:value-type="float" office:value="2.625" calcext:value-type="float">
            <text:p>2,63</text:p>
          </table:table-cell>
          <table:table-cell table:style-name="ce11" table:formula="of:=([.A63]+3)^2" office:value-type="float" office:value="31.640625" calcext:value-type="float">
            <text:p>31,64</text:p>
          </table:table-cell>
          <table:table-cell table:style-name="ce11" table:formula="of:=(-[.A63]+3)^2" office:value-type="float" office:value="0.140625" calcext:value-type="float">
            <text:p>0,14</text:p>
          </table:table-cell>
          <table:table-cell table:style-name="ce11" table:formula="of:=-((-[.A63]+3)^2)" office:value-type="float" office:value="-0.140625" calcext:value-type="float">
            <text:p>-0,14</text:p>
          </table:table-cell>
          <table:table-cell table:number-columns-repeated="1020"/>
        </table:table-row>
        <table:table-row table:style-name="ro3">
          <table:table-cell table:style-name="ce12" table:formula="of:=[.A63]+0.125" office:value-type="float" office:value="2.75" calcext:value-type="float">
            <text:p>2,75</text:p>
          </table:table-cell>
          <table:table-cell table:style-name="ce11" table:formula="of:=([.A64]+3)^2" office:value-type="float" office:value="33.0625" calcext:value-type="float">
            <text:p>33,06</text:p>
          </table:table-cell>
          <table:table-cell table:style-name="ce11" table:formula="of:=(-[.A64]+3)^2" office:value-type="float" office:value="0.0625" calcext:value-type="float">
            <text:p>0,06</text:p>
          </table:table-cell>
          <table:table-cell table:style-name="ce11" table:formula="of:=-((-[.A64]+3)^2)" office:value-type="float" office:value="-0.0625" calcext:value-type="float">
            <text:p>-0,06</text:p>
          </table:table-cell>
          <table:table-cell table:number-columns-repeated="1020"/>
        </table:table-row>
        <table:table-row table:style-name="ro3">
          <table:table-cell table:style-name="ce12" table:formula="of:=[.A64]+0.125" office:value-type="float" office:value="2.875" calcext:value-type="float">
            <text:p>2,88</text:p>
          </table:table-cell>
          <table:table-cell table:style-name="ce11" table:formula="of:=([.A65]+3)^2" office:value-type="float" office:value="34.515625" calcext:value-type="float">
            <text:p>34,52</text:p>
          </table:table-cell>
          <table:table-cell table:style-name="ce11" table:formula="of:=(-[.A65]+3)^2" office:value-type="float" office:value="0.015625" calcext:value-type="float">
            <text:p>0,02</text:p>
          </table:table-cell>
          <table:table-cell table:style-name="ce11" table:formula="of:=-((-[.A65]+3)^2)" office:value-type="float" office:value="-0.015625" calcext:value-type="float">
            <text:p>-0,02</text:p>
          </table:table-cell>
          <table:table-cell table:number-columns-repeated="1020"/>
        </table:table-row>
        <table:table-row table:style-name="ro3">
          <table:table-cell table:style-name="ce12" table:formula="of:=[.A65]+0.125" office:value-type="float" office:value="3" calcext:value-type="float">
            <text:p>3,00</text:p>
          </table:table-cell>
          <table:table-cell table:style-name="ce11" table:formula="of:=([.A66]+3)^2" office:value-type="float" office:value="36" calcext:value-type="float">
            <text:p>36,00</text:p>
          </table:table-cell>
          <table:table-cell table:style-name="ce11" table:formula="of:=(-[.A66]+3)^2" office:value-type="float" office:value="0" calcext:value-type="float">
            <text:p>0,00</text:p>
          </table:table-cell>
          <table:table-cell table:style-name="ce11" table:formula="of:=-((-[.A66]+3)^2)" office:value-type="float" office:value="-0" calcext:value-type="float">
            <text:p>0,00</text:p>
          </table:table-cell>
          <table:table-cell table:number-columns-repeated="1020"/>
        </table:table-row>
        <table:table-row table:style-name="ro3">
          <table:table-cell table:style-name="ce12" table:formula="of:=[.A66]+0.125" office:value-type="float" office:value="3.125" calcext:value-type="float">
            <text:p>3,13</text:p>
          </table:table-cell>
          <table:table-cell table:style-name="ce11" table:formula="of:=([.A67]+3)^2" office:value-type="float" office:value="37.515625" calcext:value-type="float">
            <text:p>37,52</text:p>
          </table:table-cell>
          <table:table-cell table:style-name="ce11" table:formula="of:=(-[.A67]+3)^2" office:value-type="float" office:value="0.015625" calcext:value-type="float">
            <text:p>0,02</text:p>
          </table:table-cell>
          <table:table-cell table:style-name="ce11" table:formula="of:=-((-[.A67]+3)^2)" office:value-type="float" office:value="-0.015625" calcext:value-type="float">
            <text:p>-0,02</text:p>
          </table:table-cell>
          <table:table-cell table:number-columns-repeated="1020"/>
        </table:table-row>
        <table:table-row table:style-name="ro3">
          <table:table-cell table:style-name="ce12" table:formula="of:=[.A67]+0.125" office:value-type="float" office:value="3.25" calcext:value-type="float">
            <text:p>3,25</text:p>
          </table:table-cell>
          <table:table-cell table:style-name="ce11" table:formula="of:=([.A68]+3)^2" office:value-type="float" office:value="39.0625" calcext:value-type="float">
            <text:p>39,06</text:p>
          </table:table-cell>
          <table:table-cell table:style-name="ce11" table:formula="of:=(-[.A68]+3)^2" office:value-type="float" office:value="0.0625" calcext:value-type="float">
            <text:p>0,06</text:p>
          </table:table-cell>
          <table:table-cell table:style-name="ce11" table:formula="of:=-((-[.A68]+3)^2)" office:value-type="float" office:value="-0.0625" calcext:value-type="float">
            <text:p>-0,06</text:p>
          </table:table-cell>
          <table:table-cell table:number-columns-repeated="1020"/>
        </table:table-row>
        <table:table-row table:style-name="ro3">
          <table:table-cell table:style-name="ce12" table:formula="of:=[.A68]+0.125" office:value-type="float" office:value="3.375" calcext:value-type="float">
            <text:p>3,38</text:p>
          </table:table-cell>
          <table:table-cell table:style-name="ce11" table:formula="of:=([.A69]+3)^2" office:value-type="float" office:value="40.640625" calcext:value-type="float">
            <text:p>40,64</text:p>
          </table:table-cell>
          <table:table-cell table:style-name="ce11" table:formula="of:=(-[.A69]+3)^2" office:value-type="float" office:value="0.140625" calcext:value-type="float">
            <text:p>0,14</text:p>
          </table:table-cell>
          <table:table-cell table:style-name="ce11" table:formula="of:=-((-[.A69]+3)^2)" office:value-type="float" office:value="-0.140625" calcext:value-type="float">
            <text:p>-0,14</text:p>
          </table:table-cell>
          <table:table-cell table:number-columns-repeated="1020"/>
        </table:table-row>
        <table:table-row table:style-name="ro3">
          <table:table-cell table:style-name="ce12" table:formula="of:=[.A69]+0.125" office:value-type="float" office:value="3.5" calcext:value-type="float">
            <text:p>3,50</text:p>
          </table:table-cell>
          <table:table-cell table:style-name="ce11" table:formula="of:=([.A70]+3)^2" office:value-type="float" office:value="42.25" calcext:value-type="float">
            <text:p>42,25</text:p>
          </table:table-cell>
          <table:table-cell table:style-name="ce11" table:formula="of:=(-[.A70]+3)^2" office:value-type="float" office:value="0.25" calcext:value-type="float">
            <text:p>0,25</text:p>
          </table:table-cell>
          <table:table-cell table:style-name="ce11" table:formula="of:=-((-[.A70]+3)^2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3">
          <table:table-cell table:style-name="ce12" table:formula="of:=[.A70]+0.125" office:value-type="float" office:value="3.625" calcext:value-type="float">
            <text:p>3,63</text:p>
          </table:table-cell>
          <table:table-cell table:style-name="ce11" table:formula="of:=([.A71]+3)^2" office:value-type="float" office:value="43.890625" calcext:value-type="float">
            <text:p>43,89</text:p>
          </table:table-cell>
          <table:table-cell table:style-name="ce11" table:formula="of:=(-[.A71]+3)^2" office:value-type="float" office:value="0.390625" calcext:value-type="float">
            <text:p>0,39</text:p>
          </table:table-cell>
          <table:table-cell table:style-name="ce11" table:formula="of:=-((-[.A71]+3)^2)" office:value-type="float" office:value="-0.390625" calcext:value-type="float">
            <text:p>-0,39</text:p>
          </table:table-cell>
          <table:table-cell table:number-columns-repeated="1020"/>
        </table:table-row>
        <table:table-row table:style-name="ro3">
          <table:table-cell table:style-name="ce12" table:formula="of:=[.A71]+0.125" office:value-type="float" office:value="3.75" calcext:value-type="float">
            <text:p>3,75</text:p>
          </table:table-cell>
          <table:table-cell table:style-name="ce11" table:formula="of:=([.A72]+3)^2" office:value-type="float" office:value="45.5625" calcext:value-type="float">
            <text:p>45,56</text:p>
          </table:table-cell>
          <table:table-cell table:style-name="ce11" table:formula="of:=(-[.A72]+3)^2" office:value-type="float" office:value="0.5625" calcext:value-type="float">
            <text:p>0,56</text:p>
          </table:table-cell>
          <table:table-cell table:style-name="ce11" table:formula="of:=-((-[.A72]+3)^2)" office:value-type="float" office:value="-0.5625" calcext:value-type="float">
            <text:p>-0,56</text:p>
          </table:table-cell>
          <table:table-cell table:number-columns-repeated="1020"/>
        </table:table-row>
        <table:table-row table:style-name="ro3">
          <table:table-cell table:style-name="ce12" table:formula="of:=[.A72]+0.125" office:value-type="float" office:value="3.875" calcext:value-type="float">
            <text:p>3,88</text:p>
          </table:table-cell>
          <table:table-cell table:style-name="ce11" table:formula="of:=([.A73]+3)^2" office:value-type="float" office:value="47.265625" calcext:value-type="float">
            <text:p>47,27</text:p>
          </table:table-cell>
          <table:table-cell table:style-name="ce11" table:formula="of:=(-[.A73]+3)^2" office:value-type="float" office:value="0.765625" calcext:value-type="float">
            <text:p>0,77</text:p>
          </table:table-cell>
          <table:table-cell table:style-name="ce11" table:formula="of:=-((-[.A73]+3)^2)" office:value-type="float" office:value="-0.765625" calcext:value-type="float">
            <text:p>-0,77</text:p>
          </table:table-cell>
          <table:table-cell table:number-columns-repeated="1020"/>
        </table:table-row>
        <table:table-row table:style-name="ro3">
          <table:table-cell table:style-name="ce12" table:formula="of:=[.A73]+0.125" office:value-type="float" office:value="4" calcext:value-type="float">
            <text:p>4,00</text:p>
          </table:table-cell>
          <table:table-cell table:style-name="ce11" table:formula="of:=([.A74]+3)^2" office:value-type="float" office:value="49" calcext:value-type="float">
            <text:p>49,00</text:p>
          </table:table-cell>
          <table:table-cell table:style-name="ce11" table:formula="of:=(-[.A74]+3)^2" office:value-type="float" office:value="1" calcext:value-type="float">
            <text:p>1,00</text:p>
          </table:table-cell>
          <table:table-cell table:style-name="ce11" table:formula="of:=-((-[.A74]+3)^2)" office:value-type="float" office:value="-1" calcext:value-type="float">
            <text:p>-1,00</text:p>
          </table:table-cell>
          <table:table-cell table:number-columns-repeated="1020"/>
        </table:table-row>
        <table:table-row table:style-name="ro3">
          <table:table-cell table:style-name="ce12" table:formula="of:=[.A74]+0.125" office:value-type="float" office:value="4.125" calcext:value-type="float">
            <text:p>4,13</text:p>
          </table:table-cell>
          <table:table-cell table:style-name="ce11" table:formula="of:=([.A75]+3)^2" office:value-type="float" office:value="50.765625" calcext:value-type="float">
            <text:p>50,77</text:p>
          </table:table-cell>
          <table:table-cell table:style-name="ce11" table:formula="of:=(-[.A75]+3)^2" office:value-type="float" office:value="1.265625" calcext:value-type="float">
            <text:p>1,27</text:p>
          </table:table-cell>
          <table:table-cell table:style-name="ce11" table:formula="of:=-((-[.A75]+3)^2)" office:value-type="float" office:value="-1.265625" calcext:value-type="float">
            <text:p>-1,27</text:p>
          </table:table-cell>
          <table:table-cell table:number-columns-repeated="1020"/>
        </table:table-row>
        <table:table-row table:style-name="ro3">
          <table:table-cell table:style-name="ce12" table:formula="of:=[.A75]+0.125" office:value-type="float" office:value="4.25" calcext:value-type="float">
            <text:p>4,25</text:p>
          </table:table-cell>
          <table:table-cell table:style-name="ce11" table:formula="of:=([.A76]+3)^2" office:value-type="float" office:value="52.5625" calcext:value-type="float">
            <text:p>52,56</text:p>
          </table:table-cell>
          <table:table-cell table:style-name="ce11" table:formula="of:=(-[.A76]+3)^2" office:value-type="float" office:value="1.5625" calcext:value-type="float">
            <text:p>1,56</text:p>
          </table:table-cell>
          <table:table-cell table:style-name="ce11" table:formula="of:=-((-[.A76]+3)^2)" office:value-type="float" office:value="-1.5625" calcext:value-type="float">
            <text:p>-1,56</text:p>
          </table:table-cell>
          <table:table-cell table:number-columns-repeated="1020"/>
        </table:table-row>
        <table:table-row table:style-name="ro3">
          <table:table-cell table:style-name="ce12" table:formula="of:=[.A76]+0.125" office:value-type="float" office:value="4.375" calcext:value-type="float">
            <text:p>4,38</text:p>
          </table:table-cell>
          <table:table-cell table:style-name="ce11" table:formula="of:=([.A77]+3)^2" office:value-type="float" office:value="54.390625" calcext:value-type="float">
            <text:p>54,39</text:p>
          </table:table-cell>
          <table:table-cell table:style-name="ce11" table:formula="of:=(-[.A77]+3)^2" office:value-type="float" office:value="1.890625" calcext:value-type="float">
            <text:p>1,89</text:p>
          </table:table-cell>
          <table:table-cell table:style-name="ce11" table:formula="of:=-((-[.A77]+3)^2)" office:value-type="float" office:value="-1.890625" calcext:value-type="float">
            <text:p>-1,89</text:p>
          </table:table-cell>
          <table:table-cell table:number-columns-repeated="1020"/>
        </table:table-row>
        <table:table-row table:style-name="ro3">
          <table:table-cell table:style-name="ce12" table:formula="of:=[.A77]+0.125" office:value-type="float" office:value="4.5" calcext:value-type="float">
            <text:p>4,50</text:p>
          </table:table-cell>
          <table:table-cell table:style-name="ce11" table:formula="of:=([.A78]+3)^2" office:value-type="float" office:value="56.25" calcext:value-type="float">
            <text:p>56,25</text:p>
          </table:table-cell>
          <table:table-cell table:style-name="ce11" table:formula="of:=(-[.A78]+3)^2" office:value-type="float" office:value="2.25" calcext:value-type="float">
            <text:p>2,25</text:p>
          </table:table-cell>
          <table:table-cell table:style-name="ce11" table:formula="of:=-((-[.A78]+3)^2)" office:value-type="float" office:value="-2.25" calcext:value-type="float">
            <text:p>-2,25</text:p>
          </table:table-cell>
          <table:table-cell table:number-columns-repeated="1020"/>
        </table:table-row>
        <table:table-row table:style-name="ro3">
          <table:table-cell table:style-name="ce12" table:formula="of:=[.A78]+0.125" office:value-type="float" office:value="4.625" calcext:value-type="float">
            <text:p>4,63</text:p>
          </table:table-cell>
          <table:table-cell table:style-name="ce11" table:formula="of:=([.A79]+3)^2" office:value-type="float" office:value="58.140625" calcext:value-type="float">
            <text:p>58,14</text:p>
          </table:table-cell>
          <table:table-cell table:style-name="ce11" table:formula="of:=(-[.A79]+3)^2" office:value-type="float" office:value="2.640625" calcext:value-type="float">
            <text:p>2,64</text:p>
          </table:table-cell>
          <table:table-cell table:style-name="ce11" table:formula="of:=-((-[.A79]+3)^2)" office:value-type="float" office:value="-2.640625" calcext:value-type="float">
            <text:p>-2,64</text:p>
          </table:table-cell>
          <table:table-cell table:number-columns-repeated="1020"/>
        </table:table-row>
        <table:table-row table:style-name="ro3">
          <table:table-cell table:style-name="ce12" table:formula="of:=[.A79]+0.125" office:value-type="float" office:value="4.75" calcext:value-type="float">
            <text:p>4,75</text:p>
          </table:table-cell>
          <table:table-cell table:style-name="ce11" table:formula="of:=([.A80]+3)^2" office:value-type="float" office:value="60.0625" calcext:value-type="float">
            <text:p>60,06</text:p>
          </table:table-cell>
          <table:table-cell table:style-name="ce11" table:formula="of:=(-[.A80]+3)^2" office:value-type="float" office:value="3.0625" calcext:value-type="float">
            <text:p>3,06</text:p>
          </table:table-cell>
          <table:table-cell table:style-name="ce11" table:formula="of:=-((-[.A80]+3)^2)" office:value-type="float" office:value="-3.0625" calcext:value-type="float">
            <text:p>-3,06</text:p>
          </table:table-cell>
          <table:table-cell table:number-columns-repeated="1020"/>
        </table:table-row>
        <table:table-row table:style-name="ro3">
          <table:table-cell table:style-name="ce12" table:formula="of:=[.A80]+0.125" office:value-type="float" office:value="4.875" calcext:value-type="float">
            <text:p>4,88</text:p>
          </table:table-cell>
          <table:table-cell table:style-name="ce11" table:formula="of:=([.A81]+3)^2" office:value-type="float" office:value="62.015625" calcext:value-type="float">
            <text:p>62,02</text:p>
          </table:table-cell>
          <table:table-cell table:style-name="ce11" table:formula="of:=(-[.A81]+3)^2" office:value-type="float" office:value="3.515625" calcext:value-type="float">
            <text:p>3,52</text:p>
          </table:table-cell>
          <table:table-cell table:style-name="ce11" table:formula="of:=-((-[.A81]+3)^2)" office:value-type="float" office:value="-3.515625" calcext:value-type="float">
            <text:p>-3,52</text:p>
          </table:table-cell>
          <table:table-cell table:number-columns-repeated="1020"/>
        </table:table-row>
        <table:table-row table:style-name="ro3">
          <table:table-cell table:style-name="ce13" table:formula="of:=[.A81]+0.125" office:value-type="float" office:value="5" calcext:value-type="float">
            <text:p>5,00</text:p>
          </table:table-cell>
          <table:table-cell table:style-name="ce11" table:formula="of:=([.A82]+3)^2" office:value-type="float" office:value="64" calcext:value-type="float">
            <text:p>64,00</text:p>
          </table:table-cell>
          <table:table-cell table:style-name="ce11" table:formula="of:=(-[.A82]+3)^2" office:value-type="float" office:value="4" calcext:value-type="float">
            <text:p>4,00</text:p>
          </table:table-cell>
          <table:table-cell table:style-name="ce11" table:formula="of:=-((-[.A82]+3)^2)" office:value-type="float" office:value="-4" calcext:value-type="float">
            <text:p>-4,00</text:p>
          </table:table-cell>
          <table:table-cell table:number-columns-repeated="102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2:50:33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1-18T13:19:25.725000000</dc:date>
    <meta:editing-duration>PT28M50S</meta:editing-duration>
    <meta:editing-cycles>3</meta:editing-cycles>
    <meta:document-statistic meta:table-count="3" meta:cell-count="993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655cm" svg:y="3.706cm" style:legend-expansion="high" chart:style-name="ch2"/>
        <chart:plot-area chart:style-name="ch3" table:cell-range-address="Sheet1.A3:Sheet1.D83" svg:x="0.319cm" svg:y="0.18cm" svg:width="13.017cm" svg:height="8.646cm">
          <chartooo:coordinate-region svg:x="0.465cm" svg:y="0.379cm" svg:width="12.77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3" chart:class="chart:scatter">
            <chart:domain table:cell-range-address="Sheet1.A3:Sheet1.A83"/>
            <chart:data-point chart:repeated="81"/>
          </chart:series>
          <chart:series chart:style-name="ch7" chart:values-cell-range-address="Sheet1.C3:Sheet1.C83" chart:class="chart:scatter">
            <chart:data-point chart:repeated="81"/>
          </chart:series>
          <chart:series chart:style-name="ch8" chart:values-cell-range-address="Sheet1.D3:Sheet1.D83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A3:Sheet1.A83</svg:desc>
                </draw:g>
              </table:table-cell>
              <table:table-cell office:value-type="float" office:value="28">
                <text:p>28</text:p>
                <draw:g>
                  <svg:desc>Sheet1.B3:Sheet1.B83</svg:desc>
                </draw:g>
              </table:table-cell>
              <table:table-cell office:value-type="float" office:value="28">
                <text:p>28</text:p>
                <draw:g>
                  <svg:desc>Sheet1.C3:Sheet1.C83</svg:desc>
                </draw:g>
              </table:table-cell>
              <table:table-cell office:value-type="float" office:value="-28">
                <text:p>-28</text:p>
                <draw:g>
                  <svg:desc>Sheet1.D3:Sheet1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26.765625">
                <text:p>26.765625</text:p>
              </table:table-cell>
              <table:table-cell office:value-type="float" office:value="26.765625">
                <text:p>26.765625</text:p>
              </table:table-cell>
              <table:table-cell office:value-type="float" office:value="-26.765625">
                <text:p>-26.76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25.5625">
                <text:p>25.5625</text:p>
              </table:table-cell>
              <table:table-cell office:value-type="float" office:value="25.5625">
                <text:p>25.5625</text:p>
              </table:table-cell>
              <table:table-cell office:value-type="float" office:value="-25.5625">
                <text:p>-25.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24.390625">
                <text:p>24.390625</text:p>
              </table:table-cell>
              <table:table-cell office:value-type="float" office:value="24.390625">
                <text:p>24.390625</text:p>
              </table:table-cell>
              <table:table-cell office:value-type="float" office:value="-24.390625">
                <text:p>-24.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23.25">
                <text:p>23.25</text:p>
              </table:table-cell>
              <table:table-cell office:value-type="float" office:value="23.25">
                <text:p>23.25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22.140625">
                <text:p>22.140625</text:p>
              </table:table-cell>
              <table:table-cell office:value-type="float" office:value="22.140625">
                <text:p>22.140625</text:p>
              </table:table-cell>
              <table:table-cell office:value-type="float" office:value="-22.140625">
                <text:p>-22.1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21.0625">
                <text:p>21.0625</text:p>
              </table:table-cell>
              <table:table-cell office:value-type="float" office:value="21.0625">
                <text:p>21.0625</text:p>
              </table:table-cell>
              <table:table-cell office:value-type="float" office:value="-21.0625">
                <text:p>-21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20.015625">
                <text:p>20.015625</text:p>
              </table:table-cell>
              <table:table-cell office:value-type="float" office:value="20.015625">
                <text:p>20.015625</text:p>
              </table:table-cell>
              <table:table-cell office:value-type="float" office:value="-20.015625">
                <text:p>-20.0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18.015625">
                <text:p>18.015625</text:p>
              </table:table-cell>
              <table:table-cell office:value-type="float" office:value="18.015625">
                <text:p>18.015625</text:p>
              </table:table-cell>
              <table:table-cell office:value-type="float" office:value="-18.015625">
                <text:p>-18.0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17.0625">
                <text:p>17.0625</text:p>
              </table:table-cell>
              <table:table-cell office:value-type="float" office:value="17.0625">
                <text:p>17.0625</text:p>
              </table:table-cell>
              <table:table-cell office:value-type="float" office:value="-17.0625">
                <text:p>-17.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16.140625">
                <text:p>16.140625</text:p>
              </table:table-cell>
              <table:table-cell office:value-type="float" office:value="16.140625">
                <text:p>16.140625</text:p>
              </table:table-cell>
              <table:table-cell office:value-type="float" office:value="-16.140625">
                <text:p>-16.1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15.25">
                <text:p>15.25</text:p>
              </table:table-cell>
              <table:table-cell office:value-type="float" office:value="15.25">
                <text:p>15.25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14.390625">
                <text:p>14.390625</text:p>
              </table:table-cell>
              <table:table-cell office:value-type="float" office:value="14.390625">
                <text:p>14.390625</text:p>
              </table:table-cell>
              <table:table-cell office:value-type="float" office:value="-14.390625">
                <text:p>-14.39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13.5625">
                <text:p>13.5625</text:p>
              </table:table-cell>
              <table:table-cell office:value-type="float" office:value="13.5625">
                <text:p>13.5625</text:p>
              </table:table-cell>
              <table:table-cell office:value-type="float" office:value="-13.5625">
                <text:p>-13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12.765625">
                <text:p>12.765625</text:p>
              </table:table-cell>
              <table:table-cell office:value-type="float" office:value="12.765625">
                <text:p>12.765625</text:p>
              </table:table-cell>
              <table:table-cell office:value-type="float" office:value="-12.765625">
                <text:p>-12.7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11.265625">
                <text:p>11.265625</text:p>
              </table:table-cell>
              <table:table-cell office:value-type="float" office:value="11.265625">
                <text:p>11.265625</text:p>
              </table:table-cell>
              <table:table-cell office:value-type="float" office:value="-11.265625">
                <text:p>-11.26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10.5625">
                <text:p>10.5625</text:p>
              </table:table-cell>
              <table:table-cell office:value-type="float" office:value="10.5625">
                <text:p>10.5625</text:p>
              </table:table-cell>
              <table:table-cell office:value-type="float" office:value="-10.5625">
                <text:p>-10.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9.890625">
                <text:p>9.890625</text:p>
              </table:table-cell>
              <table:table-cell office:value-type="float" office:value="9.890625">
                <text:p>9.890625</text:p>
              </table:table-cell>
              <table:table-cell office:value-type="float" office:value="-9.890625">
                <text:p>-9.89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8.640625">
                <text:p>8.640625</text:p>
              </table:table-cell>
              <table:table-cell office:value-type="float" office:value="8.640625">
                <text:p>8.640625</text:p>
              </table:table-cell>
              <table:table-cell office:value-type="float" office:value="-8.640625">
                <text:p>-8.640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8.0625">
                <text:p>8.0625</text:p>
              </table:table-cell>
              <table:table-cell office:value-type="float" office:value="8.0625">
                <text:p>8.0625</text:p>
              </table:table-cell>
              <table:table-cell office:value-type="float" office:value="-8.0625">
                <text:p>-8.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7.515625">
                <text:p>7.515625</text:p>
              </table:table-cell>
              <table:table-cell office:value-type="float" office:value="7.515625">
                <text:p>7.515625</text:p>
              </table:table-cell>
              <table:table-cell office:value-type="float" office:value="-7.515625">
                <text:p>-7.51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6.515625">
                <text:p>6.515625</text:p>
              </table:table-cell>
              <table:table-cell office:value-type="float" office:value="6.515625">
                <text:p>6.515625</text:p>
              </table:table-cell>
              <table:table-cell office:value-type="float" office:value="-6.515625">
                <text:p>-6.51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6.0625">
                <text:p>6.0625</text:p>
              </table:table-cell>
              <table:table-cell office:value-type="float" office:value="6.0625">
                <text:p>6.0625</text:p>
              </table:table-cell>
              <table:table-cell office:value-type="float" office:value="-6.0625">
                <text:p>-6.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5.640625">
                <text:p>5.640625</text:p>
              </table:table-cell>
              <table:table-cell office:value-type="float" office:value="5.640625">
                <text:p>5.640625</text:p>
              </table:table-cell>
              <table:table-cell office:value-type="float" office:value="-5.640625">
                <text:p>-5.64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4.890625">
                <text:p>4.890625</text:p>
              </table:table-cell>
              <table:table-cell office:value-type="float" office:value="4.890625">
                <text:p>4.890625</text:p>
              </table:table-cell>
              <table:table-cell office:value-type="float" office:value="-4.890625">
                <text:p>-4.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4.5625">
                <text:p>4.5625</text:p>
              </table:table-cell>
              <table:table-cell office:value-type="float" office:value="4.5625">
                <text:p>4.5625</text:p>
              </table:table-cell>
              <table:table-cell office:value-type="float" office:value="-4.5625">
                <text:p>-4.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4.265625">
                <text:p>4.265625</text:p>
              </table:table-cell>
              <table:table-cell office:value-type="float" office:value="4.265625">
                <text:p>4.265625</text:p>
              </table:table-cell>
              <table:table-cell office:value-type="float" office:value="-4.265625">
                <text:p>-4.26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3.765625">
                <text:p>3.765625</text:p>
              </table:table-cell>
              <table:table-cell office:value-type="float" office:value="3.765625">
                <text:p>3.765625</text:p>
              </table:table-cell>
              <table:table-cell office:value-type="float" office:value="-3.765625">
                <text:p>-3.76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3.5625">
                <text:p>3.5625</text:p>
              </table:table-cell>
              <table:table-cell office:value-type="float" office:value="3.5625">
                <text:p>3.5625</text:p>
              </table:table-cell>
              <table:table-cell office:value-type="float" office:value="-3.5625">
                <text:p>-3.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3.390625">
                <text:p>3.390625</text:p>
              </table:table-cell>
              <table:table-cell office:value-type="float" office:value="3.390625">
                <text:p>3.390625</text:p>
              </table:table-cell>
              <table:table-cell office:value-type="float" office:value="-3.390625">
                <text:p>-3.39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3.140625">
                <text:p>3.140625</text:p>
              </table:table-cell>
              <table:table-cell office:value-type="float" office:value="3.140625">
                <text:p>3.140625</text:p>
              </table:table-cell>
              <table:table-cell office:value-type="float" office:value="-3.140625">
                <text:p>-3.14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3.0625">
                <text:p>3.0625</text:p>
              </table:table-cell>
              <table:table-cell office:value-type="float" office:value="3.0625">
                <text:p>3.0625</text:p>
              </table:table-cell>
              <table:table-cell office:value-type="float" office:value="-3.0625">
                <text:p>-3.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3.015625">
                <text:p>3.015625</text:p>
              </table:table-cell>
              <table:table-cell office:value-type="float" office:value="3.015625">
                <text:p>3.015625</text:p>
              </table:table-cell>
              <table:table-cell office:value-type="float" office:value="-3.015625">
                <text:p>-3.01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3.015625">
                <text:p>3.015625</text:p>
              </table:table-cell>
              <table:table-cell office:value-type="float" office:value="3.015625">
                <text:p>3.015625</text:p>
              </table:table-cell>
              <table:table-cell office:value-type="float" office:value="-3.015625">
                <text:p>-3.01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3.0625">
                <text:p>3.0625</text:p>
              </table:table-cell>
              <table:table-cell office:value-type="float" office:value="3.0625">
                <text:p>3.0625</text:p>
              </table:table-cell>
              <table:table-cell office:value-type="float" office:value="-3.0625">
                <text:p>-3.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3.140625">
                <text:p>3.140625</text:p>
              </table:table-cell>
              <table:table-cell office:value-type="float" office:value="3.140625">
                <text:p>3.140625</text:p>
              </table:table-cell>
              <table:table-cell office:value-type="float" office:value="-3.140625">
                <text:p>-3.14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3.390625">
                <text:p>3.390625</text:p>
              </table:table-cell>
              <table:table-cell office:value-type="float" office:value="3.390625">
                <text:p>3.390625</text:p>
              </table:table-cell>
              <table:table-cell office:value-type="float" office:value="-3.390625">
                <text:p>-3.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3.5625">
                <text:p>3.5625</text:p>
              </table:table-cell>
              <table:table-cell office:value-type="float" office:value="3.5625">
                <text:p>3.5625</text:p>
              </table:table-cell>
              <table:table-cell office:value-type="float" office:value="-3.5625">
                <text:p>-3.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3.765625">
                <text:p>3.765625</text:p>
              </table:table-cell>
              <table:table-cell office:value-type="float" office:value="3.765625">
                <text:p>3.765625</text:p>
              </table:table-cell>
              <table:table-cell office:value-type="float" office:value="-3.765625">
                <text:p>-3.76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4.265625">
                <text:p>4.265625</text:p>
              </table:table-cell>
              <table:table-cell office:value-type="float" office:value="4.265625">
                <text:p>4.265625</text:p>
              </table:table-cell>
              <table:table-cell office:value-type="float" office:value="-4.265625">
                <text:p>-4.26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4.5625">
                <text:p>4.5625</text:p>
              </table:table-cell>
              <table:table-cell office:value-type="float" office:value="4.5625">
                <text:p>4.5625</text:p>
              </table:table-cell>
              <table:table-cell office:value-type="float" office:value="-4.5625">
                <text:p>-4.5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4.890625">
                <text:p>4.890625</text:p>
              </table:table-cell>
              <table:table-cell office:value-type="float" office:value="4.890625">
                <text:p>4.890625</text:p>
              </table:table-cell>
              <table:table-cell office:value-type="float" office:value="-4.890625">
                <text:p>-4.8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5.640625">
                <text:p>5.640625</text:p>
              </table:table-cell>
              <table:table-cell office:value-type="float" office:value="5.640625">
                <text:p>5.640625</text:p>
              </table:table-cell>
              <table:table-cell office:value-type="float" office:value="-5.640625">
                <text:p>-5.64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6.0625">
                <text:p>6.0625</text:p>
              </table:table-cell>
              <table:table-cell office:value-type="float" office:value="6.0625">
                <text:p>6.0625</text:p>
              </table:table-cell>
              <table:table-cell office:value-type="float" office:value="-6.0625">
                <text:p>-6.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6.515625">
                <text:p>6.515625</text:p>
              </table:table-cell>
              <table:table-cell office:value-type="float" office:value="6.515625">
                <text:p>6.515625</text:p>
              </table:table-cell>
              <table:table-cell office:value-type="float" office:value="-6.515625">
                <text:p>-6.51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7.515625">
                <text:p>7.515625</text:p>
              </table:table-cell>
              <table:table-cell office:value-type="float" office:value="7.515625">
                <text:p>7.515625</text:p>
              </table:table-cell>
              <table:table-cell office:value-type="float" office:value="-7.515625">
                <text:p>-7.51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8.0625">
                <text:p>8.0625</text:p>
              </table:table-cell>
              <table:table-cell office:value-type="float" office:value="8.0625">
                <text:p>8.0625</text:p>
              </table:table-cell>
              <table:table-cell office:value-type="float" office:value="-8.0625">
                <text:p>-8.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8.640625">
                <text:p>8.640625</text:p>
              </table:table-cell>
              <table:table-cell office:value-type="float" office:value="8.640625">
                <text:p>8.640625</text:p>
              </table:table-cell>
              <table:table-cell office:value-type="float" office:value="-8.640625">
                <text:p>-8.64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9.890625">
                <text:p>9.890625</text:p>
              </table:table-cell>
              <table:table-cell office:value-type="float" office:value="9.890625">
                <text:p>9.890625</text:p>
              </table:table-cell>
              <table:table-cell office:value-type="float" office:value="-9.890625">
                <text:p>-9.8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10.5625">
                <text:p>10.5625</text:p>
              </table:table-cell>
              <table:table-cell office:value-type="float" office:value="10.5625">
                <text:p>10.5625</text:p>
              </table:table-cell>
              <table:table-cell office:value-type="float" office:value="-10.5625">
                <text:p>-10.5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11.265625">
                <text:p>11.265625</text:p>
              </table:table-cell>
              <table:table-cell office:value-type="float" office:value="11.265625">
                <text:p>11.265625</text:p>
              </table:table-cell>
              <table:table-cell office:value-type="float" office:value="-11.265625">
                <text:p>-11.26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12.765625">
                <text:p>12.765625</text:p>
              </table:table-cell>
              <table:table-cell office:value-type="float" office:value="12.765625">
                <text:p>12.765625</text:p>
              </table:table-cell>
              <table:table-cell office:value-type="float" office:value="-12.765625">
                <text:p>-12.76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13.5625">
                <text:p>13.5625</text:p>
              </table:table-cell>
              <table:table-cell office:value-type="float" office:value="13.5625">
                <text:p>13.5625</text:p>
              </table:table-cell>
              <table:table-cell office:value-type="float" office:value="-13.5625">
                <text:p>-13.5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14.390625">
                <text:p>14.390625</text:p>
              </table:table-cell>
              <table:table-cell office:value-type="float" office:value="14.390625">
                <text:p>14.390625</text:p>
              </table:table-cell>
              <table:table-cell office:value-type="float" office:value="-14.390625">
                <text:p>-14.39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15.25">
                <text:p>15.25</text:p>
              </table:table-cell>
              <table:table-cell office:value-type="float" office:value="15.25">
                <text:p>15.25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16.140625">
                <text:p>16.140625</text:p>
              </table:table-cell>
              <table:table-cell office:value-type="float" office:value="16.140625">
                <text:p>16.140625</text:p>
              </table:table-cell>
              <table:table-cell office:value-type="float" office:value="-16.140625">
                <text:p>-16.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17.0625">
                <text:p>17.0625</text:p>
              </table:table-cell>
              <table:table-cell office:value-type="float" office:value="17.0625">
                <text:p>17.0625</text:p>
              </table:table-cell>
              <table:table-cell office:value-type="float" office:value="-17.0625">
                <text:p>-17.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18.015625">
                <text:p>18.015625</text:p>
              </table:table-cell>
              <table:table-cell office:value-type="float" office:value="18.015625">
                <text:p>18.015625</text:p>
              </table:table-cell>
              <table:table-cell office:value-type="float" office:value="-18.015625">
                <text:p>-18.01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20.015625">
                <text:p>20.015625</text:p>
              </table:table-cell>
              <table:table-cell office:value-type="float" office:value="20.015625">
                <text:p>20.015625</text:p>
              </table:table-cell>
              <table:table-cell office:value-type="float" office:value="-20.015625">
                <text:p>-20.01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21.0625">
                <text:p>21.0625</text:p>
              </table:table-cell>
              <table:table-cell office:value-type="float" office:value="21.0625">
                <text:p>21.0625</text:p>
              </table:table-cell>
              <table:table-cell office:value-type="float" office:value="-21.0625">
                <text:p>-21.0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22.140625">
                <text:p>22.140625</text:p>
              </table:table-cell>
              <table:table-cell office:value-type="float" office:value="22.140625">
                <text:p>22.140625</text:p>
              </table:table-cell>
              <table:table-cell office:value-type="float" office:value="-22.140625">
                <text:p>-22.14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23.25">
                <text:p>23.25</text:p>
              </table:table-cell>
              <table:table-cell office:value-type="float" office:value="23.25">
                <text:p>23.25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24.390625">
                <text:p>24.390625</text:p>
              </table:table-cell>
              <table:table-cell office:value-type="float" office:value="24.390625">
                <text:p>24.390625</text:p>
              </table:table-cell>
              <table:table-cell office:value-type="float" office:value="-24.390625">
                <text:p>-24.39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25.5625">
                <text:p>25.5625</text:p>
              </table:table-cell>
              <table:table-cell office:value-type="float" office:value="25.5625">
                <text:p>25.5625</text:p>
              </table:table-cell>
              <table:table-cell office:value-type="float" office:value="-25.5625">
                <text:p>-25.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26.765625">
                <text:p>26.765625</text:p>
              </table:table-cell>
              <table:table-cell office:value-type="float" office:value="26.765625">
                <text:p>26.765625</text:p>
              </table:table-cell>
              <table:table-cell office:value-type="float" office:value="-26.765625">
                <text:p>-26.76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28">
                <text:p>-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703cm" style:legend-expansion="high" chart:style-name="ch2"/>
        <chart:plot-area chart:style-name="ch3" table:cell-range-address="Foglio2.A2:Foglio2.D82" svg:x="0.32cm" svg:y="0.18cm" svg:width="13.017cm" svg:height="8.64cm">
          <chartooo:coordinate-region svg:x="0.704cm" svg:y="0.379cm" svg:width="12.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82" chart:class="chart:scatter">
            <chart:domain table:cell-range-address="Foglio2.A2:Foglio2.A82"/>
            <chart:data-point chart:repeated="81"/>
          </chart:series>
          <chart:series chart:style-name="ch7" chart:values-cell-range-address="Foglio2.C2:Foglio2.C82" chart:class="chart:scatter">
            <chart:data-point chart:repeated="81"/>
          </chart:series>
          <chart:series chart:style-name="ch8" chart:values-cell-range-address="Foglio2.D2:Foglio2.D82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Foglio2.A2:Foglio2.A82</svg:desc>
                </draw:g>
              </table:table-cell>
              <table:table-cell office:value-type="float" office:value="-0.2">
                <text:p>-0.2</text:p>
                <draw:g>
                  <svg:desc>Foglio2.B2:Foglio2.B82</svg:desc>
                </draw:g>
              </table:table-cell>
              <table:table-cell office:value-type="float" office:value="0.2">
                <text:p>0.2</text:p>
                <draw:g>
                  <svg:desc>Foglio2.C2:Foglio2.C82</svg:desc>
                </draw:g>
              </table:table-cell>
              <table:table-cell office:value-type="float" office:value="-0.2">
                <text:p>-0.2</text:p>
                <draw:g>
                  <svg:desc>Foglio2.D2:Foglio2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-0.205128205128205">
                <text:p>-0.205128205128205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-0.205128205128205">
                <text:p>-0.20512820512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-0.210526315789474">
                <text:p>-0.210526315789474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-0.210526315789474">
                <text:p>-0.210526315789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-0.216216216216216">
                <text:p>-0.216216216216216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-0.216216216216216">
                <text:p>-0.216216216216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-0.222222222222222">
                <text:p>-0.22222222222222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-0.222222222222222">
                <text:p>-0.222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-0.228571428571429">
                <text:p>-0.228571428571429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-0.228571428571429">
                <text:p>-0.22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-0.235294117647059">
                <text:p>-0.235294117647059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-0.235294117647059">
                <text:p>-0.235294117647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-0.242424242424242">
                <text:p>-0.242424242424242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-0.242424242424242">
                <text:p>-0.242424242424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0.25">
                <text:p>-0.25</text:p>
              </table:table-cell>
              <table:table-cell office:value-type="float" office:value="0.25">
                <text:p>0.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-0.258064516129032">
                <text:p>-0.258064516129032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-0.258064516129032">
                <text:p>-0.258064516129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-0.266666666666667">
                <text:p>-0.26666666666666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0.266666666666667">
                <text:p>-0.2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-0.275862068965517">
                <text:p>-0.275862068965517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-0.275862068965517">
                <text:p>-0.275862068965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-0.285714285714286">
                <text:p>-0.28571428571428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-0.285714285714286">
                <text:p>-0.2857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-0.296296296296296">
                <text:p>-0.296296296296296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-0.296296296296296">
                <text:p>-0.296296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-0.307692307692308">
                <text:p>-0.307692307692308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-0.307692307692308">
                <text:p>-0.307692307692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-0.32">
                <text:p>-0.32</text:p>
              </table:table-cell>
              <table:table-cell office:value-type="float" office:value="0.32">
                <text:p>0.3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-0.347826086956522">
                <text:p>-0.347826086956522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-0.347826086956522">
                <text:p>-0.347826086956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-0.363636363636364">
                <text:p>-0.36363636363636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-0.363636363636364">
                <text:p>-0.363636363636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-0.380952380952381">
                <text:p>-0.380952380952381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-0.380952380952381">
                <text:p>-0.380952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0.4">
                <text:p>-0.4</text:p>
              </table:table-cell>
              <table:table-cell office:value-type="float" office:value="0.4">
                <text:p>0.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-0.421052631578947">
                <text:p>-0.421052631578947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-0.421052631578947">
                <text:p>-0.421052631578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-0.444444444444444">
                <text:p>-0.44444444444444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-0.470588235294118">
                <text:p>-0.470588235294118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-0.470588235294118">
                <text:p>-0.470588235294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-0.533333333333333">
                <text:p>-0.5333333333333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-0.533333333333333">
                <text:p>-0.5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-0.571428571428571">
                <text:p>-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-0.571428571428571">
                <text:p>-0.571428571428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-0.615384615384615">
                <text:p>-0.61538461538461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-0.615384615384615">
                <text:p>-0.61538461538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-0.727272727272727">
                <text:p>-0.72727272727272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-0.727272727272727">
                <text:p>-0.727272727272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-0.8">
                <text:p>-0.8</text:p>
              </table:table-cell>
              <table:table-cell office:value-type="float" office:value="0.8">
                <text:p>0.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-0.888888888888889">
                <text:p>-0.8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-0.888888888888889">
                <text:p>-0.888888888888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-1.14285714285714">
                <text:p>-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-1.14285714285714">
                <text:p>-1.1428571428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-1.6">
                <text:p>-1.6</text:p>
              </table:table-cell>
              <table:table-cell office:value-type="float" office:value="1.6">
                <text:p>1.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1.6">
                <text:p>1.6</text:p>
              </table:table-cell>
              <table:table-cell office:value-type="float" office:value="-1.6">
                <text:p>-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-1.14285714285714">
                <text:p>-1.14285714285714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-0.888888888888889">
                <text:p>-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0.8">
                <text:p>0.8</text:p>
              </table:table-cell>
              <table:table-cell office:value-type="float" office:value="-0.8">
                <text:p>-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-0.727272727272727">
                <text:p>-0.72727272727272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-0.615384615384615">
                <text:p>-0.615384615384615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-0.571428571428571">
                <text:p>-0.57142857142857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-0.533333333333333">
                <text:p>-0.533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-0.470588235294118">
                <text:p>-0.470588235294118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-0.444444444444444">
                <text:p>-0.44444444444444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-0.421052631578947">
                <text:p>-0.421052631578947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  <table:table-cell office:value-type="float" office:value="-0.4">
                <text:p>-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-0.380952380952381">
                <text:p>-0.380952380952381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-0.363636363636364">
                <text:p>-0.363636363636364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-0.347826086956522">
                <text:p>-0.347826086956522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0.32">
                <text:p>0.32</text:p>
              </table:table-cell>
              <table:table-cell office:value-type="float" office:value="-0.32">
                <text:p>-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-0.307692307692308">
                <text:p>-0.307692307692308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-0.296296296296296">
                <text:p>-0.296296296296296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-0.285714285714286">
                <text:p>-0.285714285714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-0.275862068965517">
                <text:p>-0.275862068965517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0.266666666666667">
                <text:p>-0.266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-0.258064516129032">
                <text:p>-0.258064516129032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-0.25">
                <text:p>-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-0.242424242424242">
                <text:p>-0.242424242424242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-0.235294117647059">
                <text:p>-0.23529411764705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-0.228571428571429">
                <text:p>-0.228571428571429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-0.222222222222222">
                <text:p>-0.222222222222222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-0.216216216216216">
                <text:p>-0.216216216216216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-0.210526315789474">
                <text:p>-0.210526315789474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-0.205128205128205">
                <text:p>-0.205128205128205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8.98cm" xlink:href=".." xlink:type="simple" chart:class="chart:scatter" chart:style-name="ch1">
        <chart:legend chart:legend-position="end" svg:x="13.666cm" svg:y="3.693cm" style:legend-expansion="high" chart:style-name="ch2"/>
        <chart:plot-area chart:style-name="ch3" table:cell-range-address="Foglio3.A2:Foglio3.D82" svg:x="0.32cm" svg:y="0.179cm" svg:width="13.026cm" svg:height="8.622cm">
          <chartooo:coordinate-region svg:x="0.704cm" svg:y="0.378cm" svg:width="12.31cm" svg:height="8.2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82" chart:class="chart:scatter">
            <chart:domain table:cell-range-address="Foglio3.A2:Foglio3.A82"/>
            <chart:data-point chart:repeated="81"/>
          </chart:series>
          <chart:series chart:style-name="ch7" chart:values-cell-range-address="Foglio3.C2:Foglio3.C82" chart:class="chart:scatter">
            <chart:data-point chart:repeated="81"/>
          </chart:series>
          <chart:series chart:style-name="ch8" chart:values-cell-range-address="Foglio3.D2:Foglio3.D82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Foglio3.A2:Foglio3.A82</svg:desc>
                </draw:g>
              </table:table-cell>
              <table:table-cell office:value-type="float" office:value="4">
                <text:p>4</text:p>
                <draw:g>
                  <svg:desc>Foglio3.B2:Foglio3.B82</svg:desc>
                </draw:g>
              </table:table-cell>
              <table:table-cell office:value-type="float" office:value="64">
                <text:p>64</text:p>
                <draw:g>
                  <svg:desc>Foglio3.C2:Foglio3.C82</svg:desc>
                </draw:g>
              </table:table-cell>
              <table:table-cell office:value-type="float" office:value="-64">
                <text:p>-64</text:p>
                <draw:g>
                  <svg:desc>Foglio3.D2:Foglio3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3.515625">
                <text:p>3.515625</text:p>
              </table:table-cell>
              <table:table-cell office:value-type="float" office:value="62.015625">
                <text:p>62.015625</text:p>
              </table:table-cell>
              <table:table-cell office:value-type="float" office:value="-62.015625">
                <text:p>-62.0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3.0625">
                <text:p>3.0625</text:p>
              </table:table-cell>
              <table:table-cell office:value-type="float" office:value="60.0625">
                <text:p>60.0625</text:p>
              </table:table-cell>
              <table:table-cell office:value-type="float" office:value="-60.0625">
                <text:p>-60.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2.640625">
                <text:p>2.640625</text:p>
              </table:table-cell>
              <table:table-cell office:value-type="float" office:value="58.140625">
                <text:p>58.140625</text:p>
              </table:table-cell>
              <table:table-cell office:value-type="float" office:value="-58.140625">
                <text:p>-58.1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2.25">
                <text:p>2.25</text:p>
              </table:table-cell>
              <table:table-cell office:value-type="float" office:value="56.25">
                <text:p>56.25</text:p>
              </table:table-cell>
              <table:table-cell office:value-type="float" office:value="-56.25">
                <text:p>-5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1.890625">
                <text:p>1.890625</text:p>
              </table:table-cell>
              <table:table-cell office:value-type="float" office:value="54.390625">
                <text:p>54.390625</text:p>
              </table:table-cell>
              <table:table-cell office:value-type="float" office:value="-54.390625">
                <text:p>-54.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1.5625">
                <text:p>1.5625</text:p>
              </table:table-cell>
              <table:table-cell office:value-type="float" office:value="52.5625">
                <text:p>52.5625</text:p>
              </table:table-cell>
              <table:table-cell office:value-type="float" office:value="-52.5625">
                <text:p>-52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1.265625">
                <text:p>1.265625</text:p>
              </table:table-cell>
              <table:table-cell office:value-type="float" office:value="50.765625">
                <text:p>50.765625</text:p>
              </table:table-cell>
              <table:table-cell office:value-type="float" office:value="-50.765625">
                <text:p>-50.76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0.765625">
                <text:p>0.765625</text:p>
              </table:table-cell>
              <table:table-cell office:value-type="float" office:value="47.265625">
                <text:p>47.265625</text:p>
              </table:table-cell>
              <table:table-cell office:value-type="float" office:value="-47.265625">
                <text:p>-47.26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0.5625">
                <text:p>0.5625</text:p>
              </table:table-cell>
              <table:table-cell office:value-type="float" office:value="45.5625">
                <text:p>45.5625</text:p>
              </table:table-cell>
              <table:table-cell office:value-type="float" office:value="-45.5625">
                <text:p>-45.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0.390625">
                <text:p>0.390625</text:p>
              </table:table-cell>
              <table:table-cell office:value-type="float" office:value="43.890625">
                <text:p>43.890625</text:p>
              </table:table-cell>
              <table:table-cell office:value-type="float" office:value="-43.890625">
                <text:p>-43.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0.25">
                <text:p>0.25</text:p>
              </table:table-cell>
              <table:table-cell office:value-type="float" office:value="42.25">
                <text:p>42.25</text:p>
              </table:table-cell>
              <table:table-cell office:value-type="float" office:value="-42.25">
                <text:p>-42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0.140625">
                <text:p>0.140625</text:p>
              </table:table-cell>
              <table:table-cell office:value-type="float" office:value="40.640625">
                <text:p>40.640625</text:p>
              </table:table-cell>
              <table:table-cell office:value-type="float" office:value="-40.640625">
                <text:p>-40.6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0.0625">
                <text:p>0.0625</text:p>
              </table:table-cell>
              <table:table-cell office:value-type="float" office:value="39.0625">
                <text:p>39.0625</text:p>
              </table:table-cell>
              <table:table-cell office:value-type="float" office:value="-39.0625">
                <text:p>-39.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0.015625">
                <text:p>0.015625</text:p>
              </table:table-cell>
              <table:table-cell office:value-type="float" office:value="37.515625">
                <text:p>37.515625</text:p>
              </table:table-cell>
              <table:table-cell office:value-type="float" office:value="-37.515625">
                <text:p>-37.5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0.015625">
                <text:p>0.015625</text:p>
              </table:table-cell>
              <table:table-cell office:value-type="float" office:value="34.515625">
                <text:p>34.515625</text:p>
              </table:table-cell>
              <table:table-cell office:value-type="float" office:value="-34.515625">
                <text:p>-34.51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0.0625">
                <text:p>0.0625</text:p>
              </table:table-cell>
              <table:table-cell office:value-type="float" office:value="33.0625">
                <text:p>33.0625</text:p>
              </table:table-cell>
              <table:table-cell office:value-type="float" office:value="-33.0625">
                <text:p>-33.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0.140625">
                <text:p>0.140625</text:p>
              </table:table-cell>
              <table:table-cell office:value-type="float" office:value="31.640625">
                <text:p>31.640625</text:p>
              </table:table-cell>
              <table:table-cell office:value-type="float" office:value="-31.640625">
                <text:p>-31.64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0.25">
                <text:p>0.25</text:p>
              </table:table-cell>
              <table:table-cell office:value-type="float" office:value="30.25">
                <text:p>30.25</text:p>
              </table:table-cell>
              <table:table-cell office:value-type="float" office:value="-30.25">
                <text:p>-3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0.390625">
                <text:p>0.390625</text:p>
              </table:table-cell>
              <table:table-cell office:value-type="float" office:value="28.890625">
                <text:p>28.890625</text:p>
              </table:table-cell>
              <table:table-cell office:value-type="float" office:value="-28.890625">
                <text:p>-28.890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0.5625">
                <text:p>0.5625</text:p>
              </table:table-cell>
              <table:table-cell office:value-type="float" office:value="27.5625">
                <text:p>27.5625</text:p>
              </table:table-cell>
              <table:table-cell office:value-type="float" office:value="-27.5625">
                <text:p>-27.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0.765625">
                <text:p>0.765625</text:p>
              </table:table-cell>
              <table:table-cell office:value-type="float" office:value="26.265625">
                <text:p>26.265625</text:p>
              </table:table-cell>
              <table:table-cell office:value-type="float" office:value="-26.265625">
                <text:p>-26.2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1.265625">
                <text:p>1.265625</text:p>
              </table:table-cell>
              <table:table-cell office:value-type="float" office:value="23.765625">
                <text:p>23.765625</text:p>
              </table:table-cell>
              <table:table-cell office:value-type="float" office:value="-23.765625">
                <text:p>-23.7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1.5625">
                <text:p>1.5625</text:p>
              </table:table-cell>
              <table:table-cell office:value-type="float" office:value="22.5625">
                <text:p>22.5625</text:p>
              </table:table-cell>
              <table:table-cell office:value-type="float" office:value="-22.5625">
                <text:p>-22.5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1.890625">
                <text:p>1.890625</text:p>
              </table:table-cell>
              <table:table-cell office:value-type="float" office:value="21.390625">
                <text:p>21.390625</text:p>
              </table:table-cell>
              <table:table-cell office:value-type="float" office:value="-21.390625">
                <text:p>-21.39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2.25">
                <text:p>2.25</text:p>
              </table:table-cell>
              <table:table-cell office:value-type="float" office:value="20.25">
                <text:p>20.25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2.640625">
                <text:p>2.640625</text:p>
              </table:table-cell>
              <table:table-cell office:value-type="float" office:value="19.140625">
                <text:p>19.140625</text:p>
              </table:table-cell>
              <table:table-cell office:value-type="float" office:value="-19.140625">
                <text:p>-19.14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3.0625">
                <text:p>3.0625</text:p>
              </table:table-cell>
              <table:table-cell office:value-type="float" office:value="18.0625">
                <text:p>18.0625</text:p>
              </table:table-cell>
              <table:table-cell office:value-type="float" office:value="-18.0625">
                <text:p>-18.0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3.515625">
                <text:p>3.515625</text:p>
              </table:table-cell>
              <table:table-cell office:value-type="float" office:value="17.015625">
                <text:p>17.015625</text:p>
              </table:table-cell>
              <table:table-cell office:value-type="float" office:value="-17.015625">
                <text:p>-17.01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4.515625">
                <text:p>4.515625</text:p>
              </table:table-cell>
              <table:table-cell office:value-type="float" office:value="15.015625">
                <text:p>15.015625</text:p>
              </table:table-cell>
              <table:table-cell office:value-type="float" office:value="-15.015625">
                <text:p>-15.01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5.0625">
                <text:p>5.0625</text:p>
              </table:table-cell>
              <table:table-cell office:value-type="float" office:value="14.0625">
                <text:p>14.0625</text:p>
              </table:table-cell>
              <table:table-cell office:value-type="float" office:value="-14.0625">
                <text:p>-14.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5.640625">
                <text:p>5.640625</text:p>
              </table:table-cell>
              <table:table-cell office:value-type="float" office:value="13.140625">
                <text:p>13.140625</text:p>
              </table:table-cell>
              <table:table-cell office:value-type="float" office:value="-13.140625">
                <text:p>-13.14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6.25">
                <text:p>6.25</text:p>
              </table:table-cell>
              <table:table-cell office:value-type="float" office:value="12.25">
                <text:p>12.25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6.890625">
                <text:p>6.890625</text:p>
              </table:table-cell>
              <table:table-cell office:value-type="float" office:value="11.390625">
                <text:p>11.390625</text:p>
              </table:table-cell>
              <table:table-cell office:value-type="float" office:value="-11.390625">
                <text:p>-11.39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7.5625">
                <text:p>7.5625</text:p>
              </table:table-cell>
              <table:table-cell office:value-type="float" office:value="10.5625">
                <text:p>10.5625</text:p>
              </table:table-cell>
              <table:table-cell office:value-type="float" office:value="-10.5625">
                <text:p>-10.5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8.265625">
                <text:p>8.265625</text:p>
              </table:table-cell>
              <table:table-cell office:value-type="float" office:value="9.765625">
                <text:p>9.765625</text:p>
              </table:table-cell>
              <table:table-cell office:value-type="float" office:value="-9.765625">
                <text:p>-9.76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9.765625">
                <text:p>9.765625</text:p>
              </table:table-cell>
              <table:table-cell office:value-type="float" office:value="8.265625">
                <text:p>8.265625</text:p>
              </table:table-cell>
              <table:table-cell office:value-type="float" office:value="-8.265625">
                <text:p>-8.26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10.5625">
                <text:p>10.5625</text:p>
              </table:table-cell>
              <table:table-cell office:value-type="float" office:value="7.5625">
                <text:p>7.5625</text:p>
              </table:table-cell>
              <table:table-cell office:value-type="float" office:value="-7.5625">
                <text:p>-7.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11.390625">
                <text:p>11.390625</text:p>
              </table:table-cell>
              <table:table-cell office:value-type="float" office:value="6.890625">
                <text:p>6.890625</text:p>
              </table:table-cell>
              <table:table-cell office:value-type="float" office:value="-6.890625">
                <text:p>-6.89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12.25">
                <text:p>12.25</text:p>
              </table:table-cell>
              <table:table-cell office:value-type="float" office:value="6.25">
                <text:p>6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13.140625">
                <text:p>13.140625</text:p>
              </table:table-cell>
              <table:table-cell office:value-type="float" office:value="5.640625">
                <text:p>5.640625</text:p>
              </table:table-cell>
              <table:table-cell office:value-type="float" office:value="-5.640625">
                <text:p>-5.64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14.0625">
                <text:p>14.0625</text:p>
              </table:table-cell>
              <table:table-cell office:value-type="float" office:value="5.0625">
                <text:p>5.0625</text:p>
              </table:table-cell>
              <table:table-cell office:value-type="float" office:value="-5.0625">
                <text:p>-5.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15.015625">
                <text:p>15.015625</text:p>
              </table:table-cell>
              <table:table-cell office:value-type="float" office:value="4.515625">
                <text:p>4.515625</text:p>
              </table:table-cell>
              <table:table-cell office:value-type="float" office:value="-4.515625">
                <text:p>-4.51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17.015625">
                <text:p>17.015625</text:p>
              </table:table-cell>
              <table:table-cell office:value-type="float" office:value="3.515625">
                <text:p>3.515625</text:p>
              </table:table-cell>
              <table:table-cell office:value-type="float" office:value="-3.515625">
                <text:p>-3.51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18.0625">
                <text:p>18.0625</text:p>
              </table:table-cell>
              <table:table-cell office:value-type="float" office:value="3.0625">
                <text:p>3.0625</text:p>
              </table:table-cell>
              <table:table-cell office:value-type="float" office:value="-3.0625">
                <text:p>-3.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19.140625">
                <text:p>19.140625</text:p>
              </table:table-cell>
              <table:table-cell office:value-type="float" office:value="2.640625">
                <text:p>2.640625</text:p>
              </table:table-cell>
              <table:table-cell office:value-type="float" office:value="-2.640625">
                <text:p>-2.64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20.25">
                <text:p>20.25</text:p>
              </table:table-cell>
              <table:table-cell office:value-type="float" office:value="2.25">
                <text:p>2.25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21.390625">
                <text:p>21.390625</text:p>
              </table:table-cell>
              <table:table-cell office:value-type="float" office:value="1.890625">
                <text:p>1.890625</text:p>
              </table:table-cell>
              <table:table-cell office:value-type="float" office:value="-1.890625">
                <text:p>-1.8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22.5625">
                <text:p>22.5625</text:p>
              </table:table-cell>
              <table:table-cell office:value-type="float" office:value="1.5625">
                <text:p>1.5625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23.765625">
                <text:p>23.765625</text:p>
              </table:table-cell>
              <table:table-cell office:value-type="float" office:value="1.265625">
                <text:p>1.265625</text:p>
              </table:table-cell>
              <table:table-cell office:value-type="float" office:value="-1.265625">
                <text:p>-1.26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26.265625">
                <text:p>26.265625</text:p>
              </table:table-cell>
              <table:table-cell office:value-type="float" office:value="0.765625">
                <text:p>0.765625</text:p>
              </table:table-cell>
              <table:table-cell office:value-type="float" office:value="-0.765625">
                <text:p>-0.76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27.5625">
                <text:p>27.5625</text:p>
              </table:table-cell>
              <table:table-cell office:value-type="float" office:value="0.5625">
                <text:p>0.5625</text:p>
              </table:table-cell>
              <table:table-cell office:value-type="float" office:value="-0.5625">
                <text:p>-0.5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28.890625">
                <text:p>28.890625</text:p>
              </table:table-cell>
              <table:table-cell office:value-type="float" office:value="0.390625">
                <text:p>0.390625</text:p>
              </table:table-cell>
              <table:table-cell office:value-type="float" office:value="-0.390625">
                <text:p>-0.3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30.25">
                <text:p>30.25</text:p>
              </table:table-cell>
              <table:table-cell office:value-type="float" office:value="0.25">
                <text:p>0.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31.640625">
                <text:p>31.640625</text:p>
              </table:table-cell>
              <table:table-cell office:value-type="float" office:value="0.140625">
                <text:p>0.140625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33.0625">
                <text:p>33.0625</text:p>
              </table:table-cell>
              <table:table-cell office:value-type="float" office:value="0.0625">
                <text:p>0.0625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34.515625">
                <text:p>34.515625</text:p>
              </table:table-cell>
              <table:table-cell office:value-type="float" office:value="0.015625">
                <text:p>0.015625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37.515625">
                <text:p>37.515625</text:p>
              </table:table-cell>
              <table:table-cell office:value-type="float" office:value="0.015625">
                <text:p>0.015625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39.0625">
                <text:p>39.0625</text:p>
              </table:table-cell>
              <table:table-cell office:value-type="float" office:value="0.0625">
                <text:p>0.0625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40.640625">
                <text:p>40.640625</text:p>
              </table:table-cell>
              <table:table-cell office:value-type="float" office:value="0.140625">
                <text:p>0.140625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42.25">
                <text:p>42.25</text:p>
              </table:table-cell>
              <table:table-cell office:value-type="float" office:value="0.25">
                <text:p>0.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43.890625">
                <text:p>43.890625</text:p>
              </table:table-cell>
              <table:table-cell office:value-type="float" office:value="0.390625">
                <text:p>0.390625</text:p>
              </table:table-cell>
              <table:table-cell office:value-type="float" office:value="-0.390625">
                <text:p>-0.39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45.5625">
                <text:p>45.5625</text:p>
              </table:table-cell>
              <table:table-cell office:value-type="float" office:value="0.5625">
                <text:p>0.5625</text:p>
              </table:table-cell>
              <table:table-cell office:value-type="float" office:value="-0.5625">
                <text:p>-0.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47.265625">
                <text:p>47.265625</text:p>
              </table:table-cell>
              <table:table-cell office:value-type="float" office:value="0.765625">
                <text:p>0.765625</text:p>
              </table:table-cell>
              <table:table-cell office:value-type="float" office:value="-0.765625">
                <text:p>-0.76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50.765625">
                <text:p>50.765625</text:p>
              </table:table-cell>
              <table:table-cell office:value-type="float" office:value="1.265625">
                <text:p>1.265625</text:p>
              </table:table-cell>
              <table:table-cell office:value-type="float" office:value="-1.265625">
                <text:p>-1.26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52.5625">
                <text:p>52.5625</text:p>
              </table:table-cell>
              <table:table-cell office:value-type="float" office:value="1.5625">
                <text:p>1.5625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54.390625">
                <text:p>54.390625</text:p>
              </table:table-cell>
              <table:table-cell office:value-type="float" office:value="1.890625">
                <text:p>1.890625</text:p>
              </table:table-cell>
              <table:table-cell office:value-type="float" office:value="-1.890625">
                <text:p>-1.89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56.25">
                <text:p>56.25</text:p>
              </table:table-cell>
              <table:table-cell office:value-type="float" office:value="2.25">
                <text:p>2.25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58.140625">
                <text:p>58.140625</text:p>
              </table:table-cell>
              <table:table-cell office:value-type="float" office:value="2.640625">
                <text:p>2.640625</text:p>
              </table:table-cell>
              <table:table-cell office:value-type="float" office:value="-2.640625">
                <text:p>-2.64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60.0625">
                <text:p>60.0625</text:p>
              </table:table-cell>
              <table:table-cell office:value-type="float" office:value="3.0625">
                <text:p>3.0625</text:p>
              </table:table-cell>
              <table:table-cell office:value-type="float" office:value="-3.0625">
                <text:p>-3.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62.015625">
                <text:p>62.015625</text:p>
              </table:table-cell>
              <table:table-cell office:value-type="float" office:value="3.515625">
                <text:p>3.515625</text:p>
              </table:table-cell>
              <table:table-cell office:value-type="float" office:value="-3.515625">
                <text:p>-3.51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